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C0000003CAC250E4E.png"/>
  <manifest:file-entry manifest:media-type="image/png" manifest:full-path="Pictures/100002010000003C0000003CE48E7268.png"/>
  <manifest:file-entry manifest:media-type="image/png" manifest:full-path="Pictures/10000201000000250000003CFDB615FF.png"/>
  <manifest:file-entry manifest:media-type="image/png" manifest:full-path="Pictures/100002010000003C0000003CE74D87EE.png"/>
  <manifest:file-entry manifest:media-type="image/png" manifest:full-path="Pictures/10000201000000480000003C9892837A.png"/>
  <manifest:file-entry manifest:media-type="image/png" manifest:full-path="Pictures/100002010000003C0000003CB47E72FD.png"/>
  <manifest:file-entry manifest:media-type="image/png" manifest:full-path="Pictures/100002010000002B0000003CBD65FF91.png"/>
  <manifest:file-entry manifest:media-type="image/png" manifest:full-path="Pictures/100002010000003C0000003CF99BE558.png"/>
  <manifest:file-entry manifest:media-type="image/png" manifest:full-path="Pictures/100002010000003C0000003645E23C5D.png"/>
  <manifest:file-entry manifest:media-type="image/png" manifest:full-path="Pictures/10000201000000340000003C9B0D5E7A.png"/>
  <manifest:file-entry manifest:media-type="image/png" manifest:full-path="Pictures/100002010000003C0000003C2B3AFAB9.png"/>
  <manifest:file-entry manifest:media-type="image/png" manifest:full-path="Pictures/100002010000003C0000003C860AA8C4.png"/>
  <manifest:file-entry manifest:media-type="image/png" manifest:full-path="Pictures/100002010000003C0000003C55D62265.png"/>
  <manifest:file-entry manifest:media-type="image/png" manifest:full-path="Pictures/100002010000003C0000003C1937B491.png"/>
  <manifest:file-entry manifest:media-type="image/png" manifest:full-path="Pictures/100002010000003C0000003C567889E5.png"/>
  <manifest:file-entry manifest:media-type="image/png" manifest:full-path="Pictures/100002010000003C0000003CD441FB48.png"/>
  <manifest:file-entry manifest:media-type="image/png" manifest:full-path="Pictures/100002010000003C0000003CF58F2A11.png"/>
  <manifest:file-entry manifest:media-type="image/png" manifest:full-path="Pictures/100002010000003C0000003C253B4141.png"/>
  <manifest:file-entry manifest:media-type="image/png" manifest:full-path="Pictures/100002010000003C0000003C4FCBF21B.png"/>
  <manifest:file-entry manifest:media-type="image/png" manifest:full-path="Pictures/100002010000003C0000003C1BBAA083.png"/>
  <manifest:file-entry manifest:media-type="image/png" manifest:full-path="Pictures/100002010000003C0000003C3DADE94A.png"/>
  <manifest:file-entry manifest:media-type="image/png" manifest:full-path="Pictures/100002010000003C0000003CEC3C3ED5.png"/>
  <manifest:file-entry manifest:media-type="image/png" manifest:full-path="Pictures/100002010000003C0000003C16C00418.png"/>
  <manifest:file-entry manifest:media-type="image/png" manifest:full-path="Pictures/100002010000003C0000003C4E48B4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7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974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Spiele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4"/>
        </table:table-row>
        <table:table-row table:style-name="ro1">
          <table:table-cell office:value-type="float" office:value="1">
            <text:p>1</text:p>
            <draw:frame table:end-cell-address="Tabelle1.B2" table:end-x="0.498cm" table:end-y="0.5cm" draw:z-index="42" draw:name="Grafik 11" draw:style-name="gr1" draw:text-style-name="P1" svg:width="0.5cm" svg:height="0.5cm" svg:x="0.546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97cm" table:end-y="0.5cm" draw:z-index="444" draw:name="Grafik 10" draw:style-name="gr1" draw:text-style-name="P1" svg:width="0.5cm" svg:height="0.5cm" svg:x="0.545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395cm" table:end-y="0.5cm" draw:z-index="337" draw:name="Grafik 12" draw:style-name="gr1" draw:text-style-name="P1" svg:width="0.4cm" svg:height="0.5cm" svg:x="0.543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3cm" table:end-y="0.5cm" draw:z-index="446" draw:name="Grafik 10" draw:style-name="gr1" draw:text-style-name="P1" svg:width="0.5cm" svg:height="0.5cm" svg:x="0.542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1cm" table:end-y="0.5cm" draw:z-index="519" draw:name="Grafik 21" draw:style-name="gr1" draw:text-style-name="P1" svg:width="0.5cm" svg:height="0.5cm" svg:x="0.539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89cm" table:end-y="0.5cm" draw:z-index="520" draw:name="Grafik 21" draw:style-name="gr1" draw:text-style-name="P1" svg:width="0.5cm" svg:height="0.5cm" svg:x="0.537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88cm" table:end-y="0.5cm" draw:z-index="809" draw:name="Grafik 17" draw:style-name="gr1" draw:text-style-name="P1" svg:width="0.5cm" svg:height="0.5cm" svg:x="0.536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85cm" table:end-y="0.5cm" draw:z-index="882" draw:name="Grafik 8" draw:style-name="gr1" draw:text-style-name="P1" svg:width="0.5cm" svg:height="0.5cm" svg:x="0.53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84cm" table:end-y="0.5cm" draw:z-index="883" draw:name="Grafik 8" draw:style-name="gr1" draw:text-style-name="P1" svg:width="0.5cm" svg:height="0.5cm" svg:x="0.53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82cm" table:end-y="0.5cm" draw:z-index="524" draw:name="Grafik 21" draw:style-name="gr1" draw:text-style-name="P1" svg:width="0.5cm" svg:height="0.5cm" svg:x="0.53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8cm" table:end-y="0.5cm" draw:z-index="525" draw:name="Grafik 21" draw:style-name="gr1" draw:text-style-name="P1" svg:width="0.5cm" svg:height="0.5cm" svg:x="0.529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78cm" table:end-y="0.5cm" draw:z-index="526" draw:name="Grafik 21" draw:style-name="gr1" draw:text-style-name="P1" svg:width="0.5cm" svg:height="0.5cm" svg:x="0.526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76cm" table:end-y="0.5cm" draw:z-index="527" draw:name="Grafik 21" draw:style-name="gr1" draw:text-style-name="P1" svg:width="0.5cm" svg:height="0.5cm" svg:x="0.524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75cm" table:end-y="0.5cm" draw:z-index="528" draw:name="Grafik 21" draw:style-name="gr1" draw:text-style-name="P1" svg:width="0.5cm" svg:height="0.5cm" svg:x="0.523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72cm" table:end-y="0.5cm" draw:z-index="673" draw:name="Grafik 7" draw:style-name="gr1" draw:text-style-name="P1" svg:width="0.5cm" svg:height="0.5cm" svg:x="0.521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71cm" table:end-y="0.5cm" draw:z-index="530" draw:name="Grafik 21" draw:style-name="gr1" draw:text-style-name="P1" svg:width="0.5cm" svg:height="0.5cm" svg:x="0.519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69cm" table:end-y="0.5cm" draw:z-index="531" draw:name="Grafik 21" draw:style-name="gr1" draw:text-style-name="P1" svg:width="0.5cm" svg:height="0.5cm" svg:x="0.517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67cm" table:end-y="0.5cm" draw:z-index="820" draw:name="Grafik 17" draw:style-name="gr1" draw:text-style-name="P1" svg:width="0.5cm" svg:height="0.5cm" svg:x="0.51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65cm" table:end-y="0.5cm" draw:z-index="821" draw:name="Grafik 17" draw:style-name="gr1" draw:text-style-name="P1" svg:width="0.5cm" svg:height="0.5cm" svg:x="0.51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63cm" table:end-y="0.5cm" draw:z-index="822" draw:name="Grafik 17" draw:style-name="gr1" draw:text-style-name="P1" svg:width="0.5cm" svg:height="0.5cm" svg:x="0.51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62cm" table:end-y="0.5cm" draw:z-index="823" draw:name="Grafik 17" draw:style-name="gr1" draw:text-style-name="P1" svg:width="0.5cm" svg:height="0.5cm" svg:x="0.5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59cm" table:end-y="0.5cm" draw:z-index="824" draw:name="Grafik 17" draw:style-name="gr1" draw:text-style-name="P1" svg:width="0.5cm" svg:height="0.5cm" svg:x="0.508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57cm" table:end-y="0.5cm" draw:z-index="825" draw:name="Grafik 17" draw:style-name="gr1" draw:text-style-name="P1" svg:width="0.5cm" svg:height="0.5cm" svg:x="0.50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56cm" table:end-y="0.5cm" draw:z-index="826" draw:name="Grafik 17" draw:style-name="gr1" draw:text-style-name="P1" svg:width="0.5cm" svg:height="0.5cm" svg:x="0.50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54cm" table:end-y="0.5cm" draw:z-index="827" draw:name="Grafik 17" draw:style-name="gr1" draw:text-style-name="P1" svg:width="0.5cm" svg:height="0.5cm" svg:x="0.50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52cm" table:end-y="0.5cm" draw:z-index="828" draw:name="Grafik 17" draw:style-name="gr1" draw:text-style-name="P1" svg:width="0.5cm" svg:height="0.5cm" svg:x="0.50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5cm" table:end-y="0.5cm" draw:z-index="865" draw:name="Grafik 24" draw:style-name="gr1" draw:text-style-name="P1" svg:width="0.5cm" svg:height="0.5cm" svg:x="0.498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49cm" table:end-y="0.5cm" draw:z-index="866" draw:name="Grafik 24" draw:style-name="gr1" draw:text-style-name="P1" svg:width="0.5cm" svg:height="0.5cm" svg:x="0.497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46cm" table:end-y="0.5cm" draw:z-index="543" draw:name="Grafik 21" draw:style-name="gr1" draw:text-style-name="P1" svg:width="0.5cm" svg:height="0.5cm" svg:x="0.495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44cm" table:end-y="0.5cm" draw:z-index="868" draw:name="Grafik 24" draw:style-name="gr1" draw:text-style-name="P1" svg:width="0.5cm" svg:height="0.5cm" svg:x="0.492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43cm" table:end-y="0.5cm" draw:z-index="869" draw:name="Grafik 24" draw:style-name="gr1" draw:text-style-name="P1" svg:width="0.5cm" svg:height="0.5cm" svg:x="0.49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41cm" table:end-y="0.5cm" draw:z-index="870" draw:name="Grafik 24" draw:style-name="gr1" draw:text-style-name="P1" svg:width="0.5cm" svg:height="0.5cm" svg:x="0.489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39cm" table:end-y="0.5cm" draw:z-index="871" draw:name="Grafik 24" draw:style-name="gr1" draw:text-style-name="P1" svg:width="0.5cm" svg:height="0.5cm" svg:x="0.488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37cm" table:end-y="0.5cm" draw:z-index="872" draw:name="Grafik 24" draw:style-name="gr1" draw:text-style-name="P1" svg:width="0.5cm" svg:height="0.5cm" svg:x="0.48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35cm" table:end-y="0.5cm" draw:z-index="873" draw:name="Grafik 24" draw:style-name="gr1" draw:text-style-name="P1" svg:width="0.5cm" svg:height="0.5cm" svg:x="0.483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34cm" table:end-y="0.5cm" draw:z-index="910" draw:name="Grafik 8" draw:style-name="gr1" draw:text-style-name="P1" svg:width="0.5cm" svg:height="0.5cm" svg:x="0.48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31cm" table:end-y="0.5cm" draw:z-index="911" draw:name="Grafik 8" draw:style-name="gr1" draw:text-style-name="P1" svg:width="0.5cm" svg:height="0.5cm" svg:x="0.4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" table:end-x="0.415cm" table:end-y="0.5cm" draw:z-index="23" draw:name="Grafik 8" draw:style-name="gr1" draw:text-style-name="P1" svg:width="0.5cm" svg:height="0.5cm" svg:x="0.46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48:30</text:p>
          </table:table-cell>
          <table:table-cell office:value-type="float" office:value="67">
            <text:p>67</text:p>
          </table:table-cell>
          <table:table-cell table:number-columns-repeated="974"/>
        </table:table-row>
        <table:table-row table:style-name="ro1">
          <table:table-cell office:value-type="float" office:value="2">
            <text:p>2</text:p>
            <draw:frame table:end-cell-address="Tabelle1.B3" table:end-x="0.498cm" table:end-y="0.501cm" draw:z-index="35" draw:name="Grafik 10" draw:style-name="gr1" draw:text-style-name="P1" svg:width="0.5cm" svg:height="0.5cm" svg:x="0.546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397cm" table:end-y="0.501cm" draw:z-index="336" draw:name="Grafik 12" draw:style-name="gr1" draw:text-style-name="P1" svg:width="0.4cm" svg:height="0.5cm" svg:x="0.545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5cm" table:end-y="0.501cm" draw:z-index="445" draw:name="Grafik 10" draw:style-name="gr1" draw:text-style-name="P1" svg:width="0.5cm" svg:height="0.5cm" svg:x="0.543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393cm" table:end-y="0.501cm" draw:z-index="338" draw:name="Grafik 12" draw:style-name="gr1" draw:text-style-name="P1" svg:width="0.4cm" svg:height="0.5cm" svg:x="0.542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1cm" table:end-y="0.501cm" draw:z-index="447" draw:name="Grafik 10" draw:style-name="gr1" draw:text-style-name="P1" svg:width="0.5cm" svg:height="0.5cm" svg:x="0.539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389cm" table:end-y="0.501cm" draw:z-index="340" draw:name="Grafik 12" draw:style-name="gr1" draw:text-style-name="P1" svg:width="0.4cm" svg:height="0.5cm" svg:x="0.537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88cm" table:end-y="0.501cm" draw:z-index="881" draw:name="Grafik 8" draw:style-name="gr1" draw:text-style-name="P1" svg:width="0.5cm" svg:height="0.5cm" svg:x="0.536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85cm" table:end-y="0.501cm" draw:z-index="522" draw:name="Grafik 21" draw:style-name="gr1" draw:text-style-name="P1" svg:width="0.5cm" svg:height="0.5cm" svg:x="0.534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84cm" table:end-y="0.501cm" draw:z-index="523" draw:name="Grafik 21" draw:style-name="gr1" draw:text-style-name="P1" svg:width="0.5cm" svg:height="0.5cm" svg:x="0.532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82cm" table:end-y="0.501cm" draw:z-index="884" draw:name="Grafik 8" draw:style-name="gr1" draw:text-style-name="P1" svg:width="0.5cm" svg:height="0.5cm" svg:x="0.5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8cm" table:end-y="0.501cm" draw:z-index="813" draw:name="Grafik 17" draw:style-name="gr1" draw:text-style-name="P1" svg:width="0.5cm" svg:height="0.5cm" svg:x="0.52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78cm" table:end-y="0.501cm" draw:z-index="814" draw:name="Grafik 17" draw:style-name="gr1" draw:text-style-name="P1" svg:width="0.5cm" svg:height="0.5cm" svg:x="0.526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76cm" table:end-y="0.501cm" draw:z-index="815" draw:name="Grafik 17" draw:style-name="gr1" draw:text-style-name="P1" svg:width="0.5cm" svg:height="0.5cm" svg:x="0.52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75cm" table:end-y="0.501cm" draw:z-index="816" draw:name="Grafik 17" draw:style-name="gr1" draw:text-style-name="P1" svg:width="0.5cm" svg:height="0.5cm" svg:x="0.52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72cm" table:end-y="0.501cm" draw:z-index="529" draw:name="Grafik 21" draw:style-name="gr1" draw:text-style-name="P1" svg:width="0.5cm" svg:height="0.5cm" svg:x="0.521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71cm" table:end-y="0.501cm" draw:z-index="818" draw:name="Grafik 17" draw:style-name="gr1" draw:text-style-name="P1" svg:width="0.5cm" svg:height="0.5cm" svg:x="0.51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69cm" table:end-y="0.501cm" draw:z-index="819" draw:name="Grafik 17" draw:style-name="gr1" draw:text-style-name="P1" svg:width="0.5cm" svg:height="0.5cm" svg:x="0.51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67cm" table:end-y="0.501cm" draw:z-index="532" draw:name="Grafik 21" draw:style-name="gr1" draw:text-style-name="P1" svg:width="0.5cm" svg:height="0.5cm" svg:x="0.515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65cm" table:end-y="0.501cm" draw:z-index="533" draw:name="Grafik 21" draw:style-name="gr1" draw:text-style-name="P1" svg:width="0.5cm" svg:height="0.5cm" svg:x="0.514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63cm" table:end-y="0.501cm" draw:z-index="534" draw:name="Grafik 21" draw:style-name="gr1" draw:text-style-name="P1" svg:width="0.5cm" svg:height="0.5cm" svg:x="0.511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62cm" table:end-y="0.501cm" draw:z-index="535" draw:name="Grafik 21" draw:style-name="gr1" draw:text-style-name="P1" svg:width="0.5cm" svg:height="0.5cm" svg:x="0.51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59cm" table:end-y="0.501cm" draw:z-index="680" draw:name="Grafik 7" draw:style-name="gr1" draw:text-style-name="P1" svg:width="0.5cm" svg:height="0.5cm" svg:x="0.50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57cm" table:end-y="0.501cm" draw:z-index="537" draw:name="Grafik 21" draw:style-name="gr1" draw:text-style-name="P1" svg:width="0.5cm" svg:height="0.5cm" svg:x="0.505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06cm" table:end-y="0.501cm" draw:z-index="790" draw:name="Grafik 23" draw:style-name="gr1" draw:text-style-name="P1" svg:width="0.45cm" svg:height="0.5cm" svg:x="0.504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54cm" table:end-y="0.501cm" draw:z-index="863" draw:name="Grafik 24" draw:style-name="gr1" draw:text-style-name="P1" svg:width="0.5cm" svg:height="0.5cm" svg:x="0.502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52cm" table:end-y="0.501cm" draw:z-index="864" draw:name="Grafik 24" draw:style-name="gr1" draw:text-style-name="P1" svg:width="0.5cm" svg:height="0.5cm" svg:x="0.501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5cm" table:end-y="0.501cm" draw:z-index="829" draw:name="Grafik 17" draw:style-name="gr1" draw:text-style-name="P1" svg:width="0.5cm" svg:height="0.5cm" svg:x="0.49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49cm" table:end-y="0.501cm" draw:z-index="830" draw:name="Grafik 17" draw:style-name="gr1" draw:text-style-name="P1" svg:width="0.5cm" svg:height="0.5cm" svg:x="0.49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46cm" table:end-y="0.501cm" draw:z-index="867" draw:name="Grafik 24" draw:style-name="gr1" draw:text-style-name="P1" svg:width="0.5cm" svg:height="0.5cm" svg:x="0.495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44cm" table:end-y="0.501cm" draw:z-index="832" draw:name="Grafik 17" draw:style-name="gr1" draw:text-style-name="P1" svg:width="0.5cm" svg:height="0.5cm" svg:x="0.49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43cm" table:end-y="0.501cm" draw:z-index="833" draw:name="Grafik 17" draw:style-name="gr1" draw:text-style-name="P1" svg:width="0.5cm" svg:height="0.5cm" svg:x="0.49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41cm" table:end-y="0.501cm" draw:z-index="834" draw:name="Grafik 17" draw:style-name="gr1" draw:text-style-name="P1" svg:width="0.5cm" svg:height="0.5cm" svg:x="0.48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39cm" table:end-y="0.501cm" draw:z-index="691" draw:name="Grafik 7" draw:style-name="gr1" draw:text-style-name="P1" svg:width="0.5cm" svg:height="0.5cm" svg:x="0.48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37cm" table:end-y="0.501cm" draw:z-index="908" draw:name="Grafik 8" draw:style-name="gr1" draw:text-style-name="P1" svg:width="0.5cm" svg:height="0.5cm" svg:x="0.48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35cm" table:end-y="0.501cm" draw:z-index="909" draw:name="Grafik 8" draw:style-name="gr1" draw:text-style-name="P1" svg:width="0.5cm" svg:height="0.5cm" svg:x="0.48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34cm" table:end-y="0.501cm" draw:z-index="874" draw:name="Grafik 24" draw:style-name="gr1" draw:text-style-name="P1" svg:width="0.5cm" svg:height="0.5cm" svg:x="0.482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31cm" table:end-y="0.501cm" draw:z-index="875" draw:name="Grafik 24" draw:style-name="gr1" draw:text-style-name="P1" svg:width="0.5cm" svg:height="0.5cm" svg:x="0.48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3" table:end-x="0.415cm" table:end-y="0.501cm" draw:z-index="22" draw:name="Grafik 24" draw:style-name="gr1" draw:text-style-name="P1" svg:width="0.5cm" svg:height="0.5cm" svg:x="0.463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61:38</text:p>
          </table:table-cell>
          <table:table-cell office:value-type="float" office:value="62">
            <text:p>62</text:p>
          </table:table-cell>
          <table:table-cell table:number-columns-repeated="974"/>
        </table:table-row>
        <table:table-row table:style-name="ro1">
          <table:table-cell office:value-type="float" office:value="3">
            <text:p>3</text:p>
            <draw:frame table:end-cell-address="Tabelle1.B4" table:end-x="0.398cm" table:end-y="0.501cm" draw:z-index="33" draw:name="Grafik 12" draw:style-name="gr1" draw:text-style-name="P1" svg:width="0.4cm" svg:height="0.5cm" svg:x="0.546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497cm" table:end-y="0.501cm" draw:z-index="696" draw:name="Grafik 11" draw:style-name="gr1" draw:text-style-name="P1" svg:width="0.5cm" svg:height="0.5cm" svg:x="0.545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5cm" table:end-y="0.501cm" draw:z-index="805" draw:name="Grafik 17" draw:style-name="gr1" draw:text-style-name="P1" svg:width="0.5cm" svg:height="0.5cm" svg:x="0.54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3cm" table:end-y="0.501cm" draw:z-index="878" draw:name="Grafik 8" draw:style-name="gr1" draw:text-style-name="P1" svg:width="0.5cm" svg:height="0.5cm" svg:x="0.54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1cm" table:end-y="0.501cm" draw:z-index="807" draw:name="Grafik 17" draw:style-name="gr1" draw:text-style-name="P1" svg:width="0.5cm" svg:height="0.5cm" svg:x="0.53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89cm" table:end-y="0.501cm" draw:z-index="448" draw:name="Grafik 10" draw:style-name="gr1" draw:text-style-name="P1" svg:width="0.5cm" svg:height="0.5cm" svg:x="0.537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88cm" table:end-y="0.501cm" draw:z-index="521" draw:name="Grafik 21" draw:style-name="gr1" draw:text-style-name="P1" svg:width="0.5cm" svg:height="0.5cm" svg:x="0.536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85cm" table:end-y="0.501cm" draw:z-index="810" draw:name="Grafik 17" draw:style-name="gr1" draw:text-style-name="P1" svg:width="0.5cm" svg:height="0.5cm" svg:x="0.53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84cm" table:end-y="0.501cm" draw:z-index="811" draw:name="Grafik 17" draw:style-name="gr1" draw:text-style-name="P1" svg:width="0.5cm" svg:height="0.5cm" svg:x="0.53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82cm" table:end-y="0.501cm" draw:z-index="812" draw:name="Grafik 17" draw:style-name="gr1" draw:text-style-name="P1" svg:width="0.5cm" svg:height="0.5cm" svg:x="0.5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8cm" table:end-y="0.501cm" draw:z-index="705" draw:name="Grafik 11" draw:style-name="gr1" draw:text-style-name="P1" svg:width="0.5cm" svg:height="0.5cm" svg:x="0.529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78cm" table:end-y="0.501cm" draw:z-index="706" draw:name="Grafik 11" draw:style-name="gr1" draw:text-style-name="P1" svg:width="0.5cm" svg:height="0.5cm" svg:x="0.526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76cm" table:end-y="0.501cm" draw:z-index="671" draw:name="Grafik 7" draw:style-name="gr1" draw:text-style-name="P1" svg:width="0.5cm" svg:height="0.5cm" svg:x="0.52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75cm" table:end-y="0.501cm" draw:z-index="672" draw:name="Grafik 7" draw:style-name="gr1" draw:text-style-name="P1" svg:width="0.5cm" svg:height="0.5cm" svg:x="0.52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72cm" table:end-y="0.501cm" draw:z-index="817" draw:name="Grafik 17" draw:style-name="gr1" draw:text-style-name="P1" svg:width="0.5cm" svg:height="0.5cm" svg:x="0.52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71cm" table:end-y="0.501cm" draw:z-index="674" draw:name="Grafik 7" draw:style-name="gr1" draw:text-style-name="P1" svg:width="0.5cm" svg:height="0.5cm" svg:x="0.519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69cm" table:end-y="0.501cm" draw:z-index="675" draw:name="Grafik 7" draw:style-name="gr1" draw:text-style-name="P1" svg:width="0.5cm" svg:height="0.5cm" svg:x="0.517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67cm" table:end-y="0.501cm" draw:z-index="892" draw:name="Grafik 8" draw:style-name="gr1" draw:text-style-name="P1" svg:width="0.5cm" svg:height="0.5cm" svg:x="0.51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65cm" table:end-y="0.501cm" draw:z-index="677" draw:name="Grafik 7" draw:style-name="gr1" draw:text-style-name="P1" svg:width="0.5cm" svg:height="0.5cm" svg:x="0.51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63cm" table:end-y="0.501cm" draw:z-index="678" draw:name="Grafik 7" draw:style-name="gr1" draw:text-style-name="P1" svg:width="0.5cm" svg:height="0.5cm" svg:x="0.51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62cm" table:end-y="0.501cm" draw:z-index="679" draw:name="Grafik 7" draw:style-name="gr1" draw:text-style-name="P1" svg:width="0.5cm" svg:height="0.5cm" svg:x="0.5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59cm" table:end-y="0.501cm" draw:z-index="536" draw:name="Grafik 21" draw:style-name="gr1" draw:text-style-name="P1" svg:width="0.5cm" svg:height="0.5cm" svg:x="0.508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07cm" table:end-y="0.501cm" draw:z-index="789" draw:name="Grafik 23" draw:style-name="gr1" draw:text-style-name="P1" svg:width="0.45cm" svg:height="0.5cm" svg:x="0.505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56cm" table:end-y="0.501cm" draw:z-index="862" draw:name="Grafik 24" draw:style-name="gr1" draw:text-style-name="P1" svg:width="0.5cm" svg:height="0.5cm" svg:x="0.504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54cm" table:end-y="0.501cm" draw:z-index="899" draw:name="Grafik 8" draw:style-name="gr1" draw:text-style-name="P1" svg:width="0.5cm" svg:height="0.5cm" svg:x="0.50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52cm" table:end-y="0.501cm" draw:z-index="900" draw:name="Grafik 8" draw:style-name="gr1" draw:text-style-name="P1" svg:width="0.5cm" svg:height="0.5cm" svg:x="0.50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5cm" table:end-y="0.501cm" draw:z-index="541" draw:name="Grafik 21" draw:style-name="gr1" draw:text-style-name="P1" svg:width="0.5cm" svg:height="0.5cm" svg:x="0.498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49cm" table:end-y="0.501cm" draw:z-index="542" draw:name="Grafik 21" draw:style-name="gr1" draw:text-style-name="P1" svg:width="0.5cm" svg:height="0.5cm" svg:x="0.497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46cm" table:end-y="0.501cm" draw:z-index="831" draw:name="Grafik 17" draw:style-name="gr1" draw:text-style-name="P1" svg:width="0.5cm" svg:height="0.5cm" svg:x="0.49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44cm" table:end-y="0.501cm" draw:z-index="544" draw:name="Grafik 21" draw:style-name="gr1" draw:text-style-name="P1" svg:width="0.5cm" svg:height="0.5cm" svg:x="0.492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43cm" table:end-y="0.501cm" draw:z-index="689" draw:name="Grafik 7" draw:style-name="gr1" draw:text-style-name="P1" svg:width="0.5cm" svg:height="0.5cm" svg:x="0.49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41cm" table:end-y="0.501cm" draw:z-index="690" draw:name="Grafik 7" draw:style-name="gr1" draw:text-style-name="P1" svg:width="0.5cm" svg:height="0.5cm" svg:x="0.489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39cm" table:end-y="0.501cm" draw:z-index="907" draw:name="Grafik 8" draw:style-name="gr1" draw:text-style-name="P1" svg:width="0.5cm" svg:height="0.5cm" svg:x="0.48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37cm" table:end-y="0.501cm" draw:z-index="836" draw:name="Grafik 17" draw:style-name="gr1" draw:text-style-name="P1" svg:width="0.5cm" svg:height="0.5cm" svg:x="0.48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35cm" table:end-y="0.501cm" draw:z-index="837" draw:name="Grafik 17" draw:style-name="gr1" draw:text-style-name="P1" svg:width="0.5cm" svg:height="0.5cm" svg:x="0.48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34cm" table:end-y="0.501cm" draw:z-index="766" draw:name="Grafik 22" draw:style-name="gr1" draw:text-style-name="P1" svg:width="0.5cm" svg:height="0.5cm" svg:x="0.482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31cm" table:end-y="0.501cm" draw:z-index="839" draw:name="Grafik 17" draw:style-name="gr1" draw:text-style-name="P1" svg:width="0.5cm" svg:height="0.5cm" svg:x="0.4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4" table:end-x="0.415cm" table:end-y="0.501cm" draw:z-index="12" draw:name="Grafik 17" draw:style-name="gr1" draw:text-style-name="P1" svg:width="0.5cm" svg:height="0.5cm" svg:x="0.46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45:40</text:p>
          </table:table-cell>
          <table:table-cell office:value-type="float" office:value="59">
            <text:p>59</text:p>
          </table:table-cell>
          <table:table-cell table:number-columns-repeated="974"/>
        </table:table-row>
        <table:table-row table:style-name="ro1">
          <table:table-cell office:value-type="float" office:value="4">
            <text:p>4</text:p>
            <draw:frame table:end-cell-address="Tabelle1.B5" table:end-x="0.498cm" table:end-y="0.5cm" draw:z-index="45" draw:name="Grafik 17" draw:style-name="gr1" draw:text-style-name="P1" svg:width="0.5cm" svg:height="0.5cm" svg:x="0.546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7cm" table:end-y="0.5cm" draw:z-index="804" draw:name="Grafik 17" draw:style-name="gr1" draw:text-style-name="P1" svg:width="0.5cm" svg:height="0.5cm" svg:x="0.54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5cm" table:end-y="0.5cm" draw:z-index="877" draw:name="Grafik 8" draw:style-name="gr1" draw:text-style-name="P1" svg:width="0.5cm" svg:height="0.5cm" svg:x="0.54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3cm" table:end-y="0.5cm" draw:z-index="806" draw:name="Grafik 17" draw:style-name="gr1" draw:text-style-name="P1" svg:width="0.5cm" svg:height="0.5cm" svg:x="0.54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1cm" table:end-y="0.45cm" draw:z-index="627" draw:name="Grafik 5" draw:style-name="gr1" draw:text-style-name="P1" svg:width="0.5cm" svg:height="0.45cm" svg:x="0.539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89cm" table:end-y="0.5cm" draw:z-index="880" draw:name="Grafik 8" draw:style-name="gr1" draw:text-style-name="P1" svg:width="0.5cm" svg:height="0.5cm" svg:x="0.537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88cm" table:end-y="0.5cm" draw:z-index="701" draw:name="Grafik 11" draw:style-name="gr1" draw:text-style-name="P1" svg:width="0.5cm" svg:height="0.5cm" svg:x="0.536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85cm" table:end-y="0.5cm" draw:z-index="702" draw:name="Grafik 11" draw:style-name="gr1" draw:text-style-name="P1" svg:width="0.5cm" svg:height="0.5cm" svg:x="0.534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84cm" table:end-y="0.45cm" draw:z-index="631" draw:name="Grafik 5" draw:style-name="gr1" draw:text-style-name="P1" svg:width="0.5cm" svg:height="0.45cm" svg:x="0.532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82cm" table:end-y="0.5cm" draw:z-index="704" draw:name="Grafik 11" draw:style-name="gr1" draw:text-style-name="P1" svg:width="0.5cm" svg:height="0.5cm" svg:x="0.5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8cm" table:end-y="0.5cm" draw:z-index="885" draw:name="Grafik 8" draw:style-name="gr1" draw:text-style-name="P1" svg:width="0.5cm" svg:height="0.5cm" svg:x="0.529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78cm" table:end-y="0.5cm" draw:z-index="454" draw:name="Grafik 10" draw:style-name="gr1" draw:text-style-name="P1" svg:width="0.5cm" svg:height="0.5cm" svg:x="0.52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76cm" table:end-y="0.5cm" draw:z-index="419" draw:name="Grafik 15" draw:style-name="gr1" draw:text-style-name="P1" svg:width="0.5cm" svg:height="0.5cm" svg:x="0.524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75cm" table:end-y="0.5cm" draw:z-index="708" draw:name="Grafik 11" draw:style-name="gr1" draw:text-style-name="P1" svg:width="0.5cm" svg:height="0.5cm" svg:x="0.52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72cm" table:end-y="0.5cm" draw:z-index="889" draw:name="Grafik 8" draw:style-name="gr1" draw:text-style-name="P1" svg:width="0.5cm" svg:height="0.5cm" svg:x="0.521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71cm" table:end-y="0.5cm" draw:z-index="710" draw:name="Grafik 11" draw:style-name="gr1" draw:text-style-name="P1" svg:width="0.5cm" svg:height="0.5cm" svg:x="0.519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19cm" table:end-y="0.5cm" draw:z-index="783" draw:name="Grafik 23" draw:style-name="gr1" draw:text-style-name="P1" svg:width="0.45cm" svg:height="0.5cm" svg:x="0.517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67cm" table:end-y="0.5cm" draw:z-index="676" draw:name="Grafik 7" draw:style-name="gr1" draw:text-style-name="P1" svg:width="0.5cm" svg:height="0.5cm" svg:x="0.515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65cm" table:end-y="0.5cm" draw:z-index="857" draw:name="Grafik 24" draw:style-name="gr1" draw:text-style-name="P1" svg:width="0.5cm" svg:height="0.5cm" svg:x="0.514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63cm" table:end-y="0.5cm" draw:z-index="462" draw:name="Grafik 10" draw:style-name="gr1" draw:text-style-name="P1" svg:width="0.5cm" svg:height="0.5cm" svg:x="0.51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62cm" table:end-y="0.5cm" draw:z-index="427" draw:name="Grafik 15" draw:style-name="gr1" draw:text-style-name="P1" svg:width="0.5cm" svg:height="0.5cm" svg:x="0.51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59cm" table:end-y="0.5cm" draw:z-index="428" draw:name="Grafik 15" draw:style-name="gr1" draw:text-style-name="P1" svg:width="0.5cm" svg:height="0.5cm" svg:x="0.508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57cm" table:end-y="0.5cm" draw:z-index="681" draw:name="Grafik 7" draw:style-name="gr1" draw:text-style-name="P1" svg:width="0.5cm" svg:height="0.5cm" svg:x="0.505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56cm" table:end-y="0.5cm" draw:z-index="538" draw:name="Grafik 21" draw:style-name="gr1" draw:text-style-name="P1" svg:width="0.5cm" svg:height="0.5cm" svg:x="0.504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04cm" table:end-y="0.5cm" draw:z-index="791" draw:name="Grafik 23" draw:style-name="gr1" draw:text-style-name="P1" svg:width="0.45cm" svg:height="0.5cm" svg:x="0.502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02cm" table:end-y="0.5cm" draw:z-index="792" draw:name="Grafik 23" draw:style-name="gr1" draw:text-style-name="P1" svg:width="0.45cm" svg:height="0.5cm" svg:x="0.501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5cm" table:end-y="0.5cm" draw:z-index="901" draw:name="Grafik 8" draw:style-name="gr1" draw:text-style-name="P1" svg:width="0.5cm" svg:height="0.5cm" svg:x="0.49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49cm" table:end-y="0.5cm" draw:z-index="902" draw:name="Grafik 8" draw:style-name="gr1" draw:text-style-name="P1" svg:width="0.5cm" svg:height="0.5cm" svg:x="0.497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46cm" table:end-y="0.5cm" draw:z-index="903" draw:name="Grafik 8" draw:style-name="gr1" draw:text-style-name="P1" svg:width="0.5cm" svg:height="0.5cm" svg:x="0.49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44cm" table:end-y="0.5cm" draw:z-index="688" draw:name="Grafik 7" draw:style-name="gr1" draw:text-style-name="P1" svg:width="0.5cm" svg:height="0.5cm" svg:x="0.492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43cm" table:end-y="0.5cm" draw:z-index="545" draw:name="Grafik 21" draw:style-name="gr1" draw:text-style-name="P1" svg:width="0.5cm" svg:height="0.5cm" svg:x="0.491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41cm" table:end-y="0.5cm" draw:z-index="906" draw:name="Grafik 8" draw:style-name="gr1" draw:text-style-name="P1" svg:width="0.5cm" svg:height="0.5cm" svg:x="0.489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39cm" table:end-y="0.5cm" draw:z-index="835" draw:name="Grafik 17" draw:style-name="gr1" draw:text-style-name="P1" svg:width="0.5cm" svg:height="0.5cm" svg:x="0.488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37cm" table:end-y="0.5cm" draw:z-index="692" draw:name="Grafik 7" draw:style-name="gr1" draw:text-style-name="P1" svg:width="0.5cm" svg:height="0.5cm" svg:x="0.485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35cm" table:end-y="0.45cm" draw:z-index="657" draw:name="Grafik 5" draw:style-name="gr1" draw:text-style-name="P1" svg:width="0.5cm" svg:height="0.45cm" svg:x="0.483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34cm" table:end-y="0.5cm" draw:z-index="838" draw:name="Grafik 17" draw:style-name="gr1" draw:text-style-name="P1" svg:width="0.5cm" svg:height="0.5cm" svg:x="0.48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81cm" table:end-y="0.5cm" draw:z-index="803" draw:name="Grafik 23" draw:style-name="gr1" draw:text-style-name="P1" svg:width="0.45cm" svg:height="0.5cm" svg:x="0.48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5" table:end-x="0.365cm" table:end-y="0.5cm" draw:z-index="21" draw:name="Grafik 23" draw:style-name="gr1" draw:text-style-name="P1" svg:width="0.45cm" svg:height="0.5cm" svg:x="0.463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61:37</text:p>
          </table:table-cell>
          <table:table-cell office:value-type="float" office:value="60">
            <text:p>60</text:p>
          </table:table-cell>
          <table:table-cell table:number-columns-repeated="974"/>
        </table:table-row>
        <table:table-row table:style-name="ro1">
          <table:table-cell office:value-type="float" office:value="5">
            <text:p>5</text:p>
            <draw:frame table:end-cell-address="Tabelle1.B6" table:end-x="0.498cm" table:end-y="0.5cm" draw:z-index="31" draw:name="Grafik 16" draw:style-name="gr1" draw:text-style-name="P1" svg:width="0.5cm" svg:height="0.5cm" svg:x="0.546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97cm" table:end-y="0.5cm" draw:z-index="264" draw:name="Grafik 16" draw:style-name="gr1" draw:text-style-name="P1" svg:width="0.5cm" svg:height="0.5cm" svg:x="0.545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5cm" table:end-y="0.5cm" draw:z-index="697" draw:name="Grafik 11" draw:style-name="gr1" draw:text-style-name="P1" svg:width="0.5cm" svg:height="0.5cm" svg:x="0.54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3cm" table:end-y="0.5cm" draw:z-index="518" draw:name="Grafik 21" draw:style-name="gr1" draw:text-style-name="P1" svg:width="0.5cm" svg:height="0.5cm" svg:x="0.542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1cm" table:end-y="0.5cm" draw:z-index="879" draw:name="Grafik 8" draw:style-name="gr1" draw:text-style-name="P1" svg:width="0.5cm" svg:height="0.5cm" svg:x="0.539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9cm" table:end-y="0.5cm" draw:z-index="808" draw:name="Grafik 17" draw:style-name="gr1" draw:text-style-name="P1" svg:width="0.5cm" svg:height="0.5cm" svg:x="0.537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88cm" table:end-y="0.5cm" draw:z-index="341" draw:name="Grafik 12" draw:style-name="gr1" draw:text-style-name="P1" svg:width="0.4cm" svg:height="0.5cm" svg:x="0.536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85cm" table:end-y="0.45cm" draw:z-index="630" draw:name="Grafik 5" draw:style-name="gr1" draw:text-style-name="P1" svg:width="0.5cm" svg:height="0.45cm" svg:x="0.53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84cm" table:end-y="0.5cm" draw:z-index="451" draw:name="Grafik 10" draw:style-name="gr1" draw:text-style-name="P1" svg:width="0.5cm" svg:height="0.5cm" svg:x="0.532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82cm" table:end-y="0.45cm" draw:z-index="632" draw:name="Grafik 5" draw:style-name="gr1" draw:text-style-name="P1" svg:width="0.5cm" svg:height="0.45cm" svg:x="0.53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8cm" table:end-y="0.45cm" draw:z-index="633" draw:name="Grafik 5" draw:style-name="gr1" draw:text-style-name="P1" svg:width="0.5cm" svg:height="0.45cm" svg:x="0.529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78cm" table:end-y="0.5cm" draw:z-index="886" draw:name="Grafik 8" draw:style-name="gr1" draw:text-style-name="P1" svg:width="0.5cm" svg:height="0.5cm" svg:x="0.526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76cm" table:end-y="0.5cm" draw:z-index="707" draw:name="Grafik 11" draw:style-name="gr1" draw:text-style-name="P1" svg:width="0.5cm" svg:height="0.5cm" svg:x="0.524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25cm" table:end-y="0.5cm" draw:z-index="780" draw:name="Grafik 23" draw:style-name="gr1" draw:text-style-name="P1" svg:width="0.45cm" svg:height="0.5cm" svg:x="0.523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72cm" table:end-y="0.5cm" draw:z-index="709" draw:name="Grafik 11" draw:style-name="gr1" draw:text-style-name="P1" svg:width="0.5cm" svg:height="0.5cm" svg:x="0.521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21cm" table:end-y="0.5cm" draw:z-index="782" draw:name="Grafik 23" draw:style-name="gr1" draw:text-style-name="P1" svg:width="0.45cm" svg:height="0.5cm" svg:x="0.519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69cm" table:end-y="0.5cm" draw:z-index="711" draw:name="Grafik 11" draw:style-name="gr1" draw:text-style-name="P1" svg:width="0.5cm" svg:height="0.5cm" svg:x="0.517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67cm" table:end-y="0.5cm" draw:z-index="460" draw:name="Grafik 10" draw:style-name="gr1" draw:text-style-name="P1" svg:width="0.5cm" svg:height="0.5cm" svg:x="0.515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65cm" table:end-y="0.5cm" draw:z-index="893" draw:name="Grafik 8" draw:style-name="gr1" draw:text-style-name="P1" svg:width="0.5cm" svg:height="0.5cm" svg:x="0.51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63cm" table:end-y="0.5cm" draw:z-index="426" draw:name="Grafik 15" draw:style-name="gr1" draw:text-style-name="P1" svg:width="0.5cm" svg:height="0.5cm" svg:x="0.511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62cm" table:end-y="0.5cm" draw:z-index="463" draw:name="Grafik 10" draw:style-name="gr1" draw:text-style-name="P1" svg:width="0.5cm" svg:height="0.5cm" svg:x="0.5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59cm" table:end-y="0.5cm" draw:z-index="896" draw:name="Grafik 8" draw:style-name="gr1" draw:text-style-name="P1" svg:width="0.5cm" svg:height="0.5cm" svg:x="0.50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57cm" table:end-y="0.5cm" draw:z-index="861" draw:name="Grafik 24" draw:style-name="gr1" draw:text-style-name="P1" svg:width="0.5cm" svg:height="0.5cm" svg:x="0.50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56cm" table:end-y="0.5cm" draw:z-index="898" draw:name="Grafik 8" draw:style-name="gr1" draw:text-style-name="P1" svg:width="0.5cm" svg:height="0.5cm" svg:x="0.50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54cm" table:end-y="0.5cm" draw:z-index="539" draw:name="Grafik 21" draw:style-name="gr1" draw:text-style-name="P1" svg:width="0.5cm" svg:height="0.5cm" svg:x="0.502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52cm" table:end-y="0.5cm" draw:z-index="540" draw:name="Grafik 21" draw:style-name="gr1" draw:text-style-name="P1" svg:width="0.5cm" svg:height="0.5cm" svg:x="0.501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cm" table:end-y="0.5cm" draw:z-index="793" draw:name="Grafik 23" draw:style-name="gr1" draw:text-style-name="P1" svg:width="0.45cm" svg:height="0.5cm" svg:x="0.498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399cm" table:end-y="0.5cm" draw:z-index="794" draw:name="Grafik 23" draw:style-name="gr1" draw:text-style-name="P1" svg:width="0.45cm" svg:height="0.5cm" svg:x="0.497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46cm" table:end-y="0.5cm" draw:z-index="687" draw:name="Grafik 7" draw:style-name="gr1" draw:text-style-name="P1" svg:width="0.5cm" svg:height="0.5cm" svg:x="0.495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44cm" table:end-y="0.45cm" draw:z-index="652" draw:name="Grafik 5" draw:style-name="gr1" draw:text-style-name="P1" svg:width="0.5cm" svg:height="0.45cm" svg:x="0.492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43cm" table:end-y="0.5cm" draw:z-index="905" draw:name="Grafik 8" draw:style-name="gr1" draw:text-style-name="P1" svg:width="0.5cm" svg:height="0.5cm" svg:x="0.491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41cm" table:end-y="0.5cm" draw:z-index="762" draw:name="Grafik 22" draw:style-name="gr1" draw:text-style-name="P1" svg:width="0.5cm" svg:height="0.5cm" svg:x="0.489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39cm" table:end-y="0.45cm" draw:z-index="655" draw:name="Grafik 5" draw:style-name="gr1" draw:text-style-name="P1" svg:width="0.5cm" svg:height="0.45cm" svg:x="0.488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37cm" table:end-y="0.45cm" draw:z-index="656" draw:name="Grafik 5" draw:style-name="gr1" draw:text-style-name="P1" svg:width="0.5cm" svg:height="0.45cm" svg:x="0.485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35cm" table:end-y="0.5cm" draw:z-index="765" draw:name="Grafik 22" draw:style-name="gr1" draw:text-style-name="P1" svg:width="0.5cm" svg:height="0.5cm" svg:x="0.483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34cm" table:end-y="0.45cm" draw:z-index="658" draw:name="Grafik 5" draw:style-name="gr1" draw:text-style-name="P1" svg:width="0.5cm" svg:height="0.45cm" svg:x="0.482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31cm" table:end-y="0.5cm" draw:z-index="767" draw:name="Grafik 22" draw:style-name="gr1" draw:text-style-name="P1" svg:width="0.5cm" svg:height="0.5cm" svg:x="0.48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6" table:end-x="0.415cm" table:end-y="0.5cm" draw:z-index="20" draw:name="Grafik 22" draw:style-name="gr1" draw:text-style-name="P1" svg:width="0.5cm" svg:height="0.5cm" svg:x="0.463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53:36</text:p>
          </table:table-cell>
          <table:table-cell office:value-type="float" office:value="60">
            <text:p>60</text:p>
          </table:table-cell>
          <table:table-cell table:number-columns-repeated="974"/>
        </table:table-row>
        <table:table-row table:style-name="ro1">
          <table:table-cell office:value-type="float" office:value="6">
            <text:p>6</text:p>
            <draw:frame table:end-cell-address="Tabelle1.B7" table:end-x="0.498cm" table:end-y="0.501cm" draw:z-index="46" draw:name="Grafik 24" draw:style-name="gr1" draw:text-style-name="P1" svg:width="0.5cm" svg:height="0.5cm" svg:x="0.546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7cm" table:end-y="0.501cm" draw:z-index="516" draw:name="Grafik 21" draw:style-name="gr1" draw:text-style-name="P1" svg:width="0.5cm" svg:height="0.5cm" svg:x="0.545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95cm" table:end-y="0.501cm" draw:z-index="841" draw:name="Grafik 24" draw:style-name="gr1" draw:text-style-name="P1" svg:width="0.5cm" svg:height="0.5cm" svg:x="0.543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3cm" table:end-y="0.451cm" draw:z-index="626" draw:name="Grafik 5" draw:style-name="gr1" draw:text-style-name="P1" svg:width="0.5cm" svg:height="0.45cm" svg:x="0.542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1cm" table:end-y="0.501cm" draw:z-index="699" draw:name="Grafik 11" draw:style-name="gr1" draw:text-style-name="P1" svg:width="0.5cm" svg:height="0.5cm" svg:x="0.539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89cm" table:end-y="0.451cm" draw:z-index="628" draw:name="Grafik 5" draw:style-name="gr1" draw:text-style-name="P1" svg:width="0.5cm" svg:height="0.45cm" svg:x="0.537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88cm" table:end-y="0.501cm" draw:z-index="449" draw:name="Grafik 10" draw:style-name="gr1" draw:text-style-name="P1" svg:width="0.5cm" svg:height="0.5cm" svg:x="0.536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85cm" table:end-y="0.501cm" draw:z-index="666" draw:name="Grafik 7" draw:style-name="gr1" draw:text-style-name="P1" svg:width="0.5cm" svg:height="0.5cm" svg:x="0.53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84cm" table:end-y="0.501cm" draw:z-index="667" draw:name="Grafik 7" draw:style-name="gr1" draw:text-style-name="P1" svg:width="0.5cm" svg:height="0.5cm" svg:x="0.532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82cm" table:end-y="0.501cm" draw:z-index="452" draw:name="Grafik 10" draw:style-name="gr1" draw:text-style-name="P1" svg:width="0.5cm" svg:height="0.5cm" svg:x="0.53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8cm" table:end-y="0.501cm" draw:z-index="453" draw:name="Grafik 10" draw:style-name="gr1" draw:text-style-name="P1" svg:width="0.5cm" svg:height="0.5cm" svg:x="0.529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78cm" table:end-y="0.451cm" draw:z-index="634" draw:name="Grafik 5" draw:style-name="gr1" draw:text-style-name="P1" svg:width="0.5cm" svg:height="0.45cm" svg:x="0.526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76cm" table:end-y="0.501cm" draw:z-index="455" draw:name="Grafik 10" draw:style-name="gr1" draw:text-style-name="P1" svg:width="0.5cm" svg:height="0.5cm" svg:x="0.524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75cm" table:end-y="0.501cm" draw:z-index="888" draw:name="Grafik 8" draw:style-name="gr1" draw:text-style-name="P1" svg:width="0.5cm" svg:height="0.5cm" svg:x="0.52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22cm" table:end-y="0.501cm" draw:z-index="781" draw:name="Grafik 23" draw:style-name="gr1" draw:text-style-name="P1" svg:width="0.45cm" svg:height="0.5cm" svg:x="0.521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71cm" table:end-y="0.501cm" draw:z-index="890" draw:name="Grafik 8" draw:style-name="gr1" draw:text-style-name="P1" svg:width="0.5cm" svg:height="0.5cm" svg:x="0.519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69cm" table:end-y="0.501cm" draw:z-index="891" draw:name="Grafik 8" draw:style-name="gr1" draw:text-style-name="P1" svg:width="0.5cm" svg:height="0.5cm" svg:x="0.517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67cm" table:end-y="0.501cm" draw:z-index="856" draw:name="Grafik 24" draw:style-name="gr1" draw:text-style-name="P1" svg:width="0.5cm" svg:height="0.5cm" svg:x="0.515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15cm" table:end-y="0.501cm" draw:z-index="785" draw:name="Grafik 23" draw:style-name="gr1" draw:text-style-name="P1" svg:width="0.45cm" svg:height="0.5cm" svg:x="0.514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63cm" table:end-y="0.501cm" draw:z-index="894" draw:name="Grafik 8" draw:style-name="gr1" draw:text-style-name="P1" svg:width="0.5cm" svg:height="0.5cm" svg:x="0.51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62cm" table:end-y="0.501cm" draw:z-index="859" draw:name="Grafik 24" draw:style-name="gr1" draw:text-style-name="P1" svg:width="0.5cm" svg:height="0.5cm" svg:x="0.51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09cm" table:end-y="0.501cm" draw:z-index="788" draw:name="Grafik 23" draw:style-name="gr1" draw:text-style-name="P1" svg:width="0.45cm" svg:height="0.5cm" svg:x="0.508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57cm" table:end-y="0.501cm" draw:z-index="429" draw:name="Grafik 15" draw:style-name="gr1" draw:text-style-name="P1" svg:width="0.5cm" svg:height="0.5cm" svg:x="0.50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56cm" table:end-y="0.501cm" draw:z-index="682" draw:name="Grafik 7" draw:style-name="gr1" draw:text-style-name="P1" svg:width="0.5cm" svg:height="0.5cm" svg:x="0.50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54cm" table:end-y="0.501cm" draw:z-index="683" draw:name="Grafik 7" draw:style-name="gr1" draw:text-style-name="P1" svg:width="0.5cm" svg:height="0.5cm" svg:x="0.502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52cm" table:end-y="0.501cm" draw:z-index="684" draw:name="Grafik 7" draw:style-name="gr1" draw:text-style-name="P1" svg:width="0.5cm" svg:height="0.5cm" svg:x="0.50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5cm" table:end-y="0.501cm" draw:z-index="505" draw:name="Grafik 9" draw:style-name="gr1" draw:text-style-name="P1" svg:width="0.5cm" svg:height="0.5cm" svg:x="0.498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49cm" table:end-y="0.451cm" draw:z-index="650" draw:name="Grafik 5" draw:style-name="gr1" draw:text-style-name="P1" svg:width="0.5cm" svg:height="0.45cm" svg:x="0.497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46cm" table:end-y="0.451cm" draw:z-index="651" draw:name="Grafik 5" draw:style-name="gr1" draw:text-style-name="P1" svg:width="0.5cm" svg:height="0.45cm" svg:x="0.495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44cm" table:end-y="0.501cm" draw:z-index="904" draw:name="Grafik 8" draw:style-name="gr1" draw:text-style-name="P1" svg:width="0.5cm" svg:height="0.5cm" svg:x="0.49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43cm" table:end-y="0.501cm" draw:z-index="761" draw:name="Grafik 22" draw:style-name="gr1" draw:text-style-name="P1" svg:width="0.5cm" svg:height="0.5cm" svg:x="0.491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41cm" table:end-y="0.451cm" draw:z-index="654" draw:name="Grafik 5" draw:style-name="gr1" draw:text-style-name="P1" svg:width="0.5cm" svg:height="0.45cm" svg:x="0.489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39cm" table:end-y="0.501cm" draw:z-index="763" draw:name="Grafik 22" draw:style-name="gr1" draw:text-style-name="P1" svg:width="0.5cm" svg:height="0.5cm" svg:x="0.488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37cm" table:end-y="0.501cm" draw:z-index="764" draw:name="Grafik 22" draw:style-name="gr1" draw:text-style-name="P1" svg:width="0.5cm" svg:height="0.5cm" svg:x="0.485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35cm" table:end-y="0.501cm" draw:z-index="693" draw:name="Grafik 7" draw:style-name="gr1" draw:text-style-name="P1" svg:width="0.5cm" svg:height="0.5cm" svg:x="0.48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34cm" table:end-y="0.501cm" draw:z-index="730" draw:name="Grafik 11" draw:style-name="gr1" draw:text-style-name="P1" svg:width="0.5cm" svg:height="0.5cm" svg:x="0.48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31cm" table:end-y="0.501cm" draw:z-index="731" draw:name="Grafik 11" draw:style-name="gr1" draw:text-style-name="P1" svg:width="0.5cm" svg:height="0.5cm" svg:x="0.48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7" table:end-x="0.415cm" table:end-y="0.501cm" draw:z-index="11" draw:name="Grafik 11" draw:style-name="gr1" draw:text-style-name="P1" svg:width="0.5cm" svg:height="0.5cm" svg:x="0.463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51:38</text:p>
          </table:table-cell>
          <table:table-cell office:value-type="float" office:value="60">
            <text:p>60</text:p>
          </table:table-cell>
          <table:table-cell table:number-columns-repeated="974"/>
        </table:table-row>
        <table:table-row table:style-name="ro1">
          <table:table-cell office:value-type="float" office:value="7">
            <text:p>7</text:p>
            <draw:frame table:end-cell-address="Tabelle1.B8" table:end-x="0.498cm" table:end-y="0.501cm" draw:z-index="47" draw:name="Grafik 8" draw:style-name="gr1" draw:text-style-name="P1" svg:width="0.5cm" svg:height="0.5cm" svg:x="0.546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47cm" table:end-y="0.501cm" draw:z-index="768" draw:name="Grafik 23" draw:style-name="gr1" draw:text-style-name="P1" svg:width="0.45cm" svg:height="0.5cm" svg:x="0.545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95cm" table:end-y="0.501cm" draw:z-index="589" draw:name="Grafik 6" draw:style-name="gr1" draw:text-style-name="P1" svg:width="0.5cm" svg:height="0.5cm" svg:x="0.54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93cm" table:end-y="0.501cm" draw:z-index="698" draw:name="Grafik 11" draw:style-name="gr1" draw:text-style-name="P1" svg:width="0.5cm" svg:height="0.5cm" svg:x="0.54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91cm" table:end-y="0.501cm" draw:z-index="339" draw:name="Grafik 12" draw:style-name="gr1" draw:text-style-name="P1" svg:width="0.4cm" svg:height="0.5cm" svg:x="0.539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89cm" table:end-y="0.501cm" draw:z-index="664" draw:name="Grafik 7" draw:style-name="gr1" draw:text-style-name="P1" svg:width="0.5cm" svg:height="0.5cm" svg:x="0.537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88cm" table:end-y="0.501cm" draw:z-index="593" draw:name="Grafik 6" draw:style-name="gr1" draw:text-style-name="P1" svg:width="0.5cm" svg:height="0.5cm" svg:x="0.53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85cm" table:end-y="0.501cm" draw:z-index="342" draw:name="Grafik 12" draw:style-name="gr1" draw:text-style-name="P1" svg:width="0.4cm" svg:height="0.5cm" svg:x="0.534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84cm" table:end-y="0.501cm" draw:z-index="703" draw:name="Grafik 11" draw:style-name="gr1" draw:text-style-name="P1" svg:width="0.5cm" svg:height="0.5cm" svg:x="0.53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82cm" table:end-y="0.501cm" draw:z-index="596" draw:name="Grafik 6" draw:style-name="gr1" draw:text-style-name="P1" svg:width="0.5cm" svg:height="0.5cm" svg:x="0.5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8cm" table:end-y="0.501cm" draw:z-index="417" draw:name="Grafik 15" draw:style-name="gr1" draw:text-style-name="P1" svg:width="0.5cm" svg:height="0.5cm" svg:x="0.529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78cm" table:end-y="0.501cm" draw:z-index="670" draw:name="Grafik 7" draw:style-name="gr1" draw:text-style-name="P1" svg:width="0.5cm" svg:height="0.5cm" svg:x="0.526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76cm" table:end-y="0.501cm" draw:z-index="887" draw:name="Grafik 8" draw:style-name="gr1" draw:text-style-name="P1" svg:width="0.5cm" svg:height="0.5cm" svg:x="0.52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75cm" table:end-y="0.501cm" draw:z-index="420" draw:name="Grafik 15" draw:style-name="gr1" draw:text-style-name="P1" svg:width="0.5cm" svg:height="0.5cm" svg:x="0.523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72cm" table:end-y="0.501cm" draw:z-index="601" draw:name="Grafik 6" draw:style-name="gr1" draw:text-style-name="P1" svg:width="0.5cm" svg:height="0.5cm" svg:x="0.52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71cm" table:end-y="0.501cm" draw:z-index="602" draw:name="Grafik 6" draw:style-name="gr1" draw:text-style-name="P1" svg:width="0.5cm" svg:height="0.5cm" svg:x="0.519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69cm" table:end-y="0.451cm" draw:z-index="639" draw:name="Grafik 5" draw:style-name="gr1" draw:text-style-name="P1" svg:width="0.5cm" svg:height="0.45cm" svg:x="0.517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17cm" table:end-y="0.501cm" draw:z-index="784" draw:name="Grafik 23" draw:style-name="gr1" draw:text-style-name="P1" svg:width="0.45cm" svg:height="0.5cm" svg:x="0.515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65cm" table:end-y="0.501cm" draw:z-index="713" draw:name="Grafik 11" draw:style-name="gr1" draw:text-style-name="P1" svg:width="0.5cm" svg:height="0.5cm" svg:x="0.51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13cm" table:end-y="0.501cm" draw:z-index="786" draw:name="Grafik 23" draw:style-name="gr1" draw:text-style-name="P1" svg:width="0.45cm" svg:height="0.5cm" svg:x="0.511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62cm" table:end-y="0.501cm" draw:z-index="895" draw:name="Grafik 8" draw:style-name="gr1" draw:text-style-name="P1" svg:width="0.5cm" svg:height="0.5cm" svg:x="0.5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59cm" table:end-y="0.501cm" draw:z-index="464" draw:name="Grafik 10" draw:style-name="gr1" draw:text-style-name="P1" svg:width="0.5cm" svg:height="0.5cm" svg:x="0.508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57cm" table:end-y="0.501cm" draw:z-index="717" draw:name="Grafik 11" draw:style-name="gr1" draw:text-style-name="P1" svg:width="0.5cm" svg:height="0.5cm" svg:x="0.505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56cm" table:end-y="0.501cm" draw:z-index="430" draw:name="Grafik 15" draw:style-name="gr1" draw:text-style-name="P1" svg:width="0.5cm" svg:height="0.5cm" svg:x="0.50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54cm" table:end-y="0.501cm" draw:z-index="719" draw:name="Grafik 11" draw:style-name="gr1" draw:text-style-name="P1" svg:width="0.5cm" svg:height="0.5cm" svg:x="0.50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52cm" table:end-y="0.501cm" draw:z-index="720" draw:name="Grafik 11" draw:style-name="gr1" draw:text-style-name="P1" svg:width="0.5cm" svg:height="0.5cm" svg:x="0.501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5cm" table:end-y="0.451cm" draw:z-index="649" draw:name="Grafik 5" draw:style-name="gr1" draw:text-style-name="P1" svg:width="0.5cm" svg:height="0.45cm" svg:x="0.498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49cm" table:end-y="0.501cm" draw:z-index="758" draw:name="Grafik 22" draw:style-name="gr1" draw:text-style-name="P1" svg:width="0.5cm" svg:height="0.5cm" svg:x="0.497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96cm" table:end-y="0.501cm" draw:z-index="795" draw:name="Grafik 23" draw:style-name="gr1" draw:text-style-name="P1" svg:width="0.45cm" svg:height="0.5cm" svg:x="0.495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44cm" table:end-y="0.501cm" draw:z-index="760" draw:name="Grafik 22" draw:style-name="gr1" draw:text-style-name="P1" svg:width="0.5cm" svg:height="0.5cm" svg:x="0.492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43cm" table:end-y="0.451cm" draw:z-index="653" draw:name="Grafik 5" draw:style-name="gr1" draw:text-style-name="P1" svg:width="0.5cm" svg:height="0.45cm" svg:x="0.49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41cm" table:end-y="0.501cm" draw:z-index="546" draw:name="Grafik 21" draw:style-name="gr1" draw:text-style-name="P1" svg:width="0.5cm" svg:height="0.5cm" svg:x="0.489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39cm" table:end-y="0.501cm" draw:z-index="547" draw:name="Grafik 21" draw:style-name="gr1" draw:text-style-name="P1" svg:width="0.5cm" svg:height="0.5cm" svg:x="0.488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37cm" table:end-y="0.501cm" draw:z-index="548" draw:name="Grafik 21" draw:style-name="gr1" draw:text-style-name="P1" svg:width="0.5cm" svg:height="0.5cm" svg:x="0.485cm" svg:y="0.001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35cm" table:end-y="0.501cm" draw:z-index="729" draw:name="Grafik 11" draw:style-name="gr1" draw:text-style-name="P1" svg:width="0.5cm" svg:height="0.5cm" svg:x="0.483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84cm" table:end-y="0.501cm" draw:z-index="802" draw:name="Grafik 23" draw:style-name="gr1" draw:text-style-name="P1" svg:width="0.45cm" svg:height="0.5cm" svg:x="0.482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31cm" table:end-y="0.501cm" draw:z-index="695" draw:name="Grafik 7" draw:style-name="gr1" draw:text-style-name="P1" svg:width="0.5cm" svg:height="0.5cm" svg:x="0.4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8" table:end-x="0.415cm" table:end-y="0.501cm" draw:z-index="10" draw:name="Grafik 7" draw:style-name="gr1" draw:text-style-name="P1" svg:width="0.5cm" svg:height="0.5cm" svg:x="0.46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68:40</text:p>
          </table:table-cell>
          <table:table-cell office:value-type="float" office:value="59">
            <text:p>59</text:p>
          </table:table-cell>
          <table:table-cell table:number-columns-repeated="974"/>
        </table:table-row>
        <table:table-row table:style-name="ro1">
          <table:table-cell office:value-type="float" office:value="8">
            <text:p>8</text:p>
            <draw:frame table:end-cell-address="Tabelle1.B9" table:end-x="0.498cm" table:end-y="0.5cm" draw:z-index="37" draw:name="Grafik 21" draw:style-name="gr1" draw:text-style-name="P1" svg:width="0.5cm" svg:height="0.5cm" svg:x="0.546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497cm" table:end-y="0.5cm" draw:z-index="876" draw:name="Grafik 8" draw:style-name="gr1" draw:text-style-name="P1" svg:width="0.5cm" svg:height="0.5cm" svg:x="0.54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5cm" table:end-y="0.5cm" draw:z-index="517" draw:name="Grafik 21" draw:style-name="gr1" draw:text-style-name="P1" svg:width="0.5cm" svg:height="0.5cm" svg:x="0.543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3cm" table:end-y="0.5cm" draw:z-index="374" draw:name="Grafik 18" draw:style-name="gr1" draw:text-style-name="P1" svg:width="0.5cm" svg:height="0.5cm" svg:x="0.542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1cm" table:end-y="0.5cm" draw:z-index="591" draw:name="Grafik 6" draw:style-name="gr1" draw:text-style-name="P1" svg:width="0.5cm" svg:height="0.5cm" svg:x="0.539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89cm" table:end-y="0.5cm" draw:z-index="484" draw:name="Grafik 9" draw:style-name="gr1" draw:text-style-name="P1" svg:width="0.5cm" svg:height="0.5cm" svg:x="0.537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88cm" table:end-y="0.45cm" draw:z-index="629" draw:name="Grafik 5" draw:style-name="gr1" draw:text-style-name="P1" svg:width="0.5cm" svg:height="0.45cm" svg:x="0.536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85cm" table:end-y="0.5cm" draw:z-index="594" draw:name="Grafik 6" draw:style-name="gr1" draw:text-style-name="P1" svg:width="0.5cm" svg:height="0.5cm" svg:x="0.534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384cm" table:end-y="0.5cm" draw:z-index="343" draw:name="Grafik 12" draw:style-name="gr1" draw:text-style-name="P1" svg:width="0.4cm" svg:height="0.5cm" svg:x="0.532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82cm" table:end-y="0.5cm" draw:z-index="416" draw:name="Grafik 15" draw:style-name="gr1" draw:text-style-name="P1" svg:width="0.5cm" svg:height="0.5cm" svg:x="0.53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8cm" table:end-y="0.5cm" draw:z-index="669" draw:name="Grafik 7" draw:style-name="gr1" draw:text-style-name="P1" svg:width="0.5cm" svg:height="0.5cm" svg:x="0.529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78cm" table:end-y="0.5cm" draw:z-index="418" draw:name="Grafik 15" draw:style-name="gr1" draw:text-style-name="P1" svg:width="0.5cm" svg:height="0.5cm" svg:x="0.526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26cm" table:end-y="0.5cm" draw:z-index="779" draw:name="Grafik 23" draw:style-name="gr1" draw:text-style-name="P1" svg:width="0.45cm" svg:height="0.5cm" svg:x="0.524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75cm" table:end-y="0.5cm" draw:z-index="456" draw:name="Grafik 10" draw:style-name="gr1" draw:text-style-name="P1" svg:width="0.5cm" svg:height="0.5cm" svg:x="0.52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72cm" table:end-y="0.45cm" draw:z-index="637" draw:name="Grafik 5" draw:style-name="gr1" draw:text-style-name="P1" svg:width="0.5cm" svg:height="0.45cm" svg:x="0.521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71cm" table:end-y="0.45cm" draw:z-index="638" draw:name="Grafik 5" draw:style-name="gr1" draw:text-style-name="P1" svg:width="0.5cm" svg:height="0.45cm" svg:x="0.519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9cm" table:end-y="0.5cm" draw:z-index="459" draw:name="Grafik 10" draw:style-name="gr1" draw:text-style-name="P1" svg:width="0.5cm" svg:height="0.5cm" svg:x="0.517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67cm" table:end-y="0.5cm" draw:z-index="712" draw:name="Grafik 11" draw:style-name="gr1" draw:text-style-name="P1" svg:width="0.5cm" svg:height="0.5cm" svg:x="0.515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65cm" table:end-y="0.5cm" draw:z-index="461" draw:name="Grafik 10" draw:style-name="gr1" draw:text-style-name="P1" svg:width="0.5cm" svg:height="0.5cm" svg:x="0.51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63cm" table:end-y="0.5cm" draw:z-index="858" draw:name="Grafik 24" draw:style-name="gr1" draw:text-style-name="P1" svg:width="0.5cm" svg:height="0.5cm" svg:x="0.51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12cm" table:end-y="0.5cm" draw:z-index="787" draw:name="Grafik 23" draw:style-name="gr1" draw:text-style-name="P1" svg:width="0.45cm" svg:height="0.5cm" svg:x="0.51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59cm" table:end-y="0.5cm" draw:z-index="860" draw:name="Grafik 24" draw:style-name="gr1" draw:text-style-name="P1" svg:width="0.5cm" svg:height="0.5cm" svg:x="0.508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57cm" table:end-y="0.5cm" draw:z-index="753" draw:name="Grafik 22" draw:style-name="gr1" draw:text-style-name="P1" svg:width="0.5cm" svg:height="0.5cm" svg:x="0.505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56cm" table:end-y="0.5cm" draw:z-index="718" draw:name="Grafik 11" draw:style-name="gr1" draw:text-style-name="P1" svg:width="0.5cm" svg:height="0.5cm" svg:x="0.504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54cm" table:end-y="0.5cm" draw:z-index="431" draw:name="Grafik 15" draw:style-name="gr1" draw:text-style-name="P1" svg:width="0.5cm" svg:height="0.5cm" svg:x="0.502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52cm" table:end-y="0.5cm" draw:z-index="432" draw:name="Grafik 15" draw:style-name="gr1" draw:text-style-name="P1" svg:width="0.5cm" svg:height="0.5cm" svg:x="0.501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5cm" table:end-y="0.5cm" draw:z-index="757" draw:name="Grafik 22" draw:style-name="gr1" draw:text-style-name="P1" svg:width="0.5cm" svg:height="0.5cm" svg:x="0.498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49cm" table:end-y="0.5cm" draw:z-index="686" draw:name="Grafik 7" draw:style-name="gr1" draw:text-style-name="P1" svg:width="0.5cm" svg:height="0.5cm" svg:x="0.497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46cm" table:end-y="0.5cm" draw:z-index="759" draw:name="Grafik 22" draw:style-name="gr1" draw:text-style-name="P1" svg:width="0.5cm" svg:height="0.5cm" svg:x="0.495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394cm" table:end-y="0.5cm" draw:z-index="796" draw:name="Grafik 23" draw:style-name="gr1" draw:text-style-name="P1" svg:width="0.45cm" svg:height="0.5cm" svg:x="0.492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393cm" table:end-y="0.5cm" draw:z-index="797" draw:name="Grafik 23" draw:style-name="gr1" draw:text-style-name="P1" svg:width="0.45cm" svg:height="0.5cm" svg:x="0.491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41cm" table:end-y="0.5cm" draw:z-index="618" draw:name="Grafik 6" draw:style-name="gr1" draw:text-style-name="P1" svg:width="0.5cm" svg:height="0.5cm" svg:x="0.489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39cm" table:end-y="0.5cm" draw:z-index="619" draw:name="Grafik 6" draw:style-name="gr1" draw:text-style-name="P1" svg:width="0.5cm" svg:height="0.5cm" svg:x="0.488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37cm" table:end-y="0.5cm" draw:z-index="728" draw:name="Grafik 11" draw:style-name="gr1" draw:text-style-name="P1" svg:width="0.5cm" svg:height="0.5cm" svg:x="0.485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385cm" table:end-y="0.5cm" draw:z-index="801" draw:name="Grafik 23" draw:style-name="gr1" draw:text-style-name="P1" svg:width="0.45cm" svg:height="0.5cm" svg:x="0.483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34cm" table:end-y="0.5cm" draw:z-index="694" draw:name="Grafik 7" draw:style-name="gr1" draw:text-style-name="P1" svg:width="0.5cm" svg:height="0.5cm" svg:x="0.482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31cm" table:end-y="0.45cm" draw:z-index="659" draw:name="Grafik 5" draw:style-name="gr1" draw:text-style-name="P1" svg:width="0.5cm" svg:height="0.45cm" svg:x="0.48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9" table:end-x="0.415cm" table:end-y="0.45cm" draw:z-index="9" draw:name="Grafik 5" draw:style-name="gr1" draw:text-style-name="P1" svg:width="0.5cm" svg:height="0.45cm" svg:x="0.463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/>
          <table:table-cell office:value-type="float" office:value="36">
            <text:p>36</text:p>
          </table:table-cell>
          <table:table-cell office:value-type="string">
            <text:p>48:32</text:p>
          </table:table-cell>
          <table:table-cell office:value-type="float" office:value="59">
            <text:p>59</text:p>
          </table:table-cell>
          <table:table-cell table:number-columns-repeated="974"/>
        </table:table-row>
        <table:table-row table:style-name="ro1">
          <table:table-cell office:value-type="float" office:value="9">
            <text:p>9</text:p>
            <draw:frame table:end-cell-address="Tabelle1.B10" table:end-x="0.498cm" table:end-y="0.5cm" draw:z-index="34" draw:name="Grafik 18" draw:style-name="gr1" draw:text-style-name="P1" svg:width="0.5cm" svg:height="0.5cm" svg:x="0.546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7cm" table:end-y="0.5cm" draw:z-index="732" draw:name="Grafik 22" draw:style-name="gr1" draw:text-style-name="P1" svg:width="0.5cm" svg:height="0.5cm" svg:x="0.545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95cm" table:end-y="0.5cm" draw:z-index="265" draw:name="Grafik 16" draw:style-name="gr1" draw:text-style-name="P1" svg:width="0.5cm" svg:height="0.5cm" svg:x="0.543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3cm" table:end-y="0.5cm" draw:z-index="482" draw:name="Grafik 9" draw:style-name="gr1" draw:text-style-name="P1" svg:width="0.5cm" svg:height="0.5cm" svg:x="0.54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91cm" table:end-y="0.5cm" draw:z-index="375" draw:name="Grafik 18" draw:style-name="gr1" draw:text-style-name="P1" svg:width="0.5cm" svg:height="0.5cm" svg:x="0.539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89cm" table:end-y="0.5cm" draw:z-index="700" draw:name="Grafik 11" draw:style-name="gr1" draw:text-style-name="P1" svg:width="0.5cm" svg:height="0.5cm" svg:x="0.537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88cm" table:end-y="0.5cm" draw:z-index="665" draw:name="Grafik 7" draw:style-name="gr1" draw:text-style-name="P1" svg:width="0.5cm" svg:height="0.5cm" svg:x="0.536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85cm" table:end-y="0.5cm" draw:z-index="450" draw:name="Grafik 10" draw:style-name="gr1" draw:text-style-name="P1" svg:width="0.5cm" svg:height="0.5cm" svg:x="0.53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84cm" table:end-y="0.5cm" draw:z-index="487" draw:name="Grafik 9" draw:style-name="gr1" draw:text-style-name="P1" svg:width="0.5cm" svg:height="0.5cm" svg:x="0.53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82cm" table:end-y="0.5cm" draw:z-index="668" draw:name="Grafik 7" draw:style-name="gr1" draw:text-style-name="P1" svg:width="0.5cm" svg:height="0.5cm" svg:x="0.53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8cm" table:end-y="0.5cm" draw:z-index="597" draw:name="Grafik 6" draw:style-name="gr1" draw:text-style-name="P1" svg:width="0.5cm" svg:height="0.5cm" svg:x="0.529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28cm" table:end-y="0.5cm" draw:z-index="778" draw:name="Grafik 23" draw:style-name="gr1" draw:text-style-name="P1" svg:width="0.45cm" svg:height="0.5cm" svg:x="0.526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76cm" table:end-y="0.45cm" draw:z-index="635" draw:name="Grafik 5" draw:style-name="gr1" draw:text-style-name="P1" svg:width="0.5cm" svg:height="0.45cm" svg:x="0.52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75cm" table:end-y="0.5cm" draw:z-index="600" draw:name="Grafik 6" draw:style-name="gr1" draw:text-style-name="P1" svg:width="0.5cm" svg:height="0.5cm" svg:x="0.523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72cm" table:end-y="0.5cm" draw:z-index="853" draw:name="Grafik 24" draw:style-name="gr1" draw:text-style-name="P1" svg:width="0.5cm" svg:height="0.5cm" svg:x="0.52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71cm" table:end-y="0.5cm" draw:z-index="458" draw:name="Grafik 10" draw:style-name="gr1" draw:text-style-name="P1" svg:width="0.5cm" svg:height="0.5cm" svg:x="0.519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69cm" table:end-y="0.5cm" draw:z-index="423" draw:name="Grafik 15" draw:style-name="gr1" draw:text-style-name="P1" svg:width="0.5cm" svg:height="0.5cm" svg:x="0.517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67cm" table:end-y="0.45cm" draw:z-index="640" draw:name="Grafik 5" draw:style-name="gr1" draw:text-style-name="P1" svg:width="0.5cm" svg:height="0.45cm" svg:x="0.515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65cm" table:end-y="0.5cm" draw:z-index="425" draw:name="Grafik 15" draw:style-name="gr1" draw:text-style-name="P1" svg:width="0.5cm" svg:height="0.5cm" svg:x="0.514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63cm" table:end-y="0.5cm" draw:z-index="714" draw:name="Grafik 11" draw:style-name="gr1" draw:text-style-name="P1" svg:width="0.5cm" svg:height="0.5cm" svg:x="0.511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62cm" table:end-y="0.5cm" draw:z-index="715" draw:name="Grafik 11" draw:style-name="gr1" draw:text-style-name="P1" svg:width="0.5cm" svg:height="0.5cm" svg:x="0.51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59cm" table:end-y="0.5cm" draw:z-index="716" draw:name="Grafik 11" draw:style-name="gr1" draw:text-style-name="P1" svg:width="0.5cm" svg:height="0.5cm" svg:x="0.50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57cm" table:end-y="0.5cm" draw:z-index="897" draw:name="Grafik 8" draw:style-name="gr1" draw:text-style-name="P1" svg:width="0.5cm" svg:height="0.5cm" svg:x="0.50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56cm" table:end-y="0.5cm" draw:z-index="754" draw:name="Grafik 22" draw:style-name="gr1" draw:text-style-name="P1" svg:width="0.5cm" svg:height="0.5cm" svg:x="0.504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54cm" table:end-y="0.5cm" draw:z-index="755" draw:name="Grafik 22" draw:style-name="gr1" draw:text-style-name="P1" svg:width="0.5cm" svg:height="0.5cm" svg:x="0.502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52cm" table:end-y="0.45cm" draw:z-index="648" draw:name="Grafik 5" draw:style-name="gr1" draw:text-style-name="P1" svg:width="0.5cm" svg:height="0.45cm" svg:x="0.501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5cm" table:end-y="0.5cm" draw:z-index="613" draw:name="Grafik 6" draw:style-name="gr1" draw:text-style-name="P1" svg:width="0.5cm" svg:height="0.5cm" svg:x="0.498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49cm" table:end-y="0.5cm" draw:z-index="506" draw:name="Grafik 9" draw:style-name="gr1" draw:text-style-name="P1" svg:width="0.5cm" svg:height="0.5cm" svg:x="0.497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46cm" table:end-y="0.5cm" draw:z-index="507" draw:name="Grafik 9" draw:style-name="gr1" draw:text-style-name="P1" svg:width="0.5cm" svg:height="0.5cm" svg:x="0.495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44cm" table:end-y="0.5cm" draw:z-index="616" draw:name="Grafik 6" draw:style-name="gr1" draw:text-style-name="P1" svg:width="0.5cm" svg:height="0.5cm" svg:x="0.492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43cm" table:end-y="0.5cm" draw:z-index="617" draw:name="Grafik 6" draw:style-name="gr1" draw:text-style-name="P1" svg:width="0.5cm" svg:height="0.5cm" svg:x="0.491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41cm" table:end-y="0.5cm" draw:z-index="726" draw:name="Grafik 11" draw:style-name="gr1" draw:text-style-name="P1" svg:width="0.5cm" svg:height="0.5cm" svg:x="0.489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39cm" table:end-y="0.5cm" draw:z-index="727" draw:name="Grafik 11" draw:style-name="gr1" draw:text-style-name="P1" svg:width="0.5cm" svg:height="0.5cm" svg:x="0.48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37cm" table:end-y="0.5cm" draw:z-index="584" draw:name="Grafik 13" draw:style-name="gr1" draw:text-style-name="P1" svg:width="0.5cm" svg:height="0.5cm" svg:x="0.485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35cm" table:end-y="0.5cm" draw:z-index="549" draw:name="Grafik 21" draw:style-name="gr1" draw:text-style-name="P1" svg:width="0.5cm" svg:height="0.5cm" svg:x="0.483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34cm" table:end-y="0.5cm" draw:z-index="550" draw:name="Grafik 21" draw:style-name="gr1" draw:text-style-name="P1" svg:width="0.5cm" svg:height="0.5cm" svg:x="0.482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31cm" table:end-y="0.5cm" draw:z-index="623" draw:name="Grafik 6" draw:style-name="gr1" draw:text-style-name="P1" svg:width="0.5cm" svg:height="0.5cm" svg:x="0.48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0" table:end-x="0.415cm" table:end-y="0.5cm" draw:z-index="8" draw:name="Grafik 6" draw:style-name="gr1" draw:text-style-name="P1" svg:width="0.5cm" svg:height="0.5cm" svg:x="0.463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51:33</text:p>
          </table:table-cell>
          <table:table-cell office:value-type="float" office:value="54">
            <text:p>54</text:p>
          </table:table-cell>
          <table:table-cell table:number-columns-repeated="974"/>
        </table:table-row>
        <table:table-row table:style-name="ro1">
          <table:table-cell office:value-type="float" office:value="10">
            <text:p>10</text:p>
            <draw:frame table:end-cell-address="Tabelle1.B11" table:end-x="0.498cm" table:end-y="0.501cm" draw:z-index="39" draw:name="Grafik 6" draw:style-name="gr1" draw:text-style-name="P1" svg:width="0.5cm" svg:height="0.5cm" svg:x="0.54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7cm" table:end-y="0.451cm" draw:z-index="228" draw:name="Grafik 4" draw:style-name="gr1" draw:text-style-name="P1" svg:width="0.5cm" svg:height="0.45cm" svg:x="0.545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5cm" table:end-y="0.451cm" draw:z-index="625" draw:name="Grafik 5" draw:style-name="gr1" draw:text-style-name="P1" svg:width="0.5cm" svg:height="0.45cm" svg:x="0.543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3cm" table:end-y="0.451cm" draw:z-index="230" draw:name="Grafik 4" draw:style-name="gr1" draw:text-style-name="P1" svg:width="0.5cm" svg:height="0.45cm" svg:x="0.542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1cm" table:end-y="0.501cm" draw:z-index="663" draw:name="Grafik 7" draw:style-name="gr1" draw:text-style-name="P1" svg:width="0.5cm" svg:height="0.5cm" svg:x="0.539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89cm" table:end-y="0.501cm" draw:z-index="268" draw:name="Grafik 16" draw:style-name="gr1" draw:text-style-name="P1" svg:width="0.5cm" svg:height="0.5cm" svg:x="0.537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88cm" table:end-y="0.501cm" draw:z-index="485" draw:name="Grafik 9" draw:style-name="gr1" draw:text-style-name="P1" svg:width="0.5cm" svg:height="0.5cm" svg:x="0.53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85cm" table:end-y="0.451cm" draw:z-index="234" draw:name="Grafik 4" draw:style-name="gr1" draw:text-style-name="P1" svg:width="0.5cm" svg:height="0.45cm" svg:x="0.534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84cm" table:end-y="0.501cm" draw:z-index="595" draw:name="Grafik 6" draw:style-name="gr1" draw:text-style-name="P1" svg:width="0.5cm" svg:height="0.5cm" svg:x="0.53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82cm" table:end-y="0.501cm" draw:z-index="344" draw:name="Grafik 12" draw:style-name="gr1" draw:text-style-name="P1" svg:width="0.4cm" svg:height="0.5cm" svg:x="0.53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3cm" table:end-y="0.501cm" draw:z-index="777" draw:name="Grafik 23" draw:style-name="gr1" draw:text-style-name="P1" svg:width="0.45cm" svg:height="0.5cm" svg:x="0.529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78cm" table:end-y="0.501cm" draw:z-index="598" draw:name="Grafik 6" draw:style-name="gr1" draw:text-style-name="P1" svg:width="0.5cm" svg:height="0.5cm" svg:x="0.52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76cm" table:end-y="0.501cm" draw:z-index="851" draw:name="Grafik 24" draw:style-name="gr1" draw:text-style-name="P1" svg:width="0.5cm" svg:height="0.5cm" svg:x="0.524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75cm" table:end-y="0.451cm" draw:z-index="636" draw:name="Grafik 5" draw:style-name="gr1" draw:text-style-name="P1" svg:width="0.5cm" svg:height="0.45cm" svg:x="0.523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72cm" table:end-y="0.501cm" draw:z-index="457" draw:name="Grafik 10" draw:style-name="gr1" draw:text-style-name="P1" svg:width="0.5cm" svg:height="0.5cm" svg:x="0.521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71cm" table:end-y="0.501cm" draw:z-index="422" draw:name="Grafik 15" draw:style-name="gr1" draw:text-style-name="P1" svg:width="0.5cm" svg:height="0.5cm" svg:x="0.519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69cm" table:end-y="0.501cm" draw:z-index="855" draw:name="Grafik 24" draw:style-name="gr1" draw:text-style-name="P1" svg:width="0.5cm" svg:height="0.5cm" svg:x="0.517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67cm" table:end-y="0.501cm" draw:z-index="424" draw:name="Grafik 15" draw:style-name="gr1" draw:text-style-name="P1" svg:width="0.5cm" svg:height="0.5cm" svg:x="0.51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65cm" table:end-y="0.501cm" draw:z-index="749" draw:name="Grafik 22" draw:style-name="gr1" draw:text-style-name="P1" svg:width="0.5cm" svg:height="0.5cm" svg:x="0.514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63cm" table:end-y="0.501cm" draw:z-index="750" draw:name="Grafik 22" draw:style-name="gr1" draw:text-style-name="P1" svg:width="0.5cm" svg:height="0.5cm" svg:x="0.511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62cm" table:end-y="0.501cm" draw:z-index="751" draw:name="Grafik 22" draw:style-name="gr1" draw:text-style-name="P1" svg:width="0.5cm" svg:height="0.5cm" svg:x="0.51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59cm" table:end-y="0.501cm" draw:z-index="752" draw:name="Grafik 22" draw:style-name="gr1" draw:text-style-name="P1" svg:width="0.5cm" svg:height="0.5cm" svg:x="0.508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57cm" table:end-y="0.501cm" draw:z-index="465" draw:name="Grafik 10" draw:style-name="gr1" draw:text-style-name="P1" svg:width="0.5cm" svg:height="0.5cm" svg:x="0.505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56cm" table:end-y="0.501cm" draw:z-index="466" draw:name="Grafik 10" draw:style-name="gr1" draw:text-style-name="P1" svg:width="0.5cm" svg:height="0.5cm" svg:x="0.504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54cm" table:end-y="0.501cm" draw:z-index="467" draw:name="Grafik 10" draw:style-name="gr1" draw:text-style-name="P1" svg:width="0.5cm" svg:height="0.5cm" svg:x="0.502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52cm" table:end-y="0.501cm" draw:z-index="756" draw:name="Grafik 22" draw:style-name="gr1" draw:text-style-name="P1" svg:width="0.5cm" svg:height="0.5cm" svg:x="0.501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5cm" table:end-y="0.501cm" draw:z-index="685" draw:name="Grafik 7" draw:style-name="gr1" draw:text-style-name="P1" svg:width="0.5cm" svg:height="0.5cm" svg:x="0.49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49cm" table:end-y="0.501cm" draw:z-index="614" draw:name="Grafik 6" draw:style-name="gr1" draw:text-style-name="P1" svg:width="0.5cm" svg:height="0.5cm" svg:x="0.497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46cm" table:end-y="0.501cm" draw:z-index="615" draw:name="Grafik 6" draw:style-name="gr1" draw:text-style-name="P1" svg:width="0.5cm" svg:height="0.5cm" svg:x="0.495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44cm" table:end-y="0.501cm" draw:z-index="508" draw:name="Grafik 9" draw:style-name="gr1" draw:text-style-name="P1" svg:width="0.5cm" svg:height="0.5cm" svg:x="0.492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43cm" table:end-y="0.501cm" draw:z-index="725" draw:name="Grafik 11" draw:style-name="gr1" draw:text-style-name="P1" svg:width="0.5cm" svg:height="0.5cm" svg:x="0.491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391cm" table:end-y="0.501cm" draw:z-index="798" draw:name="Grafik 23" draw:style-name="gr1" draw:text-style-name="P1" svg:width="0.45cm" svg:height="0.5cm" svg:x="0.489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389cm" table:end-y="0.501cm" draw:z-index="799" draw:name="Grafik 23" draw:style-name="gr1" draw:text-style-name="P1" svg:width="0.45cm" svg:height="0.5cm" svg:x="0.488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387cm" table:end-y="0.501cm" draw:z-index="800" draw:name="Grafik 23" draw:style-name="gr1" draw:text-style-name="P1" svg:width="0.45cm" svg:height="0.5cm" svg:x="0.485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35cm" table:end-y="0.501cm" draw:z-index="585" draw:name="Grafik 13" draw:style-name="gr1" draw:text-style-name="P1" svg:width="0.5cm" svg:height="0.5cm" svg:x="0.48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34cm" table:end-y="0.501cm" draw:z-index="622" draw:name="Grafik 6" draw:style-name="gr1" draw:text-style-name="P1" svg:width="0.5cm" svg:height="0.5cm" svg:x="0.48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31cm" table:end-y="0.501cm" draw:z-index="587" draw:name="Grafik 13" draw:style-name="gr1" draw:text-style-name="P1" svg:width="0.5cm" svg:height="0.5cm" svg:x="0.48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1" table:end-x="0.415cm" table:end-y="0.501cm" draw:z-index="7" draw:name="Grafik 13" draw:style-name="gr1" draw:text-style-name="P1" svg:width="0.5cm" svg:height="0.5cm" svg:x="0.46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42:34</text:p>
          </table:table-cell>
          <table:table-cell office:value-type="float" office:value="51">
            <text:p>51</text:p>
          </table:table-cell>
          <table:table-cell table:number-columns-repeated="974"/>
        </table:table-row>
        <table:table-row table:style-name="ro1">
          <table:table-cell office:value-type="float" office:value="11">
            <text:p>11</text:p>
            <draw:frame table:end-cell-address="Tabelle1.B12" table:end-x="0.498cm" table:end-y="0.5cm" draw:z-index="38" draw:name="Grafik 13" draw:style-name="gr1" draw:text-style-name="P1" svg:width="0.5cm" svg:height="0.5cm" svg:x="0.546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497cm" table:end-y="0.5cm" draw:z-index="480" draw:name="Grafik 9" draw:style-name="gr1" draw:text-style-name="P1" svg:width="0.5cm" svg:height="0.5cm" svg:x="0.545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45cm" table:end-y="0.5cm" draw:z-index="769" draw:name="Grafik 23" draw:style-name="gr1" draw:text-style-name="P1" svg:width="0.45cm" svg:height="0.5cm" svg:x="0.543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3cm" table:end-y="0.5cm" draw:z-index="842" draw:name="Grafik 24" draw:style-name="gr1" draw:text-style-name="P1" svg:width="0.5cm" svg:height="0.5cm" svg:x="0.542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1cm" table:end-y="0.5cm" draw:z-index="483" draw:name="Grafik 9" draw:style-name="gr1" draw:text-style-name="P1" svg:width="0.5cm" svg:height="0.5cm" svg:x="0.539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89cm" table:end-y="0.5cm" draw:z-index="592" draw:name="Grafik 6" draw:style-name="gr1" draw:text-style-name="P1" svg:width="0.5cm" svg:height="0.5cm" svg:x="0.537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88cm" table:end-y="0.5cm" draw:z-index="269" draw:name="Grafik 16" draw:style-name="gr1" draw:text-style-name="P1" svg:width="0.5cm" svg:height="0.5cm" svg:x="0.536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85cm" table:end-y="0.5cm" draw:z-index="486" draw:name="Grafik 9" draw:style-name="gr1" draw:text-style-name="P1" svg:width="0.5cm" svg:height="0.5cm" svg:x="0.534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84cm" table:end-y="0.45cm" draw:z-index="235" draw:name="Grafik 4" draw:style-name="gr1" draw:text-style-name="P1" svg:width="0.5cm" svg:height="0.45cm" svg:x="0.532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82cm" table:end-y="0.5cm" draw:z-index="380" draw:name="Grafik 18" draw:style-name="gr1" draw:text-style-name="P1" svg:width="0.5cm" svg:height="0.5cm" svg:x="0.53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8cm" table:end-y="0.5cm" draw:z-index="345" draw:name="Grafik 12" draw:style-name="gr1" draw:text-style-name="P1" svg:width="0.4cm" svg:height="0.5cm" svg:x="0.529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378cm" table:end-y="0.5cm" draw:z-index="346" draw:name="Grafik 12" draw:style-name="gr1" draw:text-style-name="P1" svg:width="0.4cm" svg:height="0.5cm" svg:x="0.526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76cm" table:end-y="0.5cm" draw:z-index="599" draw:name="Grafik 6" draw:style-name="gr1" draw:text-style-name="P1" svg:width="0.5cm" svg:height="0.5cm" svg:x="0.524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75cm" table:end-y="0.5cm" draw:z-index="852" draw:name="Grafik 24" draw:style-name="gr1" draw:text-style-name="P1" svg:width="0.5cm" svg:height="0.5cm" svg:x="0.523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72cm" table:end-y="0.5cm" draw:z-index="421" draw:name="Grafik 15" draw:style-name="gr1" draw:text-style-name="P1" svg:width="0.5cm" svg:height="0.5cm" svg:x="0.521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71cm" table:end-y="0.5cm" draw:z-index="854" draw:name="Grafik 24" draw:style-name="gr1" draw:text-style-name="P1" svg:width="0.5cm" svg:height="0.5cm" svg:x="0.519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69cm" table:end-y="0.5cm" draw:z-index="387" draw:name="Grafik 18" draw:style-name="gr1" draw:text-style-name="P1" svg:width="0.5cm" svg:height="0.5cm" svg:x="0.517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67cm" table:end-y="0.5cm" draw:z-index="388" draw:name="Grafik 18" draw:style-name="gr1" draw:text-style-name="P1" svg:width="0.5cm" svg:height="0.5cm" svg:x="0.515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65cm" table:end-y="0.45cm" draw:z-index="641" draw:name="Grafik 5" draw:style-name="gr1" draw:text-style-name="P1" svg:width="0.5cm" svg:height="0.45cm" svg:x="0.51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63cm" table:end-y="0.45cm" draw:z-index="642" draw:name="Grafik 5" draw:style-name="gr1" draw:text-style-name="P1" svg:width="0.5cm" svg:height="0.45cm" svg:x="0.511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62cm" table:end-y="0.5cm" draw:z-index="391" draw:name="Grafik 18" draw:style-name="gr1" draw:text-style-name="P1" svg:width="0.5cm" svg:height="0.5cm" svg:x="0.51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59cm" table:end-y="0.5cm" draw:z-index="392" draw:name="Grafik 18" draw:style-name="gr1" draw:text-style-name="P1" svg:width="0.5cm" svg:height="0.5cm" svg:x="0.508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57cm" table:end-y="0.5cm" draw:z-index="393" draw:name="Grafik 18" draw:style-name="gr1" draw:text-style-name="P1" svg:width="0.5cm" svg:height="0.5cm" svg:x="0.505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56cm" table:end-y="0.5cm" draw:z-index="574" draw:name="Grafik 13" draw:style-name="gr1" draw:text-style-name="P1" svg:width="0.5cm" svg:height="0.5cm" svg:x="0.50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54cm" table:end-y="0.5cm" draw:z-index="575" draw:name="Grafik 13" draw:style-name="gr1" draw:text-style-name="P1" svg:width="0.5cm" svg:height="0.5cm" svg:x="0.50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52cm" table:end-y="0.5cm" draw:z-index="612" draw:name="Grafik 6" draw:style-name="gr1" draw:text-style-name="P1" svg:width="0.5cm" svg:height="0.5cm" svg:x="0.501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5cm" table:end-y="0.5cm" draw:z-index="721" draw:name="Grafik 11" draw:style-name="gr1" draw:text-style-name="P1" svg:width="0.5cm" svg:height="0.5cm" svg:x="0.49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49cm" table:end-y="0.5cm" draw:z-index="722" draw:name="Grafik 11" draw:style-name="gr1" draw:text-style-name="P1" svg:width="0.5cm" svg:height="0.5cm" svg:x="0.497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46cm" table:end-y="0.5cm" draw:z-index="723" draw:name="Grafik 11" draw:style-name="gr1" draw:text-style-name="P1" svg:width="0.5cm" svg:height="0.5cm" svg:x="0.495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44cm" table:end-y="0.5cm" draw:z-index="724" draw:name="Grafik 11" draw:style-name="gr1" draw:text-style-name="P1" svg:width="0.5cm" svg:height="0.5cm" svg:x="0.492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43cm" table:end-y="0.5cm" draw:z-index="509" draw:name="Grafik 9" draw:style-name="gr1" draw:text-style-name="P1" svg:width="0.5cm" svg:height="0.5cm" svg:x="0.49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41cm" table:end-y="0.5cm" draw:z-index="510" draw:name="Grafik 9" draw:style-name="gr1" draw:text-style-name="P1" svg:width="0.5cm" svg:height="0.5cm" svg:x="0.489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39cm" table:end-y="0.5cm" draw:z-index="583" draw:name="Grafik 13" draw:style-name="gr1" draw:text-style-name="P1" svg:width="0.5cm" svg:height="0.5cm" svg:x="0.488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37cm" table:end-y="0.5cm" draw:z-index="620" draw:name="Grafik 6" draw:style-name="gr1" draw:text-style-name="P1" svg:width="0.5cm" svg:height="0.5cm" svg:x="0.485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35cm" table:end-y="0.5cm" draw:z-index="621" draw:name="Grafik 6" draw:style-name="gr1" draw:text-style-name="P1" svg:width="0.5cm" svg:height="0.5cm" svg:x="0.483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34cm" table:end-y="0.5cm" draw:z-index="586" draw:name="Grafik 13" draw:style-name="gr1" draw:text-style-name="P1" svg:width="0.5cm" svg:height="0.5cm" svg:x="0.48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31cm" table:end-y="0.5cm" draw:z-index="551" draw:name="Grafik 21" draw:style-name="gr1" draw:text-style-name="P1" svg:width="0.5cm" svg:height="0.5cm" svg:x="0.48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2" table:end-x="0.415cm" table:end-y="0.5cm" draw:z-index="19" draw:name="Grafik 21" draw:style-name="gr1" draw:text-style-name="P1" svg:width="0.5cm" svg:height="0.5cm" svg:x="0.463cm" svg:y="0cm">
              <draw:image xlink:href="Pictures/100002010000003C0000003C4E48B47F.png" xlink:type="simple" xlink:show="embed" xlink:actuate="onLoad">
                <text:p/>
              </draw:image>
            </draw:frame>
          </table:table-cell>
          <table:table-cell/>
          <table:table-cell office:value-type="float" office:value="36">
            <text:p>36</text:p>
          </table:table-cell>
          <table:table-cell office:value-type="string">
            <text:p>46:36</text:p>
          </table:table-cell>
          <table:table-cell office:value-type="float" office:value="52">
            <text:p>52</text:p>
          </table:table-cell>
          <table:table-cell table:number-columns-repeated="974"/>
        </table:table-row>
        <table:table-row table:style-name="ro1">
          <table:table-cell office:value-type="float" office:value="12">
            <text:p>12</text:p>
            <draw:frame table:end-cell-address="Tabelle1.B13" table:end-x="0.448cm" table:end-y="0.5cm" draw:z-index="44" draw:name="Grafik 23" draw:style-name="gr1" draw:text-style-name="P1" svg:width="0.45cm" svg:height="0.5cm" svg:x="0.546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97cm" table:end-y="0.5cm" draw:z-index="372" draw:name="Grafik 18" draw:style-name="gr1" draw:text-style-name="P1" svg:width="0.5cm" svg:height="0.5cm" svg:x="0.545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95cm" table:end-y="0.5cm" draw:z-index="373" draw:name="Grafik 18" draw:style-name="gr1" draw:text-style-name="P1" svg:width="0.5cm" svg:height="0.5cm" svg:x="0.543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3cm" table:end-y="0.5cm" draw:z-index="590" draw:name="Grafik 6" draw:style-name="gr1" draw:text-style-name="P1" svg:width="0.5cm" svg:height="0.5cm" svg:x="0.542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1cm" table:end-y="0.5cm" draw:z-index="411" draw:name="Grafik 15" draw:style-name="gr1" draw:text-style-name="P1" svg:width="0.5cm" svg:height="0.5cm" svg:x="0.539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89cm" table:end-y="0.5cm" draw:z-index="376" draw:name="Grafik 18" draw:style-name="gr1" draw:text-style-name="P1" svg:width="0.5cm" svg:height="0.5cm" svg:x="0.537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88cm" table:end-y="0.45cm" draw:z-index="233" draw:name="Grafik 4" draw:style-name="gr1" draw:text-style-name="P1" svg:width="0.5cm" svg:height="0.45cm" svg:x="0.536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85cm" table:end-y="0.5cm" draw:z-index="414" draw:name="Grafik 15" draw:style-name="gr1" draw:text-style-name="P1" svg:width="0.5cm" svg:height="0.5cm" svg:x="0.534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84cm" table:end-y="0.5cm" draw:z-index="415" draw:name="Grafik 15" draw:style-name="gr1" draw:text-style-name="P1" svg:width="0.5cm" svg:height="0.5cm" svg:x="0.532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32cm" table:end-y="0.5cm" draw:z-index="776" draw:name="Grafik 23" draw:style-name="gr1" draw:text-style-name="P1" svg:width="0.45cm" svg:height="0.5cm" svg:x="0.53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8cm" table:end-y="0.5cm" draw:z-index="381" draw:name="Grafik 18" draw:style-name="gr1" draw:text-style-name="P1" svg:width="0.5cm" svg:height="0.5cm" svg:x="0.529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78cm" table:end-y="0.5cm" draw:z-index="382" draw:name="Grafik 18" draw:style-name="gr1" draw:text-style-name="P1" svg:width="0.5cm" svg:height="0.5cm" svg:x="0.526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376cm" table:end-y="0.5cm" draw:z-index="347" draw:name="Grafik 12" draw:style-name="gr1" draw:text-style-name="P1" svg:width="0.4cm" svg:height="0.5cm" svg:x="0.524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75cm" table:end-y="0.5cm" draw:z-index="348" draw:name="Grafik 12" draw:style-name="gr1" draw:text-style-name="P1" svg:width="0.4cm" svg:height="0.5cm" svg:x="0.523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72cm" table:end-y="0.5cm" draw:z-index="277" draw:name="Grafik 16" draw:style-name="gr1" draw:text-style-name="P1" svg:width="0.5cm" svg:height="0.5cm" svg:x="0.521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71cm" table:end-y="0.5cm" draw:z-index="386" draw:name="Grafik 18" draw:style-name="gr1" draw:text-style-name="P1" svg:width="0.5cm" svg:height="0.5cm" svg:x="0.519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69cm" table:end-y="0.5cm" draw:z-index="603" draw:name="Grafik 6" draw:style-name="gr1" draw:text-style-name="P1" svg:width="0.5cm" svg:height="0.5cm" svg:x="0.517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67cm" table:end-y="0.5cm" draw:z-index="604" draw:name="Grafik 6" draw:style-name="gr1" draw:text-style-name="P1" svg:width="0.5cm" svg:height="0.5cm" svg:x="0.515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65cm" table:end-y="0.5cm" draw:z-index="497" draw:name="Grafik 9" draw:style-name="gr1" draw:text-style-name="P1" svg:width="0.5cm" svg:height="0.5cm" svg:x="0.514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63cm" table:end-y="0.5cm" draw:z-index="390" draw:name="Grafik 18" draw:style-name="gr1" draw:text-style-name="P1" svg:width="0.5cm" svg:height="0.5cm" svg:x="0.511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62cm" table:end-y="0.45cm" draw:z-index="643" draw:name="Grafik 5" draw:style-name="gr1" draw:text-style-name="P1" svg:width="0.5cm" svg:height="0.45cm" svg:x="0.51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59cm" table:end-y="0.5cm" draw:z-index="572" draw:name="Grafik 13" draw:style-name="gr1" draw:text-style-name="P1" svg:width="0.5cm" svg:height="0.5cm" svg:x="0.508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57cm" table:end-y="0.5cm" draw:z-index="501" draw:name="Grafik 9" draw:style-name="gr1" draw:text-style-name="P1" svg:width="0.5cm" svg:height="0.5cm" svg:x="0.505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56cm" table:end-y="0.5cm" draw:z-index="394" draw:name="Grafik 18" draw:style-name="gr1" draw:text-style-name="P1" svg:width="0.5cm" svg:height="0.5cm" svg:x="0.504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54cm" table:end-y="0.5cm" draw:z-index="503" draw:name="Grafik 9" draw:style-name="gr1" draw:text-style-name="P1" svg:width="0.5cm" svg:height="0.5cm" svg:x="0.50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52cm" table:end-y="0.5cm" draw:z-index="468" draw:name="Grafik 10" draw:style-name="gr1" draw:text-style-name="P1" svg:width="0.5cm" svg:height="0.5cm" svg:x="0.50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5cm" table:end-y="0.5cm" draw:z-index="433" draw:name="Grafik 15" draw:style-name="gr1" draw:text-style-name="P1" svg:width="0.5cm" svg:height="0.5cm" svg:x="0.498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49cm" table:end-y="0.5cm" draw:z-index="362" draw:name="Grafik 12" draw:style-name="gr1" draw:text-style-name="P1" svg:width="0.4cm" svg:height="0.5cm" svg:x="0.497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346cm" table:end-y="0.5cm" draw:z-index="363" draw:name="Grafik 12" draw:style-name="gr1" draw:text-style-name="P1" svg:width="0.4cm" svg:height="0.5cm" svg:x="0.495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44cm" table:end-y="0.5cm" draw:z-index="580" draw:name="Grafik 13" draw:style-name="gr1" draw:text-style-name="P1" svg:width="0.5cm" svg:height="0.5cm" svg:x="0.49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43cm" table:end-y="0.5cm" draw:z-index="581" draw:name="Grafik 13" draw:style-name="gr1" draw:text-style-name="P1" svg:width="0.5cm" svg:height="0.5cm" svg:x="0.491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41cm" table:end-y="0.5cm" draw:z-index="582" draw:name="Grafik 13" draw:style-name="gr1" draw:text-style-name="P1" svg:width="0.5cm" svg:height="0.5cm" svg:x="0.489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39cm" table:end-y="0.5cm" draw:z-index="511" draw:name="Grafik 9" draw:style-name="gr1" draw:text-style-name="P1" svg:width="0.5cm" svg:height="0.5cm" svg:x="0.488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37cm" table:end-y="0.5cm" draw:z-index="512" draw:name="Grafik 9" draw:style-name="gr1" draw:text-style-name="P1" svg:width="0.5cm" svg:height="0.5cm" svg:x="0.485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435cm" table:end-y="0.5cm" draw:z-index="513" draw:name="Grafik 9" draw:style-name="gr1" draw:text-style-name="P1" svg:width="0.5cm" svg:height="0.5cm" svg:x="0.48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34cm" table:end-y="0.5cm" draw:z-index="514" draw:name="Grafik 9" draw:style-name="gr1" draw:text-style-name="P1" svg:width="0.5cm" svg:height="0.5cm" svg:x="0.48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31cm" table:end-y="0.5cm" draw:z-index="515" draw:name="Grafik 9" draw:style-name="gr1" draw:text-style-name="P1" svg:width="0.5cm" svg:height="0.5cm" svg:x="0.48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3" table:end-x="0.415cm" table:end-y="0.5cm" draw:z-index="6" draw:name="Grafik 9" draw:style-name="gr1" draw:text-style-name="P1" svg:width="0.5cm" svg:height="0.5cm" svg:x="0.46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50:50</text:p>
          </table:table-cell>
          <table:table-cell office:value-type="float" office:value="48">
            <text:p>48</text:p>
          </table:table-cell>
          <table:table-cell table:number-columns-repeated="974"/>
        </table:table-row>
        <table:table-row table:style-name="ro1">
          <table:table-cell office:value-type="float" office:value="13">
            <text:p>13</text:p>
            <draw:frame table:end-cell-address="Tabelle1.B14" table:end-x="0.498cm" table:end-y="0.451cm" draw:z-index="40" draw:name="Grafik 5" draw:style-name="gr1" draw:text-style-name="P1" svg:width="0.5cm" svg:height="0.45cm" svg:x="0.546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97cm" table:end-y="0.501cm" draw:z-index="840" draw:name="Grafik 24" draw:style-name="gr1" draw:text-style-name="P1" svg:width="0.5cm" svg:height="0.5cm" svg:x="0.545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5cm" table:end-y="0.501cm" draw:z-index="157" draw:name="Grafik 3" draw:style-name="gr1" draw:text-style-name="P1" svg:width="0.5cm" svg:height="0.5cm" svg:x="0.543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93cm" table:end-y="0.501cm" draw:z-index="266" draw:name="Grafik 16" draw:style-name="gr1" draw:text-style-name="P1" svg:width="0.5cm" svg:height="0.5cm" svg:x="0.542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91cm" table:end-y="0.501cm" draw:z-index="267" draw:name="Grafik 16" draw:style-name="gr1" draw:text-style-name="P1" svg:width="0.5cm" svg:height="0.5cm" svg:x="0.539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89cm" table:end-y="0.501cm" draw:z-index="844" draw:name="Grafik 24" draw:style-name="gr1" draw:text-style-name="P1" svg:width="0.5cm" svg:height="0.5cm" svg:x="0.537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88cm" table:end-y="0.501cm" draw:z-index="413" draw:name="Grafik 15" draw:style-name="gr1" draw:text-style-name="P1" svg:width="0.5cm" svg:height="0.5cm" svg:x="0.536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85cm" table:end-y="0.501cm" draw:z-index="846" draw:name="Grafik 24" draw:style-name="gr1" draw:text-style-name="P1" svg:width="0.5cm" svg:height="0.5cm" svg:x="0.534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84cm" table:end-y="0.501cm" draw:z-index="379" draw:name="Grafik 18" draw:style-name="gr1" draw:text-style-name="P1" svg:width="0.5cm" svg:height="0.5cm" svg:x="0.532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82cm" table:end-y="0.501cm" draw:z-index="848" draw:name="Grafik 24" draw:style-name="gr1" draw:text-style-name="P1" svg:width="0.5cm" svg:height="0.5cm" svg:x="0.53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8cm" table:end-y="0.501cm" draw:z-index="849" draw:name="Grafik 24" draw:style-name="gr1" draw:text-style-name="P1" svg:width="0.5cm" svg:height="0.5cm" svg:x="0.529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78cm" table:end-y="0.501cm" draw:z-index="850" draw:name="Grafik 24" draw:style-name="gr1" draw:text-style-name="P1" svg:width="0.5cm" svg:height="0.5cm" svg:x="0.526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76cm" table:end-y="0.501cm" draw:z-index="383" draw:name="Grafik 18" draw:style-name="gr1" draw:text-style-name="P1" svg:width="0.5cm" svg:height="0.5cm" svg:x="0.524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75cm" table:end-y="0.501cm" draw:z-index="384" draw:name="Grafik 18" draw:style-name="gr1" draw:text-style-name="P1" svg:width="0.5cm" svg:height="0.5cm" svg:x="0.523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72cm" table:end-y="0.501cm" draw:z-index="493" draw:name="Grafik 9" draw:style-name="gr1" draw:text-style-name="P1" svg:width="0.5cm" svg:height="0.5cm" svg:x="0.521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71cm" table:end-y="0.501cm" draw:z-index="494" draw:name="Grafik 9" draw:style-name="gr1" draw:text-style-name="P1" svg:width="0.5cm" svg:height="0.5cm" svg:x="0.519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69cm" table:end-y="0.501cm" draw:z-index="747" draw:name="Grafik 22" draw:style-name="gr1" draw:text-style-name="P1" svg:width="0.5cm" svg:height="0.5cm" svg:x="0.517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67cm" table:end-y="0.501cm" draw:z-index="748" draw:name="Grafik 22" draw:style-name="gr1" draw:text-style-name="P1" svg:width="0.5cm" svg:height="0.5cm" svg:x="0.515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65cm" table:end-y="0.501cm" draw:z-index="389" draw:name="Grafik 18" draw:style-name="gr1" draw:text-style-name="P1" svg:width="0.5cm" svg:height="0.5cm" svg:x="0.514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63cm" table:end-y="0.501cm" draw:z-index="606" draw:name="Grafik 6" draw:style-name="gr1" draw:text-style-name="P1" svg:width="0.5cm" svg:height="0.5cm" svg:x="0.51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62cm" table:end-y="0.501cm" draw:z-index="571" draw:name="Grafik 13" draw:style-name="gr1" draw:text-style-name="P1" svg:width="0.5cm" svg:height="0.5cm" svg:x="0.5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59cm" table:end-y="0.451cm" draw:z-index="644" draw:name="Grafik 5" draw:style-name="gr1" draw:text-style-name="P1" svg:width="0.5cm" svg:height="0.45cm" svg:x="0.508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57cm" table:end-y="0.501cm" draw:z-index="573" draw:name="Grafik 13" draw:style-name="gr1" draw:text-style-name="P1" svg:width="0.5cm" svg:height="0.5cm" svg:x="0.505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56cm" table:end-y="0.451cm" draw:z-index="646" draw:name="Grafik 5" draw:style-name="gr1" draw:text-style-name="P1" svg:width="0.5cm" svg:height="0.45cm" svg:x="0.504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54cm" table:end-y="0.451cm" draw:z-index="647" draw:name="Grafik 5" draw:style-name="gr1" draw:text-style-name="P1" svg:width="0.5cm" svg:height="0.45cm" svg:x="0.502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52cm" table:end-y="0.501cm" draw:z-index="576" draw:name="Grafik 13" draw:style-name="gr1" draw:text-style-name="P1" svg:width="0.5cm" svg:height="0.5cm" svg:x="0.50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5cm" table:end-y="0.501cm" draw:z-index="469" draw:name="Grafik 10" draw:style-name="gr1" draw:text-style-name="P1" svg:width="0.5cm" svg:height="0.5cm" svg:x="0.498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49cm" table:end-y="0.501cm" draw:z-index="434" draw:name="Grafik 15" draw:style-name="gr1" draw:text-style-name="P1" svg:width="0.5cm" svg:height="0.5cm" svg:x="0.497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46cm" table:end-y="0.501cm" draw:z-index="435" draw:name="Grafik 15" draw:style-name="gr1" draw:text-style-name="P1" svg:width="0.5cm" svg:height="0.5cm" svg:x="0.49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44cm" table:end-y="0.501cm" draw:z-index="436" draw:name="Grafik 15" draw:style-name="gr1" draw:text-style-name="P1" svg:width="0.5cm" svg:height="0.5cm" svg:x="0.492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43cm" table:end-y="0.501cm" draw:z-index="437" draw:name="Grafik 15" draw:style-name="gr1" draw:text-style-name="P1" svg:width="0.5cm" svg:height="0.5cm" svg:x="0.491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41cm" table:end-y="0.501cm" draw:z-index="438" draw:name="Grafik 15" draw:style-name="gr1" draw:text-style-name="P1" svg:width="0.5cm" svg:height="0.5cm" svg:x="0.489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39cm" table:end-y="0.501cm" draw:z-index="439" draw:name="Grafik 15" draw:style-name="gr1" draw:text-style-name="P1" svg:width="0.5cm" svg:height="0.5cm" svg:x="0.488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37cm" table:end-y="0.501cm" draw:z-index="440" draw:name="Grafik 15" draw:style-name="gr1" draw:text-style-name="P1" svg:width="0.5cm" svg:height="0.5cm" svg:x="0.48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35cm" table:end-y="0.501cm" draw:z-index="441" draw:name="Grafik 15" draw:style-name="gr1" draw:text-style-name="P1" svg:width="0.5cm" svg:height="0.5cm" svg:x="0.483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34cm" table:end-y="0.501cm" draw:z-index="478" draw:name="Grafik 10" draw:style-name="gr1" draw:text-style-name="P1" svg:width="0.5cm" svg:height="0.5cm" svg:x="0.482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431cm" table:end-y="0.501cm" draw:z-index="479" draw:name="Grafik 10" draw:style-name="gr1" draw:text-style-name="P1" svg:width="0.5cm" svg:height="0.5cm" svg:x="0.48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4" table:end-x="0.415cm" table:end-y="0.501cm" draw:z-index="5" draw:name="Grafik 10" draw:style-name="gr1" draw:text-style-name="P1" svg:width="0.5cm" svg:height="0.5cm" svg:x="0.463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44:43</text:p>
          </table:table-cell>
          <table:table-cell office:value-type="float" office:value="45">
            <text:p>45</text:p>
          </table:table-cell>
          <table:table-cell table:number-columns-repeated="974"/>
        </table:table-row>
        <table:table-row table:style-name="ro1">
          <table:table-cell office:value-type="float" office:value="14">
            <text:p>14</text:p>
            <draw:frame table:end-cell-address="Tabelle1.B15" table:end-x="0.498cm" table:end-y="0.451cm" draw:z-index="30" draw:name="Grafik 4" draw:style-name="gr1" draw:text-style-name="P1" svg:width="0.5cm" svg:height="0.45cm" svg:x="0.546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97cm" table:end-y="0.501cm" draw:z-index="588" draw:name="Grafik 6" draw:style-name="gr1" draw:text-style-name="P1" svg:width="0.5cm" svg:height="0.5cm" svg:x="0.545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5cm" table:end-y="0.451cm" draw:z-index="229" draw:name="Grafik 4" draw:style-name="gr1" draw:text-style-name="P1" svg:width="0.5cm" svg:height="0.45cm" svg:x="0.543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3cm" table:end-y="0.501cm" draw:z-index="734" draw:name="Grafik 22" draw:style-name="gr1" draw:text-style-name="P1" svg:width="0.5cm" svg:height="0.5cm" svg:x="0.542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91cm" table:end-y="0.501cm" draw:z-index="843" draw:name="Grafik 24" draw:style-name="gr1" draw:text-style-name="P1" svg:width="0.5cm" svg:height="0.5cm" svg:x="0.539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89cm" table:end-y="0.501cm" draw:z-index="412" draw:name="Grafik 15" draw:style-name="gr1" draw:text-style-name="P1" svg:width="0.5cm" svg:height="0.5cm" svg:x="0.537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88cm" table:end-y="0.501cm" draw:z-index="377" draw:name="Grafik 18" draw:style-name="gr1" draw:text-style-name="P1" svg:width="0.5cm" svg:height="0.5cm" svg:x="0.536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85cm" table:end-y="0.501cm" draw:z-index="558" draw:name="Grafik 13" draw:style-name="gr1" draw:text-style-name="P1" svg:width="0.5cm" svg:height="0.5cm" svg:x="0.534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84cm" table:end-y="0.501cm" draw:z-index="847" draw:name="Grafik 24" draw:style-name="gr1" draw:text-style-name="P1" svg:width="0.5cm" svg:height="0.5cm" svg:x="0.532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82cm" table:end-y="0.501cm" draw:z-index="488" draw:name="Grafik 9" draw:style-name="gr1" draw:text-style-name="P1" svg:width="0.5cm" svg:height="0.5cm" svg:x="0.53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8cm" table:end-y="0.501cm" draw:z-index="489" draw:name="Grafik 9" draw:style-name="gr1" draw:text-style-name="P1" svg:width="0.5cm" svg:height="0.5cm" svg:x="0.529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78cm" table:end-y="0.501cm" draw:z-index="490" draw:name="Grafik 9" draw:style-name="gr1" draw:text-style-name="P1" svg:width="0.5cm" svg:height="0.5cm" svg:x="0.52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76cm" table:end-y="0.501cm" draw:z-index="491" draw:name="Grafik 9" draw:style-name="gr1" draw:text-style-name="P1" svg:width="0.5cm" svg:height="0.5cm" svg:x="0.52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75cm" table:end-y="0.501cm" draw:z-index="276" draw:name="Grafik 16" draw:style-name="gr1" draw:text-style-name="P1" svg:width="0.5cm" svg:height="0.5cm" svg:x="0.52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72cm" table:end-y="0.501cm" draw:z-index="385" draw:name="Grafik 18" draw:style-name="gr1" draw:text-style-name="P1" svg:width="0.5cm" svg:height="0.5cm" svg:x="0.521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71cm" table:end-y="0.501cm" draw:z-index="278" draw:name="Grafik 16" draw:style-name="gr1" draw:text-style-name="P1" svg:width="0.5cm" svg:height="0.5cm" svg:x="0.519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69cm" table:end-y="0.501cm" draw:z-index="495" draw:name="Grafik 9" draw:style-name="gr1" draw:text-style-name="P1" svg:width="0.5cm" svg:height="0.5cm" svg:x="0.517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67cm" table:end-y="0.501cm" draw:z-index="568" draw:name="Grafik 13" draw:style-name="gr1" draw:text-style-name="P1" svg:width="0.5cm" svg:height="0.5cm" svg:x="0.515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65cm" table:end-y="0.501cm" draw:z-index="605" draw:name="Grafik 6" draw:style-name="gr1" draw:text-style-name="P1" svg:width="0.5cm" svg:height="0.5cm" svg:x="0.51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63cm" table:end-y="0.501cm" draw:z-index="570" draw:name="Grafik 13" draw:style-name="gr1" draw:text-style-name="P1" svg:width="0.5cm" svg:height="0.5cm" svg:x="0.51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62cm" table:end-y="0.501cm" draw:z-index="607" draw:name="Grafik 6" draw:style-name="gr1" draw:text-style-name="P1" svg:width="0.5cm" svg:height="0.5cm" svg:x="0.5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59cm" table:end-y="0.501cm" draw:z-index="500" draw:name="Grafik 9" draw:style-name="gr1" draw:text-style-name="P1" svg:width="0.5cm" svg:height="0.5cm" svg:x="0.508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57cm" table:end-y="0.501cm" draw:z-index="609" draw:name="Grafik 6" draw:style-name="gr1" draw:text-style-name="P1" svg:width="0.5cm" svg:height="0.5cm" svg:x="0.505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56cm" table:end-y="0.501cm" draw:z-index="502" draw:name="Grafik 9" draw:style-name="gr1" draw:text-style-name="P1" svg:width="0.5cm" svg:height="0.5cm" svg:x="0.50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54cm" table:end-y="0.501cm" draw:z-index="395" draw:name="Grafik 18" draw:style-name="gr1" draw:text-style-name="P1" svg:width="0.5cm" svg:height="0.5cm" svg:x="0.502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52cm" table:end-y="0.501cm" draw:z-index="504" draw:name="Grafik 9" draw:style-name="gr1" draw:text-style-name="P1" svg:width="0.5cm" svg:height="0.5cm" svg:x="0.501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5cm" table:end-y="0.501cm" draw:z-index="577" draw:name="Grafik 13" draw:style-name="gr1" draw:text-style-name="P1" svg:width="0.5cm" svg:height="0.5cm" svg:x="0.498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49cm" table:end-y="0.501cm" draw:z-index="578" draw:name="Grafik 13" draw:style-name="gr1" draw:text-style-name="P1" svg:width="0.5cm" svg:height="0.5cm" svg:x="0.497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46cm" table:end-y="0.501cm" draw:z-index="579" draw:name="Grafik 13" draw:style-name="gr1" draw:text-style-name="P1" svg:width="0.5cm" svg:height="0.5cm" svg:x="0.495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44cm" table:end-y="0.501cm" draw:z-index="364" draw:name="Grafik 12" draw:style-name="gr1" draw:text-style-name="P1" svg:width="0.4cm" svg:height="0.5cm" svg:x="0.492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43cm" table:end-y="0.501cm" draw:z-index="365" draw:name="Grafik 12" draw:style-name="gr1" draw:text-style-name="P1" svg:width="0.4cm" svg:height="0.5cm" svg:x="0.491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41cm" table:end-y="0.501cm" draw:z-index="474" draw:name="Grafik 10" draw:style-name="gr1" draw:text-style-name="P1" svg:width="0.5cm" svg:height="0.5cm" svg:x="0.489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39cm" table:end-y="0.501cm" draw:z-index="367" draw:name="Grafik 12" draw:style-name="gr1" draw:text-style-name="P1" svg:width="0.4cm" svg:height="0.5cm" svg:x="0.488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37cm" table:end-y="0.501cm" draw:z-index="332" draw:name="Grafik 14" draw:style-name="gr1" draw:text-style-name="P1" svg:width="0.5cm" svg:height="0.5cm" svg:x="0.485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435cm" table:end-y="0.501cm" draw:z-index="477" draw:name="Grafik 10" draw:style-name="gr1" draw:text-style-name="P1" svg:width="0.5cm" svg:height="0.5cm" svg:x="0.483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34cm" table:end-y="0.501cm" draw:z-index="442" draw:name="Grafik 15" draw:style-name="gr1" draw:text-style-name="P1" svg:width="0.5cm" svg:height="0.5cm" svg:x="0.482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31cm" table:end-y="0.501cm" draw:z-index="443" draw:name="Grafik 15" draw:style-name="gr1" draw:text-style-name="P1" svg:width="0.5cm" svg:height="0.5cm" svg:x="0.48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5" table:end-x="0.415cm" table:end-y="0.501cm" draw:z-index="4" draw:name="Grafik 15" draw:style-name="gr1" draw:text-style-name="P1" svg:width="0.5cm" svg:height="0.5cm" svg:x="0.463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38:49</text:p>
          </table:table-cell>
          <table:table-cell office:value-type="float" office:value="45">
            <text:p>45</text:p>
          </table:table-cell>
          <table:table-cell table:number-columns-repeated="974"/>
        </table:table-row>
        <table:table-row table:style-name="ro1">
          <table:table-cell office:value-type="float" office:value="15">
            <text:p>15</text:p>
            <draw:frame table:end-cell-address="Tabelle1.B16" table:end-x="0.498cm" table:end-y="0.5cm" draw:z-index="28" draw:name="Grafik 3" draw:style-name="gr1" draw:text-style-name="P1" svg:width="0.5cm" svg:height="0.5cm" svg:x="0.546cm" svg:y="0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97cm" table:end-y="0.45cm" draw:z-index="624" draw:name="Grafik 5" draw:style-name="gr1" draw:text-style-name="P1" svg:width="0.5cm" svg:height="0.45cm" svg:x="0.545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5cm" table:end-y="0.5cm" draw:z-index="733" draw:name="Grafik 22" draw:style-name="gr1" draw:text-style-name="P1" svg:width="0.5cm" svg:height="0.5cm" svg:x="0.543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3cm" table:end-y="0.5cm" draw:z-index="662" draw:name="Grafik 7" draw:style-name="gr1" draw:text-style-name="P1" svg:width="0.5cm" svg:height="0.5cm" svg:x="0.542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1cm" table:end-y="0.45cm" draw:z-index="231" draw:name="Grafik 4" draw:style-name="gr1" draw:text-style-name="P1" svg:width="0.5cm" svg:height="0.45cm" svg:x="0.539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89cm" table:end-y="0.45cm" draw:z-index="232" draw:name="Grafik 4" draw:style-name="gr1" draw:text-style-name="P1" svg:width="0.5cm" svg:height="0.45cm" svg:x="0.537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88cm" table:end-y="0.5cm" draw:z-index="845" draw:name="Grafik 24" draw:style-name="gr1" draw:text-style-name="P1" svg:width="0.5cm" svg:height="0.5cm" svg:x="0.536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85cm" table:end-y="0.5cm" draw:z-index="378" draw:name="Grafik 18" draw:style-name="gr1" draw:text-style-name="P1" svg:width="0.5cm" svg:height="0.5cm" svg:x="0.534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84cm" table:end-y="0.5cm" draw:z-index="559" draw:name="Grafik 13" draw:style-name="gr1" draw:text-style-name="P1" svg:width="0.5cm" svg:height="0.5cm" svg:x="0.53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82cm" table:end-y="0.45cm" draw:z-index="236" draw:name="Grafik 4" draw:style-name="gr1" draw:text-style-name="P1" svg:width="0.5cm" svg:height="0.45cm" svg:x="0.53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8cm" table:end-y="0.45cm" draw:z-index="237" draw:name="Grafik 4" draw:style-name="gr1" draw:text-style-name="P1" svg:width="0.5cm" svg:height="0.45cm" svg:x="0.529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78cm" table:end-y="0.5cm" draw:z-index="562" draw:name="Grafik 13" draw:style-name="gr1" draw:text-style-name="P1" svg:width="0.5cm" svg:height="0.5cm" svg:x="0.526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76cm" table:end-y="0.5cm" draw:z-index="563" draw:name="Grafik 13" draw:style-name="gr1" draw:text-style-name="P1" svg:width="0.5cm" svg:height="0.5cm" svg:x="0.52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75cm" table:end-y="0.5cm" draw:z-index="492" draw:name="Grafik 9" draw:style-name="gr1" draw:text-style-name="P1" svg:width="0.5cm" svg:height="0.5cm" svg:x="0.52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372cm" table:end-y="0.5cm" draw:z-index="349" draw:name="Grafik 12" draw:style-name="gr1" draw:text-style-name="P1" svg:width="0.4cm" svg:height="0.5cm" svg:x="0.521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71cm" table:end-y="0.5cm" draw:z-index="566" draw:name="Grafik 13" draw:style-name="gr1" draw:text-style-name="P1" svg:width="0.5cm" svg:height="0.5cm" svg:x="0.519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69cm" table:end-y="0.5cm" draw:z-index="279" draw:name="Grafik 16" draw:style-name="gr1" draw:text-style-name="P1" svg:width="0.5cm" svg:height="0.5cm" svg:x="0.517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67cm" table:end-y="0.5cm" draw:z-index="496" draw:name="Grafik 9" draw:style-name="gr1" draw:text-style-name="P1" svg:width="0.5cm" svg:height="0.5cm" svg:x="0.515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65cm" table:end-y="0.5cm" draw:z-index="569" draw:name="Grafik 13" draw:style-name="gr1" draw:text-style-name="P1" svg:width="0.5cm" svg:height="0.5cm" svg:x="0.51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63cm" table:end-y="0.5cm" draw:z-index="498" draw:name="Grafik 9" draw:style-name="gr1" draw:text-style-name="P1" svg:width="0.5cm" svg:height="0.5cm" svg:x="0.51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62cm" table:end-y="0.5cm" draw:z-index="499" draw:name="Grafik 9" draw:style-name="gr1" draw:text-style-name="P1" svg:width="0.5cm" svg:height="0.5cm" svg:x="0.5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59cm" table:end-y="0.5cm" draw:z-index="608" draw:name="Grafik 6" draw:style-name="gr1" draw:text-style-name="P1" svg:width="0.5cm" svg:height="0.5cm" svg:x="0.508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57cm" table:end-y="0.45cm" draw:z-index="645" draw:name="Grafik 5" draw:style-name="gr1" draw:text-style-name="P1" svg:width="0.5cm" svg:height="0.45cm" svg:x="0.505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56cm" table:end-y="0.5cm" draw:z-index="322" draw:name="Grafik 14" draw:style-name="gr1" draw:text-style-name="P1" svg:width="0.5cm" svg:height="0.5cm" svg:x="0.50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54cm" table:end-y="0.5cm" draw:z-index="611" draw:name="Grafik 6" draw:style-name="gr1" draw:text-style-name="P1" svg:width="0.5cm" svg:height="0.5cm" svg:x="0.502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52cm" table:end-y="0.5cm" draw:z-index="396" draw:name="Grafik 18" draw:style-name="gr1" draw:text-style-name="P1" svg:width="0.5cm" svg:height="0.5cm" svg:x="0.501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35cm" table:end-y="0.5cm" draw:z-index="361" draw:name="Grafik 12" draw:style-name="gr1" draw:text-style-name="P1" svg:width="0.4cm" svg:height="0.5cm" svg:x="0.498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49cm" table:end-y="0.5cm" draw:z-index="470" draw:name="Grafik 10" draw:style-name="gr1" draw:text-style-name="P1" svg:width="0.5cm" svg:height="0.5cm" svg:x="0.497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46cm" table:end-y="0.5cm" draw:z-index="471" draw:name="Grafik 10" draw:style-name="gr1" draw:text-style-name="P1" svg:width="0.5cm" svg:height="0.5cm" svg:x="0.495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44cm" table:end-y="0.5cm" draw:z-index="472" draw:name="Grafik 10" draw:style-name="gr1" draw:text-style-name="P1" svg:width="0.5cm" svg:height="0.5cm" svg:x="0.492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43cm" table:end-y="0.5cm" draw:z-index="473" draw:name="Grafik 10" draw:style-name="gr1" draw:text-style-name="P1" svg:width="0.5cm" svg:height="0.5cm" svg:x="0.49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41cm" table:end-y="0.5cm" draw:z-index="366" draw:name="Grafik 12" draw:style-name="gr1" draw:text-style-name="P1" svg:width="0.4cm" svg:height="0.5cm" svg:x="0.489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39cm" table:end-y="0.5cm" draw:z-index="475" draw:name="Grafik 10" draw:style-name="gr1" draw:text-style-name="P1" svg:width="0.5cm" svg:height="0.5cm" svg:x="0.488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337cm" table:end-y="0.5cm" draw:z-index="368" draw:name="Grafik 12" draw:style-name="gr1" draw:text-style-name="P1" svg:width="0.4cm" svg:height="0.5cm" svg:x="0.485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335cm" table:end-y="0.5cm" draw:z-index="369" draw:name="Grafik 12" draw:style-name="gr1" draw:text-style-name="P1" svg:width="0.4cm" svg:height="0.5cm" svg:x="0.483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34cm" table:end-y="0.5cm" draw:z-index="406" draw:name="Grafik 18" draw:style-name="gr1" draw:text-style-name="P1" svg:width="0.5cm" svg:height="0.5cm" svg:x="0.482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31cm" table:end-y="0.5cm" draw:z-index="407" draw:name="Grafik 18" draw:style-name="gr1" draw:text-style-name="P1" svg:width="0.5cm" svg:height="0.5cm" svg:x="0.48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6" table:end-x="0.415cm" table:end-y="0.5cm" draw:z-index="18" draw:name="Grafik 18" draw:style-name="gr1" draw:text-style-name="P1" svg:width="0.5cm" svg:height="0.5cm" svg:x="0.463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31:42</text:p>
          </table:table-cell>
          <table:table-cell office:value-type="float" office:value="41">
            <text:p>41</text:p>
          </table:table-cell>
          <table:table-cell table:number-columns-repeated="974"/>
        </table:table-row>
        <table:table-row table:style-name="ro1">
          <table:table-cell office:value-type="float" office:value="16">
            <text:p>16</text:p>
            <draw:frame table:end-cell-address="Tabelle1.B17" table:end-x="0.398cm" table:end-y="0.5cm" draw:z-index="29" draw:name="Grafik 20" draw:style-name="gr1" draw:text-style-name="P1" svg:width="0.4cm" svg:height="0.5cm" svg:x="0.546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97cm" table:end-y="0.5cm" draw:z-index="552" draw:name="Grafik 13" draw:style-name="gr1" draw:text-style-name="P1" svg:width="0.5cm" svg:height="0.5cm" svg:x="0.545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5cm" table:end-y="0.5cm" draw:z-index="481" draw:name="Grafik 9" draw:style-name="gr1" draw:text-style-name="P1" svg:width="0.5cm" svg:height="0.5cm" svg:x="0.54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43cm" table:end-y="0.5cm" draw:z-index="770" draw:name="Grafik 23" draw:style-name="gr1" draw:text-style-name="P1" svg:width="0.45cm" svg:height="0.5cm" svg:x="0.542cm" svg:y="0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1cm" table:end-y="0.5cm" draw:z-index="735" draw:name="Grafik 22" draw:style-name="gr1" draw:text-style-name="P1" svg:width="0.5cm" svg:height="0.5cm" svg:x="0.539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89cm" table:end-y="0.5cm" draw:z-index="556" draw:name="Grafik 13" draw:style-name="gr1" draw:text-style-name="P1" svg:width="0.5cm" svg:height="0.5cm" svg:x="0.537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88cm" table:end-y="0.5cm" draw:z-index="557" draw:name="Grafik 13" draw:style-name="gr1" draw:text-style-name="P1" svg:width="0.5cm" svg:height="0.5cm" svg:x="0.536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85cm" table:end-y="0.5cm" draw:z-index="270" draw:name="Grafik 16" draw:style-name="gr1" draw:text-style-name="P1" svg:width="0.5cm" svg:height="0.5cm" svg:x="0.53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84cm" table:end-y="0.5cm" draw:z-index="271" draw:name="Grafik 16" draw:style-name="gr1" draw:text-style-name="P1" svg:width="0.5cm" svg:height="0.5cm" svg:x="0.532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82cm" table:end-y="0.5cm" draw:z-index="560" draw:name="Grafik 13" draw:style-name="gr1" draw:text-style-name="P1" svg:width="0.5cm" svg:height="0.5cm" svg:x="0.53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8cm" table:end-y="0.5cm" draw:z-index="561" draw:name="Grafik 13" draw:style-name="gr1" draw:text-style-name="P1" svg:width="0.5cm" svg:height="0.5cm" svg:x="0.529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78cm" table:end-y="0.5cm" draw:z-index="742" draw:name="Grafik 22" draw:style-name="gr1" draw:text-style-name="P1" svg:width="0.5cm" svg:height="0.5cm" svg:x="0.526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76cm" table:end-y="0.5cm" draw:z-index="743" draw:name="Grafik 22" draw:style-name="gr1" draw:text-style-name="P1" svg:width="0.5cm" svg:height="0.5cm" svg:x="0.524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75cm" table:end-y="0.5cm" draw:z-index="564" draw:name="Grafik 13" draw:style-name="gr1" draw:text-style-name="P1" svg:width="0.5cm" svg:height="0.5cm" svg:x="0.523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72cm" table:end-y="0.5cm" draw:z-index="745" draw:name="Grafik 22" draw:style-name="gr1" draw:text-style-name="P1" svg:width="0.5cm" svg:height="0.5cm" svg:x="0.521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71cm" table:end-y="0.5cm" draw:z-index="746" draw:name="Grafik 22" draw:style-name="gr1" draw:text-style-name="P1" svg:width="0.5cm" svg:height="0.5cm" svg:x="0.519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69cm" table:end-y="0.5cm" draw:z-index="567" draw:name="Grafik 13" draw:style-name="gr1" draw:text-style-name="P1" svg:width="0.5cm" svg:height="0.5cm" svg:x="0.517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67cm" table:end-y="0.5cm" draw:z-index="280" draw:name="Grafik 16" draw:style-name="gr1" draw:text-style-name="P1" svg:width="0.5cm" svg:height="0.5cm" svg:x="0.515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65cm" table:end-y="0.5cm" draw:z-index="281" draw:name="Grafik 16" draw:style-name="gr1" draw:text-style-name="P1" svg:width="0.5cm" svg:height="0.5cm" svg:x="0.51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63cm" table:end-y="0.5cm" draw:z-index="282" draw:name="Grafik 16" draw:style-name="gr1" draw:text-style-name="P1" svg:width="0.5cm" svg:height="0.5cm" svg:x="0.511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362cm" table:end-y="0.5cm" draw:z-index="355" draw:name="Grafik 12" draw:style-name="gr1" draw:text-style-name="P1" svg:width="0.4cm" svg:height="0.5cm" svg:x="0.51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359cm" table:end-y="0.5cm" draw:z-index="356" draw:name="Grafik 12" draw:style-name="gr1" draw:text-style-name="P1" svg:width="0.4cm" svg:height="0.5cm" svg:x="0.508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57cm" table:end-y="0.5cm" draw:z-index="321" draw:name="Grafik 14" draw:style-name="gr1" draw:text-style-name="P1" svg:width="0.5cm" svg:height="0.5cm" svg:x="0.505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56cm" table:end-y="0.5cm" draw:z-index="610" draw:name="Grafik 6" draw:style-name="gr1" draw:text-style-name="P1" svg:width="0.5cm" svg:height="0.5cm" svg:x="0.504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54cm" table:end-y="0.5cm" draw:z-index="359" draw:name="Grafik 12" draw:style-name="gr1" draw:text-style-name="P1" svg:width="0.4cm" svg:height="0.5cm" svg:x="0.502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52cm" table:end-y="0.5cm" draw:z-index="360" draw:name="Grafik 12" draw:style-name="gr1" draw:text-style-name="P1" svg:width="0.4cm" svg:height="0.5cm" svg:x="0.501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5cm" table:end-y="0.5cm" draw:z-index="397" draw:name="Grafik 18" draw:style-name="gr1" draw:text-style-name="P1" svg:width="0.5cm" svg:height="0.5cm" svg:x="0.498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49cm" table:end-y="0.5cm" draw:z-index="398" draw:name="Grafik 18" draw:style-name="gr1" draw:text-style-name="P1" svg:width="0.5cm" svg:height="0.5cm" svg:x="0.497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46cm" table:end-y="0.5cm" draw:z-index="399" draw:name="Grafik 18" draw:style-name="gr1" draw:text-style-name="P1" svg:width="0.5cm" svg:height="0.5cm" svg:x="0.495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44cm" table:end-y="0.5cm" draw:z-index="400" draw:name="Grafik 18" draw:style-name="gr1" draw:text-style-name="P1" svg:width="0.5cm" svg:height="0.5cm" svg:x="0.492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43cm" table:end-y="0.5cm" draw:z-index="401" draw:name="Grafik 18" draw:style-name="gr1" draw:text-style-name="P1" svg:width="0.5cm" svg:height="0.5cm" svg:x="0.491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41cm" table:end-y="0.5cm" draw:z-index="402" draw:name="Grafik 18" draw:style-name="gr1" draw:text-style-name="P1" svg:width="0.5cm" svg:height="0.5cm" svg:x="0.489cm" svg:y="0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39cm" table:end-y="0.5cm" draw:z-index="331" draw:name="Grafik 14" draw:style-name="gr1" draw:text-style-name="P1" svg:width="0.5cm" svg:height="0.5cm" svg:x="0.488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37cm" table:end-y="0.5cm" draw:z-index="476" draw:name="Grafik 10" draw:style-name="gr1" draw:text-style-name="P1" svg:width="0.5cm" svg:height="0.5cm" svg:x="0.485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35cm" table:end-y="0.5cm" draw:z-index="333" draw:name="Grafik 14" draw:style-name="gr1" draw:text-style-name="P1" svg:width="0.5cm" svg:height="0.5cm" svg:x="0.483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34cm" table:end-y="0.5cm" draw:z-index="334" draw:name="Grafik 14" draw:style-name="gr1" draw:text-style-name="P1" svg:width="0.5cm" svg:height="0.5cm" svg:x="0.482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331cm" table:end-y="0.5cm" draw:z-index="371" draw:name="Grafik 12" draw:style-name="gr1" draw:text-style-name="P1" svg:width="0.4cm" svg:height="0.5cm" svg:x="0.48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7" table:end-x="0.315cm" table:end-y="0.5cm" draw:z-index="17" draw:name="Grafik 12" draw:style-name="gr1" draw:text-style-name="P1" svg:width="0.4cm" svg:height="0.5cm" svg:x="0.463cm" svg:y="0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44:46</text:p>
          </table:table-cell>
          <table:table-cell office:value-type="float" office:value="42">
            <text:p>42</text:p>
          </table:table-cell>
          <table:table-cell table:number-columns-repeated="974"/>
        </table:table-row>
        <table:table-row table:style-name="ro1">
          <table:table-cell office:value-type="float" office:value="17">
            <text:p>17</text:p>
            <draw:frame table:end-cell-address="Tabelle1.B18" table:end-x="0.498cm" table:end-y="0.501cm" draw:z-index="36" draw:name="Grafik 9" draw:style-name="gr1" draw:text-style-name="P1" svg:width="0.5cm" svg:height="0.5cm" svg:x="0.54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7cm" table:end-y="0.501cm" draw:z-index="408" draw:name="Grafik 15" draw:style-name="gr1" draw:text-style-name="P1" svg:width="0.5cm" svg:height="0.5cm" svg:x="0.54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95cm" table:end-y="0.501cm" draw:z-index="553" draw:name="Grafik 13" draw:style-name="gr1" draw:text-style-name="P1" svg:width="0.5cm" svg:height="0.5cm" svg:x="0.54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3cm" table:end-y="0.501cm" draw:z-index="410" draw:name="Grafik 15" draw:style-name="gr1" draw:text-style-name="P1" svg:width="0.5cm" svg:height="0.5cm" svg:x="0.542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41cm" table:end-y="0.501cm" draw:z-index="771" draw:name="Grafik 23" draw:style-name="gr1" draw:text-style-name="P1" svg:width="0.45cm" svg:height="0.5cm" svg:x="0.539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89cm" table:end-y="0.501cm" draw:z-index="736" draw:name="Grafik 22" draw:style-name="gr1" draw:text-style-name="P1" svg:width="0.5cm" svg:height="0.5cm" svg:x="0.537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88cm" table:end-y="0.501cm" draw:z-index="161" draw:name="Grafik 3" draw:style-name="gr1" draw:text-style-name="P1" svg:width="0.5cm" svg:height="0.5cm" svg:x="0.536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35cm" table:end-y="0.501cm" draw:z-index="774" draw:name="Grafik 23" draw:style-name="gr1" draw:text-style-name="P1" svg:width="0.45cm" svg:height="0.5cm" svg:x="0.534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34cm" table:end-y="0.501cm" draw:z-index="775" draw:name="Grafik 23" draw:style-name="gr1" draw:text-style-name="P1" svg:width="0.45cm" svg:height="0.5cm" svg:x="0.532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82cm" table:end-y="0.501cm" draw:z-index="272" draw:name="Grafik 16" draw:style-name="gr1" draw:text-style-name="P1" svg:width="0.5cm" svg:height="0.5cm" svg:x="0.5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8cm" table:end-y="0.501cm" draw:z-index="309" draw:name="Grafik 14" draw:style-name="gr1" draw:text-style-name="P1" svg:width="0.5cm" svg:height="0.5cm" svg:x="0.529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78cm" table:end-y="0.451cm" draw:z-index="238" draw:name="Grafik 4" draw:style-name="gr1" draw:text-style-name="P1" svg:width="0.5cm" svg:height="0.45cm" svg:x="0.526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76cm" table:end-y="0.501cm" draw:z-index="275" draw:name="Grafik 16" draw:style-name="gr1" draw:text-style-name="P1" svg:width="0.5cm" svg:height="0.5cm" svg:x="0.524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75cm" table:end-y="0.501cm" draw:z-index="312" draw:name="Grafik 14" draw:style-name="gr1" draw:text-style-name="P1" svg:width="0.5cm" svg:height="0.5cm" svg:x="0.523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72cm" table:end-y="0.501cm" draw:z-index="565" draw:name="Grafik 13" draw:style-name="gr1" draw:text-style-name="P1" svg:width="0.5cm" svg:height="0.5cm" svg:x="0.52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71cm" table:end-y="0.501cm" draw:z-index="350" draw:name="Grafik 12" draw:style-name="gr1" draw:text-style-name="P1" svg:width="0.4cm" svg:height="0.5cm" svg:x="0.519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69cm" table:end-y="0.501cm" draw:z-index="351" draw:name="Grafik 12" draw:style-name="gr1" draw:text-style-name="P1" svg:width="0.4cm" svg:height="0.5cm" svg:x="0.517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367cm" table:end-y="0.501cm" draw:z-index="352" draw:name="Grafik 12" draw:style-name="gr1" draw:text-style-name="P1" svg:width="0.4cm" svg:height="0.5cm" svg:x="0.515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65cm" table:end-y="0.501cm" draw:z-index="317" draw:name="Grafik 14" draw:style-name="gr1" draw:text-style-name="P1" svg:width="0.5cm" svg:height="0.5cm" svg:x="0.514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363cm" table:end-y="0.501cm" draw:z-index="354" draw:name="Grafik 12" draw:style-name="gr1" draw:text-style-name="P1" svg:width="0.4cm" svg:height="0.5cm" svg:x="0.511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62cm" table:end-y="0.501cm" draw:z-index="319" draw:name="Grafik 14" draw:style-name="gr1" draw:text-style-name="P1" svg:width="0.5cm" svg:height="0.5cm" svg:x="0.51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59cm" table:end-y="0.501cm" draw:z-index="320" draw:name="Grafik 14" draw:style-name="gr1" draw:text-style-name="P1" svg:width="0.5cm" svg:height="0.5cm" svg:x="0.508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57cm" table:end-y="0.501cm" draw:z-index="357" draw:name="Grafik 12" draw:style-name="gr1" draw:text-style-name="P1" svg:width="0.4cm" svg:height="0.5cm" svg:x="0.505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56cm" table:end-y="0.501cm" draw:z-index="358" draw:name="Grafik 12" draw:style-name="gr1" draw:text-style-name="P1" svg:width="0.4cm" svg:height="0.5cm" svg:x="0.504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54cm" table:end-y="0.501cm" draw:z-index="323" draw:name="Grafik 14" draw:style-name="gr1" draw:text-style-name="P1" svg:width="0.5cm" svg:height="0.5cm" svg:x="0.50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52cm" table:end-y="0.501cm" draw:z-index="324" draw:name="Grafik 14" draw:style-name="gr1" draw:text-style-name="P1" svg:width="0.5cm" svg:height="0.5cm" svg:x="0.501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5cm" table:end-y="0.501cm" draw:z-index="325" draw:name="Grafik 14" draw:style-name="gr1" draw:text-style-name="P1" svg:width="0.5cm" svg:height="0.5cm" svg:x="0.498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49cm" table:end-y="0.501cm" draw:z-index="326" draw:name="Grafik 14" draw:style-name="gr1" draw:text-style-name="P1" svg:width="0.5cm" svg:height="0.5cm" svg:x="0.497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46cm" table:end-y="0.501cm" draw:z-index="327" draw:name="Grafik 14" draw:style-name="gr1" draw:text-style-name="P1" svg:width="0.5cm" svg:height="0.5cm" svg:x="0.495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44cm" table:end-y="0.501cm" draw:z-index="328" draw:name="Grafik 14" draw:style-name="gr1" draw:text-style-name="P1" svg:width="0.5cm" svg:height="0.5cm" svg:x="0.49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43cm" table:end-y="0.501cm" draw:z-index="329" draw:name="Grafik 14" draw:style-name="gr1" draw:text-style-name="P1" svg:width="0.5cm" svg:height="0.5cm" svg:x="0.491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41cm" table:end-y="0.501cm" draw:z-index="330" draw:name="Grafik 14" draw:style-name="gr1" draw:text-style-name="P1" svg:width="0.5cm" svg:height="0.5cm" svg:x="0.489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39cm" table:end-y="0.501cm" draw:z-index="403" draw:name="Grafik 18" draw:style-name="gr1" draw:text-style-name="P1" svg:width="0.5cm" svg:height="0.5cm" svg:x="0.488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37cm" table:end-y="0.501cm" draw:z-index="404" draw:name="Grafik 18" draw:style-name="gr1" draw:text-style-name="P1" svg:width="0.5cm" svg:height="0.5cm" svg:x="0.485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35cm" table:end-y="0.501cm" draw:z-index="405" draw:name="Grafik 18" draw:style-name="gr1" draw:text-style-name="P1" svg:width="0.5cm" svg:height="0.5cm" svg:x="0.483cm" svg:y="0.001cm">
              <draw:image xlink:href="Pictures/100002010000003C0000003C3DADE94A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34cm" table:end-y="0.501cm" draw:z-index="370" draw:name="Grafik 12" draw:style-name="gr1" draw:text-style-name="P1" svg:width="0.4cm" svg:height="0.5cm" svg:x="0.482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431cm" table:end-y="0.501cm" draw:z-index="335" draw:name="Grafik 14" draw:style-name="gr1" draw:text-style-name="P1" svg:width="0.5cm" svg:height="0.5cm" svg:x="0.48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8" table:end-x="0.415cm" table:end-y="0.501cm" draw:z-index="3" draw:name="Grafik 14" draw:style-name="gr1" draw:text-style-name="P1" svg:width="0.5cm" svg:height="0.5cm" svg:x="0.463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47:53</text:p>
          </table:table-cell>
          <table:table-cell office:value-type="float" office:value="40">
            <text:p>40</text:p>
          </table:table-cell>
          <table:table-cell table:number-columns-repeated="974"/>
        </table:table-row>
        <table:table-row table:style-name="ro1">
          <table:table-cell office:value-type="float" office:value="18">
            <text:p>18</text:p>
            <draw:frame table:end-cell-address="Tabelle1.B19" table:end-x="0.498cm" table:end-y="0.501cm" draw:z-index="43" draw:name="Grafik 22" draw:style-name="gr1" draw:text-style-name="P1" svg:width="0.5cm" svg:height="0.5cm" svg:x="0.546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397cm" table:end-y="0.501cm" draw:z-index="192" draw:name="Grafik 20" draw:style-name="gr1" draw:text-style-name="P1" svg:width="0.4cm" svg:height="0.5cm" svg:x="0.545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395cm" table:end-y="0.501cm" draw:z-index="193" draw:name="Grafik 20" draw:style-name="gr1" draw:text-style-name="P1" svg:width="0.4cm" svg:height="0.5cm" svg:x="0.54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3cm" table:end-y="0.501cm" draw:z-index="158" draw:name="Grafik 3" draw:style-name="gr1" draw:text-style-name="P1" svg:width="0.5cm" svg:height="0.5cm" svg:x="0.542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1cm" table:end-y="0.501cm" draw:z-index="159" draw:name="Grafik 3" draw:style-name="gr1" draw:text-style-name="P1" svg:width="0.5cm" svg:height="0.5cm" svg:x="0.539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39cm" table:end-y="0.501cm" draw:z-index="772" draw:name="Grafik 23" draw:style-name="gr1" draw:text-style-name="P1" svg:width="0.45cm" svg:height="0.5cm" svg:x="0.537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88cm" table:end-y="0.501cm" draw:z-index="737" draw:name="Grafik 22" draw:style-name="gr1" draw:text-style-name="P1" svg:width="0.5cm" svg:height="0.5cm" svg:x="0.536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85cm" table:end-y="0.501cm" draw:z-index="738" draw:name="Grafik 22" draw:style-name="gr1" draw:text-style-name="P1" svg:width="0.5cm" svg:height="0.5cm" svg:x="0.534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84cm" table:end-y="0.501cm" draw:z-index="739" draw:name="Grafik 22" draw:style-name="gr1" draw:text-style-name="P1" svg:width="0.5cm" svg:height="0.5cm" svg:x="0.532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82cm" table:end-y="0.501cm" draw:z-index="164" draw:name="Grafik 3" draw:style-name="gr1" draw:text-style-name="P1" svg:width="0.5cm" svg:height="0.5cm" svg:x="0.53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8cm" table:end-y="0.501cm" draw:z-index="273" draw:name="Grafik 16" draw:style-name="gr1" draw:text-style-name="P1" svg:width="0.5cm" svg:height="0.5cm" svg:x="0.529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78cm" table:end-y="0.501cm" draw:z-index="310" draw:name="Grafik 14" draw:style-name="gr1" draw:text-style-name="P1" svg:width="0.5cm" svg:height="0.5cm" svg:x="0.52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76cm" table:end-y="0.501cm" draw:z-index="167" draw:name="Grafik 3" draw:style-name="gr1" draw:text-style-name="P1" svg:width="0.5cm" svg:height="0.5cm" svg:x="0.524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75cm" table:end-y="0.501cm" draw:z-index="744" draw:name="Grafik 22" draw:style-name="gr1" draw:text-style-name="P1" svg:width="0.5cm" svg:height="0.5cm" svg:x="0.523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72cm" table:end-y="0.501cm" draw:z-index="313" draw:name="Grafik 14" draw:style-name="gr1" draw:text-style-name="P1" svg:width="0.5cm" svg:height="0.5cm" svg:x="0.521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71cm" table:end-y="0.501cm" draw:z-index="314" draw:name="Grafik 14" draw:style-name="gr1" draw:text-style-name="P1" svg:width="0.5cm" svg:height="0.5cm" svg:x="0.519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69cm" table:end-y="0.501cm" draw:z-index="171" draw:name="Grafik 3" draw:style-name="gr1" draw:text-style-name="P1" svg:width="0.5cm" svg:height="0.5cm" svg:x="0.517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67cm" table:end-y="0.501cm" draw:z-index="172" draw:name="Grafik 3" draw:style-name="gr1" draw:text-style-name="P1" svg:width="0.5cm" svg:height="0.5cm" svg:x="0.515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365cm" table:end-y="0.501cm" draw:z-index="353" draw:name="Grafik 12" draw:style-name="gr1" draw:text-style-name="P1" svg:width="0.4cm" svg:height="0.5cm" svg:x="0.514cm" svg:y="0.001cm">
              <draw:image xlink:href="Pictures/100002010000002B0000003CBD65FF91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63cm" table:end-y="0.501cm" draw:z-index="318" draw:name="Grafik 14" draw:style-name="gr1" draw:text-style-name="P1" svg:width="0.5cm" svg:height="0.5cm" svg:x="0.511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62cm" table:end-y="0.501cm" draw:z-index="283" draw:name="Grafik 16" draw:style-name="gr1" draw:text-style-name="P1" svg:width="0.5cm" svg:height="0.5cm" svg:x="0.51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59cm" table:end-y="0.501cm" draw:z-index="284" draw:name="Grafik 16" draw:style-name="gr1" draw:text-style-name="P1" svg:width="0.5cm" svg:height="0.5cm" svg:x="0.508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357cm" table:end-y="0.501cm" draw:z-index="212" draw:name="Grafik 20" draw:style-name="gr1" draw:text-style-name="P1" svg:width="0.4cm" svg:height="0.5cm" svg:x="0.505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56cm" table:end-y="0.501cm" draw:z-index="214" draw:name="Grafik 20" draw:style-name="gr1" draw:text-style-name="P1" svg:width="0.4cm" svg:height="0.5cm" svg:x="0.50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54cm" table:end-y="0.501cm" draw:z-index="287" draw:name="Grafik 16" draw:style-name="gr1" draw:text-style-name="P1" svg:width="0.5cm" svg:height="0.5cm" svg:x="0.502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52cm" table:end-y="0.501cm" draw:z-index="288" draw:name="Grafik 16" draw:style-name="gr1" draw:text-style-name="P1" svg:width="0.5cm" svg:height="0.5cm" svg:x="0.501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5cm" table:end-y="0.501cm" draw:z-index="289" draw:name="Grafik 16" draw:style-name="gr1" draw:text-style-name="P1" svg:width="0.5cm" svg:height="0.5cm" svg:x="0.498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49cm" table:end-y="0.501cm" draw:z-index="290" draw:name="Grafik 16" draw:style-name="gr1" draw:text-style-name="P1" svg:width="0.5cm" svg:height="0.5cm" svg:x="0.497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46cm" table:end-y="0.501cm" draw:z-index="291" draw:name="Grafik 16" draw:style-name="gr1" draw:text-style-name="P1" svg:width="0.5cm" svg:height="0.5cm" svg:x="0.495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44cm" table:end-y="0.501cm" draw:z-index="292" draw:name="Grafik 16" draw:style-name="gr1" draw:text-style-name="P1" svg:width="0.5cm" svg:height="0.5cm" svg:x="0.492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43cm" table:end-y="0.501cm" draw:z-index="293" draw:name="Grafik 16" draw:style-name="gr1" draw:text-style-name="P1" svg:width="0.5cm" svg:height="0.5cm" svg:x="0.491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41cm" table:end-y="0.501cm" draw:z-index="294" draw:name="Grafik 16" draw:style-name="gr1" draw:text-style-name="P1" svg:width="0.5cm" svg:height="0.5cm" svg:x="0.489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39cm" table:end-y="0.451cm" draw:z-index="259" draw:name="Grafik 4" draw:style-name="gr1" draw:text-style-name="P1" svg:width="0.5cm" svg:height="0.45cm" svg:x="0.488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37cm" table:end-y="0.451cm" draw:z-index="260" draw:name="Grafik 4" draw:style-name="gr1" draw:text-style-name="P1" svg:width="0.5cm" svg:height="0.45cm" svg:x="0.485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35cm" table:end-y="0.451cm" draw:z-index="261" draw:name="Grafik 4" draw:style-name="gr1" draw:text-style-name="P1" svg:width="0.5cm" svg:height="0.45cm" svg:x="0.483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34cm" table:end-y="0.451cm" draw:z-index="262" draw:name="Grafik 4" draw:style-name="gr1" draw:text-style-name="P1" svg:width="0.5cm" svg:height="0.45cm" svg:x="0.482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31cm" table:end-y="0.501cm" draw:z-index="299" draw:name="Grafik 16" draw:style-name="gr1" draw:text-style-name="P1" svg:width="0.5cm" svg:height="0.5cm" svg:x="0.48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19" table:end-x="0.415cm" table:end-y="0.501cm" draw:z-index="2" draw:name="Grafik 16" draw:style-name="gr1" draw:text-style-name="P1" svg:width="0.5cm" svg:height="0.5cm" svg:x="0.46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39:57</text:p>
          </table:table-cell>
          <table:table-cell office:value-type="float" office:value="36">
            <text:p>36</text:p>
          </table:table-cell>
          <table:table-cell table:number-columns-repeated="974"/>
        </table:table-row>
        <table:table-row table:style-name="ro1">
          <table:table-cell office:value-type="float" office:value="19">
            <text:p>19</text:p>
            <draw:frame table:end-cell-address="Tabelle1.B20" table:end-x="0.498cm" table:end-y="0.5cm" draw:z-index="41" draw:name="Grafik 7" draw:style-name="gr1" draw:text-style-name="P1" svg:width="0.5cm" svg:height="0.5cm" svg:x="0.546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7cm" table:end-y="0.5cm" draw:z-index="300" draw:name="Grafik 14" draw:style-name="gr1" draw:text-style-name="P1" svg:width="0.5cm" svg:height="0.5cm" svg:x="0.545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95cm" table:end-y="0.5cm" draw:z-index="301" draw:name="Grafik 14" draw:style-name="gr1" draw:text-style-name="P1" svg:width="0.5cm" svg:height="0.5cm" svg:x="0.543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93cm" table:end-y="0.5cm" draw:z-index="554" draw:name="Grafik 13" draw:style-name="gr1" draw:text-style-name="P1" svg:width="0.5cm" svg:height="0.5cm" svg:x="0.54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1cm" table:end-y="0.5cm" draw:z-index="555" draw:name="Grafik 13" draw:style-name="gr1" draw:text-style-name="P1" svg:width="0.5cm" svg:height="0.5cm" svg:x="0.539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89cm" table:end-y="0.5cm" draw:z-index="160" draw:name="Grafik 3" draw:style-name="gr1" draw:text-style-name="P1" svg:width="0.5cm" svg:height="0.5cm" svg:x="0.537cm" svg:y="0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88cm" table:end-y="0.5cm" draw:z-index="305" draw:name="Grafik 14" draw:style-name="gr1" draw:text-style-name="P1" svg:width="0.5cm" svg:height="0.5cm" svg:x="0.536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85cm" table:end-y="0.5cm" draw:z-index="162" draw:name="Grafik 3" draw:style-name="gr1" draw:text-style-name="P1" svg:width="0.5cm" svg:height="0.5cm" svg:x="0.534cm" svg:y="0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84cm" table:end-y="0.5cm" draw:z-index="163" draw:name="Grafik 3" draw:style-name="gr1" draw:text-style-name="P1" svg:width="0.5cm" svg:height="0.5cm" svg:x="0.532cm" svg:y="0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82cm" table:end-y="0.5cm" draw:z-index="308" draw:name="Grafik 14" draw:style-name="gr1" draw:text-style-name="P1" svg:width="0.5cm" svg:height="0.5cm" svg:x="0.53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8cm" table:end-y="0.5cm" draw:z-index="741" draw:name="Grafik 22" draw:style-name="gr1" draw:text-style-name="P1" svg:width="0.5cm" svg:height="0.5cm" svg:x="0.529cm" svg:y="0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78cm" table:end-y="0.5cm" draw:z-index="274" draw:name="Grafik 16" draw:style-name="gr1" draw:text-style-name="P1" svg:width="0.5cm" svg:height="0.5cm" svg:x="0.526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76cm" table:end-y="0.45cm" draw:z-index="239" draw:name="Grafik 4" draw:style-name="gr1" draw:text-style-name="P1" svg:width="0.5cm" svg:height="0.45cm" svg:x="0.524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75cm" table:end-y="0.5cm" draw:z-index="168" draw:name="Grafik 3" draw:style-name="gr1" draw:text-style-name="P1" svg:width="0.5cm" svg:height="0.5cm" svg:x="0.523cm" svg:y="0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72cm" table:end-y="0.45cm" draw:z-index="241" draw:name="Grafik 4" draw:style-name="gr1" draw:text-style-name="P1" svg:width="0.5cm" svg:height="0.45cm" svg:x="0.521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71cm" table:end-y="0.5cm" draw:z-index="170" draw:name="Grafik 3" draw:style-name="gr1" draw:text-style-name="P1" svg:width="0.5cm" svg:height="0.5cm" svg:x="0.519cm" svg:y="0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69cm" table:end-y="0.5cm" draw:z-index="315" draw:name="Grafik 14" draw:style-name="gr1" draw:text-style-name="P1" svg:width="0.5cm" svg:height="0.5cm" svg:x="0.517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67cm" table:end-y="0.5cm" draw:z-index="316" draw:name="Grafik 14" draw:style-name="gr1" draw:text-style-name="P1" svg:width="0.5cm" svg:height="0.5cm" svg:x="0.515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365cm" table:end-y="0.5cm" draw:z-index="209" draw:name="Grafik 20" draw:style-name="gr1" draw:text-style-name="P1" svg:width="0.4cm" svg:height="0.5cm" svg:x="0.514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363cm" table:end-y="0.5cm" draw:z-index="210" draw:name="Grafik 20" draw:style-name="gr1" draw:text-style-name="P1" svg:width="0.4cm" svg:height="0.5cm" svg:x="0.511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362cm" table:end-y="0.5cm" draw:z-index="211" draw:name="Grafik 20" draw:style-name="gr1" draw:text-style-name="P1" svg:width="0.4cm" svg:height="0.5cm" svg:x="0.51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359cm" table:end-y="0.5cm" draw:z-index="213" draw:name="Grafik 20" draw:style-name="gr1" draw:text-style-name="P1" svg:width="0.4cm" svg:height="0.5cm" svg:x="0.508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57cm" table:end-y="0.5cm" draw:z-index="285" draw:name="Grafik 16" draw:style-name="gr1" draw:text-style-name="P1" svg:width="0.5cm" svg:height="0.5cm" svg:x="0.505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56cm" table:end-y="0.5cm" draw:z-index="286" draw:name="Grafik 16" draw:style-name="gr1" draw:text-style-name="P1" svg:width="0.5cm" svg:height="0.5cm" svg:x="0.50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354cm" table:end-y="0.5cm" draw:z-index="215" draw:name="Grafik 20" draw:style-name="gr1" draw:text-style-name="P1" svg:width="0.4cm" svg:height="0.5cm" svg:x="0.502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352cm" table:end-y="0.5cm" draw:z-index="216" draw:name="Grafik 20" draw:style-name="gr1" draw:text-style-name="P1" svg:width="0.4cm" svg:height="0.5cm" svg:x="0.501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5cm" table:end-y="0.45cm" draw:z-index="253" draw:name="Grafik 4" draw:style-name="gr1" draw:text-style-name="P1" svg:width="0.5cm" svg:height="0.45cm" svg:x="0.498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349cm" table:end-y="0.5cm" draw:z-index="218" draw:name="Grafik 20" draw:style-name="gr1" draw:text-style-name="P1" svg:width="0.4cm" svg:height="0.5cm" svg:x="0.497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346cm" table:end-y="0.5cm" draw:z-index="220" draw:name="Grafik 20" draw:style-name="gr1" draw:text-style-name="P1" svg:width="0.4cm" svg:height="0.5cm" svg:x="0.495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44cm" table:end-y="0.5cm" draw:z-index="221" draw:name="Grafik 20" draw:style-name="gr1" draw:text-style-name="P1" svg:width="0.4cm" svg:height="0.5cm" svg:x="0.492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43cm" table:end-y="0.45cm" draw:z-index="257" draw:name="Grafik 4" draw:style-name="gr1" draw:text-style-name="P1" svg:width="0.5cm" svg:height="0.45cm" svg:x="0.491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41cm" table:end-y="0.45cm" draw:z-index="258" draw:name="Grafik 4" draw:style-name="gr1" draw:text-style-name="P1" svg:width="0.5cm" svg:height="0.45cm" svg:x="0.489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39cm" table:end-y="0.5cm" draw:z-index="295" draw:name="Grafik 16" draw:style-name="gr1" draw:text-style-name="P1" svg:width="0.5cm" svg:height="0.5cm" svg:x="0.488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37cm" table:end-y="0.5cm" draw:z-index="296" draw:name="Grafik 16" draw:style-name="gr1" draw:text-style-name="P1" svg:width="0.5cm" svg:height="0.5cm" svg:x="0.485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35cm" table:end-y="0.5cm" draw:z-index="297" draw:name="Grafik 16" draw:style-name="gr1" draw:text-style-name="P1" svg:width="0.5cm" svg:height="0.5cm" svg:x="0.483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334cm" table:end-y="0.5cm" draw:z-index="222" draw:name="Grafik 20" draw:style-name="gr1" draw:text-style-name="P1" svg:width="0.4cm" svg:height="0.5cm" svg:x="0.482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31cm" table:end-y="0.45cm" draw:z-index="263" draw:name="Grafik 4" draw:style-name="gr1" draw:text-style-name="P1" svg:width="0.5cm" svg:height="0.45cm" svg:x="0.48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0" table:end-x="0.415cm" table:end-y="0.45cm" draw:z-index="16" draw:name="Grafik 4" draw:style-name="gr1" draw:text-style-name="P1" svg:width="0.5cm" svg:height="0.45cm" svg:x="0.463cm" svg:y="0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36:47</text:p>
          </table:table-cell>
          <table:table-cell office:value-type="float" office:value="37">
            <text:p>37</text:p>
          </table:table-cell>
          <table:table-cell table:number-columns-repeated="974"/>
        </table:table-row>
        <table:table-row table:style-name="ro1">
          <table:table-cell office:value-type="float" office:value="20">
            <text:p>20</text:p>
            <draw:frame table:end-cell-address="Tabelle1.B21" table:end-x="0.498cm" table:end-y="0.501cm" draw:z-index="32" draw:name="Grafik 14" draw:style-name="gr1" draw:text-style-name="P1" svg:width="0.5cm" svg:height="0.5cm" svg:x="0.54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C21" table:end-x="0.497cm" table:end-y="0.501cm" draw:z-index="156" draw:name="Grafik 3" draw:style-name="gr1" draw:text-style-name="P1" svg:width="0.5cm" svg:height="0.5cm" svg:x="0.545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95cm" table:end-y="0.501cm" draw:z-index="661" draw:name="Grafik 7" draw:style-name="gr1" draw:text-style-name="P1" svg:width="0.5cm" svg:height="0.5cm" svg:x="0.54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393cm" table:end-y="0.501cm" draw:z-index="194" draw:name="Grafik 20" draw:style-name="gr1" draw:text-style-name="P1" svg:width="0.4cm" svg:height="0.5cm" svg:x="0.542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91cm" table:end-y="0.501cm" draw:z-index="195" draw:name="Grafik 20" draw:style-name="gr1" draw:text-style-name="P1" svg:width="0.4cm" svg:height="0.5cm" svg:x="0.539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89cm" table:end-y="0.501cm" draw:z-index="304" draw:name="Grafik 14" draw:style-name="gr1" draw:text-style-name="P1" svg:width="0.5cm" svg:height="0.5cm" svg:x="0.537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38cm" table:end-y="0.501cm" draw:z-index="773" draw:name="Grafik 23" draw:style-name="gr1" draw:text-style-name="P1" svg:width="0.45cm" svg:height="0.5cm" svg:x="0.536cm" svg:y="0.001cm">
              <draw:image xlink:href="Pictures/10000201000000340000003C9B0D5E7A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85cm" table:end-y="0.501cm" draw:z-index="306" draw:name="Grafik 14" draw:style-name="gr1" draw:text-style-name="P1" svg:width="0.5cm" svg:height="0.5cm" svg:x="0.534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84cm" table:end-y="0.501cm" draw:z-index="307" draw:name="Grafik 14" draw:style-name="gr1" draw:text-style-name="P1" svg:width="0.5cm" svg:height="0.5cm" svg:x="0.53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82cm" table:end-y="0.501cm" draw:z-index="740" draw:name="Grafik 22" draw:style-name="gr1" draw:text-style-name="P1" svg:width="0.5cm" svg:height="0.5cm" svg:x="0.53cm" svg:y="0.001cm">
              <draw:image xlink:href="Pictures/100002010000003C0000003C16C00418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8cm" table:end-y="0.501cm" draw:z-index="165" draw:name="Grafik 3" draw:style-name="gr1" draw:text-style-name="P1" svg:width="0.5cm" svg:height="0.5cm" svg:x="0.529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78cm" table:end-y="0.501cm" draw:z-index="166" draw:name="Grafik 3" draw:style-name="gr1" draw:text-style-name="P1" svg:width="0.5cm" svg:height="0.5cm" svg:x="0.526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76cm" table:end-y="0.501cm" draw:z-index="311" draw:name="Grafik 14" draw:style-name="gr1" draw:text-style-name="P1" svg:width="0.5cm" svg:height="0.5cm" svg:x="0.524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75cm" table:end-y="0.451cm" draw:z-index="240" draw:name="Grafik 4" draw:style-name="gr1" draw:text-style-name="P1" svg:width="0.5cm" svg:height="0.45cm" svg:x="0.523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72cm" table:end-y="0.501cm" draw:z-index="169" draw:name="Grafik 3" draw:style-name="gr1" draw:text-style-name="P1" svg:width="0.5cm" svg:height="0.5cm" svg:x="0.521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71cm" table:end-y="0.451cm" draw:z-index="242" draw:name="Grafik 4" draw:style-name="gr1" draw:text-style-name="P1" svg:width="0.5cm" svg:height="0.45cm" svg:x="0.519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369cm" table:end-y="0.501cm" draw:z-index="198" draw:name="Grafik 20" draw:style-name="gr1" draw:text-style-name="P1" svg:width="0.4cm" svg:height="0.5cm" svg:x="0.517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367cm" table:end-y="0.501cm" draw:z-index="208" draw:name="Grafik 20" draw:style-name="gr1" draw:text-style-name="P1" svg:width="0.4cm" svg:height="0.5cm" svg:x="0.515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65cm" table:end-y="0.501cm" draw:z-index="173" draw:name="Grafik 3" draw:style-name="gr1" draw:text-style-name="P1" svg:width="0.5cm" svg:height="0.5cm" svg:x="0.514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63cm" table:end-y="0.501cm" draw:z-index="174" draw:name="Grafik 3" draw:style-name="gr1" draw:text-style-name="P1" svg:width="0.5cm" svg:height="0.5cm" svg:x="0.511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62cm" table:end-y="0.501cm" draw:z-index="175" draw:name="Grafik 3" draw:style-name="gr1" draw:text-style-name="P1" svg:width="0.5cm" svg:height="0.5cm" svg:x="0.51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59cm" table:end-y="0.501cm" draw:z-index="176" draw:name="Grafik 3" draw:style-name="gr1" draw:text-style-name="P1" svg:width="0.5cm" svg:height="0.5cm" svg:x="0.508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57cm" table:end-y="0.501cm" draw:z-index="177" draw:name="Grafik 3" draw:style-name="gr1" draw:text-style-name="P1" svg:width="0.5cm" svg:height="0.5cm" svg:x="0.505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56cm" table:end-y="0.501cm" draw:z-index="178" draw:name="Grafik 3" draw:style-name="gr1" draw:text-style-name="P1" svg:width="0.5cm" svg:height="0.5cm" svg:x="0.504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54cm" table:end-y="0.451cm" draw:z-index="245" draw:name="Grafik 4" draw:style-name="gr1" draw:text-style-name="P1" svg:width="0.5cm" svg:height="0.45cm" svg:x="0.502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52cm" table:end-y="0.451cm" draw:z-index="252" draw:name="Grafik 4" draw:style-name="gr1" draw:text-style-name="P1" svg:width="0.5cm" svg:height="0.45cm" svg:x="0.501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35cm" table:end-y="0.501cm" draw:z-index="217" draw:name="Grafik 20" draw:style-name="gr1" draw:text-style-name="P1" svg:width="0.4cm" svg:height="0.5cm" svg:x="0.498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49cm" table:end-y="0.451cm" draw:z-index="254" draw:name="Grafik 4" draw:style-name="gr1" draw:text-style-name="P1" svg:width="0.5cm" svg:height="0.45cm" svg:x="0.497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46cm" table:end-y="0.451cm" draw:z-index="255" draw:name="Grafik 4" draw:style-name="gr1" draw:text-style-name="P1" svg:width="0.5cm" svg:height="0.45cm" svg:x="0.495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44cm" table:end-y="0.451cm" draw:z-index="256" draw:name="Grafik 4" draw:style-name="gr1" draw:text-style-name="P1" svg:width="0.5cm" svg:height="0.45cm" svg:x="0.492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43cm" table:end-y="0.501cm" draw:z-index="219" draw:name="Grafik 20" draw:style-name="gr1" draw:text-style-name="P1" svg:width="0.4cm" svg:height="0.5cm" svg:x="0.491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41cm" table:end-y="0.501cm" draw:z-index="223" draw:name="Grafik 20" draw:style-name="gr1" draw:text-style-name="P1" svg:width="0.4cm" svg:height="0.5cm" svg:x="0.489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39cm" table:end-y="0.501cm" draw:z-index="224" draw:name="Grafik 20" draw:style-name="gr1" draw:text-style-name="P1" svg:width="0.4cm" svg:height="0.5cm" svg:x="0.488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37cm" table:end-y="0.501cm" draw:z-index="225" draw:name="Grafik 20" draw:style-name="gr1" draw:text-style-name="P1" svg:width="0.4cm" svg:height="0.5cm" svg:x="0.485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335cm" table:end-y="0.501cm" draw:z-index="226" draw:name="Grafik 20" draw:style-name="gr1" draw:text-style-name="P1" svg:width="0.4cm" svg:height="0.5cm" svg:x="0.48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34cm" table:end-y="0.501cm" draw:z-index="298" draw:name="Grafik 16" draw:style-name="gr1" draw:text-style-name="P1" svg:width="0.5cm" svg:height="0.5cm" svg:x="0.482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331cm" table:end-y="0.501cm" draw:z-index="227" draw:name="Grafik 20" draw:style-name="gr1" draw:text-style-name="P1" svg:width="0.4cm" svg:height="0.5cm" svg:x="0.48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1" table:end-x="0.315cm" table:end-y="0.501cm" draw:z-index="1" draw:name="Grafik 20" draw:style-name="gr1" draw:text-style-name="P1" svg:width="0.4cm" svg:height="0.5cm" svg:x="0.46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39:52</text:p>
          </table:table-cell>
          <table:table-cell office:value-type="float" office:value="35">
            <text:p>35</text:p>
          </table:table-cell>
          <table:table-cell table:number-columns-repeated="974"/>
        </table:table-row>
        <table:table-row table:style-name="ro1">
          <table:table-cell office:value-type="float" office:value="21">
            <text:p>21</text:p>
            <draw:frame table:end-cell-address="Tabelle1.B22" table:end-x="0.498cm" table:end-y="0.501cm" draw:z-index="27" draw:name="Grafik 15" draw:style-name="gr1" draw:text-style-name="P1" svg:width="0.5cm" svg:height="0.5cm" svg:x="0.546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C22" table:end-x="0.497cm" table:end-y="0.501cm" draw:z-index="660" draw:name="Grafik 7" draw:style-name="gr1" draw:text-style-name="P1" svg:width="0.5cm" svg:height="0.5cm" svg:x="0.545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Tabelle1.D22" table:end-x="0.495cm" table:end-y="0.501cm" draw:z-index="409" draw:name="Grafik 15" draw:style-name="gr1" draw:text-style-name="P1" svg:width="0.5cm" svg:height="0.5cm" svg:x="0.543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93cm" table:end-y="0.501cm" draw:z-index="302" draw:name="Grafik 14" draw:style-name="gr1" draw:text-style-name="P1" svg:width="0.5cm" svg:height="0.5cm" svg:x="0.54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91cm" table:end-y="0.501cm" draw:z-index="303" draw:name="Grafik 14" draw:style-name="gr1" draw:text-style-name="P1" svg:width="0.5cm" svg:height="0.5cm" svg:x="0.539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389cm" table:end-y="0.501cm" draw:z-index="196" draw:name="Grafik 20" draw:style-name="gr1" draw:text-style-name="P1" svg:width="0.4cm" svg:height="0.5cm" svg:x="0.537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388cm" table:end-y="0.501cm" draw:z-index="197" draw:name="Grafik 20" draw:style-name="gr1" draw:text-style-name="P1" svg:width="0.4cm" svg:height="0.5cm" svg:x="0.536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385cm" table:end-y="0.501cm" draw:z-index="199" draw:name="Grafik 20" draw:style-name="gr1" draw:text-style-name="P1" svg:width="0.4cm" svg:height="0.5cm" svg:x="0.53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384cm" table:end-y="0.501cm" draw:z-index="200" draw:name="Grafik 20" draw:style-name="gr1" draw:text-style-name="P1" svg:width="0.4cm" svg:height="0.5cm" svg:x="0.532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382cm" table:end-y="0.501cm" draw:z-index="201" draw:name="Grafik 20" draw:style-name="gr1" draw:text-style-name="P1" svg:width="0.4cm" svg:height="0.5cm" svg:x="0.5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38cm" table:end-y="0.501cm" draw:z-index="202" draw:name="Grafik 20" draw:style-name="gr1" draw:text-style-name="P1" svg:width="0.4cm" svg:height="0.5cm" svg:x="0.529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378cm" table:end-y="0.501cm" draw:z-index="203" draw:name="Grafik 20" draw:style-name="gr1" draw:text-style-name="P1" svg:width="0.4cm" svg:height="0.5cm" svg:x="0.526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376cm" table:end-y="0.501cm" draw:z-index="204" draw:name="Grafik 20" draw:style-name="gr1" draw:text-style-name="P1" svg:width="0.4cm" svg:height="0.5cm" svg:x="0.52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375cm" table:end-y="0.501cm" draw:z-index="205" draw:name="Grafik 20" draw:style-name="gr1" draw:text-style-name="P1" svg:width="0.4cm" svg:height="0.5cm" svg:x="0.52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372cm" table:end-y="0.501cm" draw:z-index="206" draw:name="Grafik 20" draw:style-name="gr1" draw:text-style-name="P1" svg:width="0.4cm" svg:height="0.5cm" svg:x="0.521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371cm" table:end-y="0.501cm" draw:z-index="207" draw:name="Grafik 20" draw:style-name="gr1" draw:text-style-name="P1" svg:width="0.4cm" svg:height="0.5cm" svg:x="0.519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469cm" table:end-y="0.451cm" draw:z-index="243" draw:name="Grafik 4" draw:style-name="gr1" draw:text-style-name="P1" svg:width="0.5cm" svg:height="0.45cm" svg:x="0.517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467cm" table:end-y="0.451cm" draw:z-index="244" draw:name="Grafik 4" draw:style-name="gr1" draw:text-style-name="P1" svg:width="0.5cm" svg:height="0.45cm" svg:x="0.515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T22" table:end-x="0.465cm" table:end-y="0.451cm" draw:z-index="246" draw:name="Grafik 4" draw:style-name="gr1" draw:text-style-name="P1" svg:width="0.5cm" svg:height="0.45cm" svg:x="0.514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463cm" table:end-y="0.451cm" draw:z-index="247" draw:name="Grafik 4" draw:style-name="gr1" draw:text-style-name="P1" svg:width="0.5cm" svg:height="0.45cm" svg:x="0.511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462cm" table:end-y="0.451cm" draw:z-index="248" draw:name="Grafik 4" draw:style-name="gr1" draw:text-style-name="P1" svg:width="0.5cm" svg:height="0.45cm" svg:x="0.51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59cm" table:end-y="0.451cm" draw:z-index="249" draw:name="Grafik 4" draw:style-name="gr1" draw:text-style-name="P1" svg:width="0.5cm" svg:height="0.45cm" svg:x="0.508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457cm" table:end-y="0.451cm" draw:z-index="250" draw:name="Grafik 4" draw:style-name="gr1" draw:text-style-name="P1" svg:width="0.5cm" svg:height="0.45cm" svg:x="0.505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456cm" table:end-y="0.451cm" draw:z-index="251" draw:name="Grafik 4" draw:style-name="gr1" draw:text-style-name="P1" svg:width="0.5cm" svg:height="0.45cm" svg:x="0.504cm" svg:y="0.001cm">
              <draw:image xlink:href="Pictures/100002010000003C0000003645E23C5D.pn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54cm" table:end-y="0.501cm" draw:z-index="179" draw:name="Grafik 3" draw:style-name="gr1" draw:text-style-name="P1" svg:width="0.5cm" svg:height="0.5cm" svg:x="0.502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52cm" table:end-y="0.501cm" draw:z-index="180" draw:name="Grafik 3" draw:style-name="gr1" draw:text-style-name="P1" svg:width="0.5cm" svg:height="0.5cm" svg:x="0.501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45cm" table:end-y="0.501cm" draw:z-index="181" draw:name="Grafik 3" draw:style-name="gr1" draw:text-style-name="P1" svg:width="0.5cm" svg:height="0.5cm" svg:x="0.498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449cm" table:end-y="0.501cm" draw:z-index="182" draw:name="Grafik 3" draw:style-name="gr1" draw:text-style-name="P1" svg:width="0.5cm" svg:height="0.5cm" svg:x="0.497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46cm" table:end-y="0.501cm" draw:z-index="183" draw:name="Grafik 3" draw:style-name="gr1" draw:text-style-name="P1" svg:width="0.5cm" svg:height="0.5cm" svg:x="0.495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444cm" table:end-y="0.501cm" draw:z-index="184" draw:name="Grafik 3" draw:style-name="gr1" draw:text-style-name="P1" svg:width="0.5cm" svg:height="0.5cm" svg:x="0.492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F22" table:end-x="0.443cm" table:end-y="0.501cm" draw:z-index="185" draw:name="Grafik 3" draw:style-name="gr1" draw:text-style-name="P1" svg:width="0.5cm" svg:height="0.5cm" svg:x="0.491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441cm" table:end-y="0.501cm" draw:z-index="186" draw:name="Grafik 3" draw:style-name="gr1" draw:text-style-name="P1" svg:width="0.5cm" svg:height="0.5cm" svg:x="0.489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439cm" table:end-y="0.501cm" draw:z-index="187" draw:name="Grafik 3" draw:style-name="gr1" draw:text-style-name="P1" svg:width="0.5cm" svg:height="0.5cm" svg:x="0.488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437cm" table:end-y="0.501cm" draw:z-index="188" draw:name="Grafik 3" draw:style-name="gr1" draw:text-style-name="P1" svg:width="0.5cm" svg:height="0.5cm" svg:x="0.485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435cm" table:end-y="0.501cm" draw:z-index="189" draw:name="Grafik 3" draw:style-name="gr1" draw:text-style-name="P1" svg:width="0.5cm" svg:height="0.5cm" svg:x="0.483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434cm" table:end-y="0.501cm" draw:z-index="190" draw:name="Grafik 3" draw:style-name="gr1" draw:text-style-name="P1" svg:width="0.5cm" svg:height="0.5cm" svg:x="0.482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431cm" table:end-y="0.501cm" draw:z-index="191" draw:name="Grafik 3" draw:style-name="gr1" draw:text-style-name="P1" svg:width="0.5cm" svg:height="0.5cm" svg:x="0.48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2" table:end-x="0.415cm" table:end-y="0.501cm" draw:z-index="15" draw:name="Grafik 3" draw:style-name="gr1" draw:text-style-name="P1" svg:width="0.5cm" svg:height="0.5cm" svg:x="0.463cm" svg:y="0.001cm">
              <draw:image xlink:href="Pictures/100002010000003C0000003C1937B491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36:60</text:p>
          </table:table-cell>
          <table:table-cell office:value-type="float" office:value="32">
            <text:p>32</text:p>
          </table:table-cell>
          <table:table-cell table:number-columns-repeated="974"/>
        </table:table-row>
        <table:table-row table:style-name="ro1">
          <table:table-cell office:value-type="float" office:value="22">
            <text:p>22</text:p>
            <draw:frame table:end-cell-address="Tabelle1.B23" table:end-x="0.498cm" table:end-y="0.5cm" draw:z-index="26" draw:name="Grafik 19" draw:style-name="gr1" draw:text-style-name="P1" svg:width="0.5cm" svg:height="0.5cm" svg:x="0.54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C23" table:end-x="0.497cm" table:end-y="0.5cm" draw:z-index="120" draw:name="Grafik 19" draw:style-name="gr1" draw:text-style-name="P1" svg:width="0.5cm" svg:height="0.5cm" svg:x="0.545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D23" table:end-x="0.495cm" table:end-y="0.5cm" draw:z-index="121" draw:name="Grafik 19" draw:style-name="gr1" draw:text-style-name="P1" svg:width="0.5cm" svg:height="0.5cm" svg:x="0.543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93cm" table:end-y="0.5cm" draw:z-index="122" draw:name="Grafik 19" draw:style-name="gr1" draw:text-style-name="P1" svg:width="0.5cm" svg:height="0.5cm" svg:x="0.54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F23" table:end-x="0.491cm" table:end-y="0.5cm" draw:z-index="123" draw:name="Grafik 19" draw:style-name="gr1" draw:text-style-name="P1" svg:width="0.5cm" svg:height="0.5cm" svg:x="0.53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G23" table:end-x="0.489cm" table:end-y="0.5cm" draw:z-index="124" draw:name="Grafik 19" draw:style-name="gr1" draw:text-style-name="P1" svg:width="0.5cm" svg:height="0.5cm" svg:x="0.537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H23" table:end-x="0.488cm" table:end-y="0.5cm" draw:z-index="125" draw:name="Grafik 19" draw:style-name="gr1" draw:text-style-name="P1" svg:width="0.5cm" svg:height="0.5cm" svg:x="0.53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I23" table:end-x="0.485cm" table:end-y="0.5cm" draw:z-index="126" draw:name="Grafik 19" draw:style-name="gr1" draw:text-style-name="P1" svg:width="0.5cm" svg:height="0.5cm" svg:x="0.53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J23" table:end-x="0.484cm" table:end-y="0.5cm" draw:z-index="127" draw:name="Grafik 19" draw:style-name="gr1" draw:text-style-name="P1" svg:width="0.5cm" svg:height="0.5cm" svg:x="0.53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K23" table:end-x="0.482cm" table:end-y="0.5cm" draw:z-index="128" draw:name="Grafik 19" draw:style-name="gr1" draw:text-style-name="P1" svg:width="0.5cm" svg:height="0.5cm" svg:x="0.53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L23" table:end-x="0.48cm" table:end-y="0.5cm" draw:z-index="129" draw:name="Grafik 19" draw:style-name="gr1" draw:text-style-name="P1" svg:width="0.5cm" svg:height="0.5cm" svg:x="0.52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M23" table:end-x="0.478cm" table:end-y="0.5cm" draw:z-index="130" draw:name="Grafik 19" draw:style-name="gr1" draw:text-style-name="P1" svg:width="0.5cm" svg:height="0.5cm" svg:x="0.52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N23" table:end-x="0.476cm" table:end-y="0.5cm" draw:z-index="131" draw:name="Grafik 19" draw:style-name="gr1" draw:text-style-name="P1" svg:width="0.5cm" svg:height="0.5cm" svg:x="0.52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O23" table:end-x="0.475cm" table:end-y="0.5cm" draw:z-index="132" draw:name="Grafik 19" draw:style-name="gr1" draw:text-style-name="P1" svg:width="0.5cm" svg:height="0.5cm" svg:x="0.523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P23" table:end-x="0.472cm" table:end-y="0.5cm" draw:z-index="133" draw:name="Grafik 19" draw:style-name="gr1" draw:text-style-name="P1" svg:width="0.5cm" svg:height="0.5cm" svg:x="0.52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471cm" table:end-y="0.5cm" draw:z-index="134" draw:name="Grafik 19" draw:style-name="gr1" draw:text-style-name="P1" svg:width="0.5cm" svg:height="0.5cm" svg:x="0.51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469cm" table:end-y="0.5cm" draw:z-index="135" draw:name="Grafik 19" draw:style-name="gr1" draw:text-style-name="P1" svg:width="0.5cm" svg:height="0.5cm" svg:x="0.517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67cm" table:end-y="0.5cm" draw:z-index="136" draw:name="Grafik 19" draw:style-name="gr1" draw:text-style-name="P1" svg:width="0.5cm" svg:height="0.5cm" svg:x="0.515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465cm" table:end-y="0.5cm" draw:z-index="137" draw:name="Grafik 19" draw:style-name="gr1" draw:text-style-name="P1" svg:width="0.5cm" svg:height="0.5cm" svg:x="0.51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U23" table:end-x="0.463cm" table:end-y="0.5cm" draw:z-index="138" draw:name="Grafik 19" draw:style-name="gr1" draw:text-style-name="P1" svg:width="0.5cm" svg:height="0.5cm" svg:x="0.51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462cm" table:end-y="0.5cm" draw:z-index="139" draw:name="Grafik 19" draw:style-name="gr1" draw:text-style-name="P1" svg:width="0.5cm" svg:height="0.5cm" svg:x="0.5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459cm" table:end-y="0.5cm" draw:z-index="84" draw:name="Grafik 2" draw:style-name="gr1" draw:text-style-name="P1" svg:width="0.5cm" svg:height="0.5cm" svg:x="0.508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57cm" table:end-y="0.5cm" draw:z-index="108" draw:name="Grafik 2" draw:style-name="gr1" draw:text-style-name="P1" svg:width="0.5cm" svg:height="0.5cm" svg:x="0.505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56cm" table:end-y="0.5cm" draw:z-index="109" draw:name="Grafik 2" draw:style-name="gr1" draw:text-style-name="P1" svg:width="0.5cm" svg:height="0.5cm" svg:x="0.504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54cm" table:end-y="0.5cm" draw:z-index="110" draw:name="Grafik 2" draw:style-name="gr1" draw:text-style-name="P1" svg:width="0.5cm" svg:height="0.5cm" svg:x="0.502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52cm" table:end-y="0.5cm" draw:z-index="111" draw:name="Grafik 2" draw:style-name="gr1" draw:text-style-name="P1" svg:width="0.5cm" svg:height="0.5cm" svg:x="0.501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5cm" table:end-y="0.5cm" draw:z-index="112" draw:name="Grafik 2" draw:style-name="gr1" draw:text-style-name="P1" svg:width="0.5cm" svg:height="0.5cm" svg:x="0.498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C23" table:end-x="0.449cm" table:end-y="0.5cm" draw:z-index="146" draw:name="Grafik 19" draw:style-name="gr1" draw:text-style-name="P1" svg:width="0.5cm" svg:height="0.5cm" svg:x="0.497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D23" table:end-x="0.446cm" table:end-y="0.5cm" draw:z-index="147" draw:name="Grafik 19" draw:style-name="gr1" draw:text-style-name="P1" svg:width="0.5cm" svg:height="0.5cm" svg:x="0.495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E23" table:end-x="0.444cm" table:end-y="0.5cm" draw:z-index="148" draw:name="Grafik 19" draw:style-name="gr1" draw:text-style-name="P1" svg:width="0.5cm" svg:height="0.5cm" svg:x="0.49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F23" table:end-x="0.443cm" table:end-y="0.5cm" draw:z-index="149" draw:name="Grafik 19" draw:style-name="gr1" draw:text-style-name="P1" svg:width="0.5cm" svg:height="0.5cm" svg:x="0.49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G23" table:end-x="0.441cm" table:end-y="0.5cm" draw:z-index="150" draw:name="Grafik 19" draw:style-name="gr1" draw:text-style-name="P1" svg:width="0.5cm" svg:height="0.5cm" svg:x="0.48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H23" table:end-x="0.439cm" table:end-y="0.5cm" draw:z-index="151" draw:name="Grafik 19" draw:style-name="gr1" draw:text-style-name="P1" svg:width="0.5cm" svg:height="0.5cm" svg:x="0.48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I23" table:end-x="0.437cm" table:end-y="0.5cm" draw:z-index="152" draw:name="Grafik 19" draw:style-name="gr1" draw:text-style-name="P1" svg:width="0.5cm" svg:height="0.5cm" svg:x="0.485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J23" table:end-x="0.435cm" table:end-y="0.5cm" draw:z-index="153" draw:name="Grafik 19" draw:style-name="gr1" draw:text-style-name="P1" svg:width="0.5cm" svg:height="0.5cm" svg:x="0.483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K23" table:end-x="0.434cm" table:end-y="0.5cm" draw:z-index="154" draw:name="Grafik 19" draw:style-name="gr1" draw:text-style-name="P1" svg:width="0.5cm" svg:height="0.5cm" svg:x="0.48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L23" table:end-x="0.431cm" table:end-y="0.5cm" draw:z-index="155" draw:name="Grafik 19" draw:style-name="gr1" draw:text-style-name="P1" svg:width="0.5cm" svg:height="0.5cm" svg:x="0.4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3" table:end-x="0.415cm" table:end-y="0.5cm" draw:z-index="0" draw:name="Grafik 19" draw:style-name="gr1" draw:text-style-name="P1" svg:width="0.5cm" svg:height="0.5cm" svg:x="0.463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/>
          <table:table-cell office:value-type="float" office:value="35">
            <text:p>35</text:p>
          </table:table-cell>
          <table:table-cell office:value-type="string">
            <text:p>39:85</text:p>
          </table:table-cell>
          <table:table-cell office:value-type="string">
            <text:p>16*</text:p>
          </table:table-cell>
          <table:table-cell table:number-columns-repeated="974"/>
        </table:table-row>
        <table:table-row table:style-name="ro1">
          <table:table-cell office:value-type="float" office:value="23">
            <text:p>23</text:p>
            <draw:frame table:end-cell-address="Tabelle1.B24" table:end-x="0.498cm" table:end-y="0.5cm" draw:z-index="24" draw:name="Grafik 1" draw:style-name="gr1" draw:text-style-name="P1" svg:width="0.5cm" svg:height="0.5cm" svg:x="0.546cm" svg:y="0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C24" table:end-x="0.497cm" table:end-y="0.5cm" draw:z-index="88" draw:name="Grafik 2" draw:style-name="gr1" draw:text-style-name="P1" svg:width="0.5cm" svg:height="0.5cm" svg:x="0.545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D24" table:end-x="0.495cm" table:end-y="0.5cm" draw:z-index="89" draw:name="Grafik 2" draw:style-name="gr1" draw:text-style-name="P1" svg:width="0.5cm" svg:height="0.5cm" svg:x="0.543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E24" table:end-x="0.493cm" table:end-y="0.5cm" draw:z-index="90" draw:name="Grafik 2" draw:style-name="gr1" draw:text-style-name="P1" svg:width="0.5cm" svg:height="0.5cm" svg:x="0.542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F24" table:end-x="0.491cm" table:end-y="0.5cm" draw:z-index="91" draw:name="Grafik 2" draw:style-name="gr1" draw:text-style-name="P1" svg:width="0.5cm" svg:height="0.5cm" svg:x="0.539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489cm" table:end-y="0.5cm" draw:z-index="92" draw:name="Grafik 2" draw:style-name="gr1" draw:text-style-name="P1" svg:width="0.5cm" svg:height="0.5cm" svg:x="0.537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488cm" table:end-y="0.5cm" draw:z-index="93" draw:name="Grafik 2" draw:style-name="gr1" draw:text-style-name="P1" svg:width="0.5cm" svg:height="0.5cm" svg:x="0.536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I24" table:end-x="0.485cm" table:end-y="0.5cm" draw:z-index="94" draw:name="Grafik 2" draw:style-name="gr1" draw:text-style-name="P1" svg:width="0.5cm" svg:height="0.5cm" svg:x="0.534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J24" table:end-x="0.484cm" table:end-y="0.5cm" draw:z-index="95" draw:name="Grafik 2" draw:style-name="gr1" draw:text-style-name="P1" svg:width="0.5cm" svg:height="0.5cm" svg:x="0.532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K24" table:end-x="0.482cm" table:end-y="0.5cm" draw:z-index="96" draw:name="Grafik 2" draw:style-name="gr1" draw:text-style-name="P1" svg:width="0.5cm" svg:height="0.5cm" svg:x="0.53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L24" table:end-x="0.48cm" table:end-y="0.5cm" draw:z-index="97" draw:name="Grafik 2" draw:style-name="gr1" draw:text-style-name="P1" svg:width="0.5cm" svg:height="0.5cm" svg:x="0.529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M24" table:end-x="0.478cm" table:end-y="0.5cm" draw:z-index="98" draw:name="Grafik 2" draw:style-name="gr1" draw:text-style-name="P1" svg:width="0.5cm" svg:height="0.5cm" svg:x="0.526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N24" table:end-x="0.476cm" table:end-y="0.5cm" draw:z-index="99" draw:name="Grafik 2" draw:style-name="gr1" draw:text-style-name="P1" svg:width="0.5cm" svg:height="0.5cm" svg:x="0.524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O24" table:end-x="0.475cm" table:end-y="0.5cm" draw:z-index="100" draw:name="Grafik 2" draw:style-name="gr1" draw:text-style-name="P1" svg:width="0.5cm" svg:height="0.5cm" svg:x="0.523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P24" table:end-x="0.472cm" table:end-y="0.5cm" draw:z-index="101" draw:name="Grafik 2" draw:style-name="gr1" draw:text-style-name="P1" svg:width="0.5cm" svg:height="0.5cm" svg:x="0.521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Q24" table:end-x="0.471cm" table:end-y="0.5cm" draw:z-index="102" draw:name="Grafik 2" draw:style-name="gr1" draw:text-style-name="P1" svg:width="0.5cm" svg:height="0.5cm" svg:x="0.519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R24" table:end-x="0.469cm" table:end-y="0.5cm" draw:z-index="103" draw:name="Grafik 2" draw:style-name="gr1" draw:text-style-name="P1" svg:width="0.5cm" svg:height="0.5cm" svg:x="0.517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S24" table:end-x="0.467cm" table:end-y="0.5cm" draw:z-index="104" draw:name="Grafik 2" draw:style-name="gr1" draw:text-style-name="P1" svg:width="0.5cm" svg:height="0.5cm" svg:x="0.515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T24" table:end-x="0.465cm" table:end-y="0.5cm" draw:z-index="105" draw:name="Grafik 2" draw:style-name="gr1" draw:text-style-name="P1" svg:width="0.5cm" svg:height="0.5cm" svg:x="0.514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U24" table:end-x="0.463cm" table:end-y="0.5cm" draw:z-index="106" draw:name="Grafik 2" draw:style-name="gr1" draw:text-style-name="P1" svg:width="0.5cm" svg:height="0.5cm" svg:x="0.511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V24" table:end-x="0.462cm" table:end-y="0.5cm" draw:z-index="107" draw:name="Grafik 2" draw:style-name="gr1" draw:text-style-name="P1" svg:width="0.5cm" svg:height="0.5cm" svg:x="0.51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59cm" table:end-y="0.5cm" draw:z-index="140" draw:name="Grafik 19" draw:style-name="gr1" draw:text-style-name="P1" svg:width="0.5cm" svg:height="0.5cm" svg:x="0.50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57cm" table:end-y="0.5cm" draw:z-index="141" draw:name="Grafik 19" draw:style-name="gr1" draw:text-style-name="P1" svg:width="0.5cm" svg:height="0.5cm" svg:x="0.505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456cm" table:end-y="0.5cm" draw:z-index="142" draw:name="Grafik 19" draw:style-name="gr1" draw:text-style-name="P1" svg:width="0.5cm" svg:height="0.5cm" svg:x="0.50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454cm" table:end-y="0.5cm" draw:z-index="143" draw:name="Grafik 19" draw:style-name="gr1" draw:text-style-name="P1" svg:width="0.5cm" svg:height="0.5cm" svg:x="0.50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452cm" table:end-y="0.5cm" draw:z-index="144" draw:name="Grafik 19" draw:style-name="gr1" draw:text-style-name="P1" svg:width="0.5cm" svg:height="0.5cm" svg:x="0.50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45cm" table:end-y="0.5cm" draw:z-index="145" draw:name="Grafik 19" draw:style-name="gr1" draw:text-style-name="P1" svg:width="0.5cm" svg:height="0.5cm" svg:x="0.49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Tabelle1.AC24" table:end-x="0.449cm" table:end-y="0.5cm" draw:z-index="85" draw:name="Grafik 2" draw:style-name="gr1" draw:text-style-name="P1" svg:width="0.5cm" svg:height="0.5cm" svg:x="0.497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D24" table:end-x="0.446cm" table:end-y="0.5cm" draw:z-index="86" draw:name="Grafik 2" draw:style-name="gr1" draw:text-style-name="P1" svg:width="0.5cm" svg:height="0.5cm" svg:x="0.495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E24" table:end-x="0.444cm" table:end-y="0.5cm" draw:z-index="87" draw:name="Grafik 2" draw:style-name="gr1" draw:text-style-name="P1" svg:width="0.5cm" svg:height="0.5cm" svg:x="0.492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F24" table:end-x="0.443cm" table:end-y="0.5cm" draw:z-index="113" draw:name="Grafik 2" draw:style-name="gr1" draw:text-style-name="P1" svg:width="0.5cm" svg:height="0.5cm" svg:x="0.491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G24" table:end-x="0.441cm" table:end-y="0.5cm" draw:z-index="114" draw:name="Grafik 2" draw:style-name="gr1" draw:text-style-name="P1" svg:width="0.5cm" svg:height="0.5cm" svg:x="0.489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H24" table:end-x="0.439cm" table:end-y="0.5cm" draw:z-index="115" draw:name="Grafik 2" draw:style-name="gr1" draw:text-style-name="P1" svg:width="0.5cm" svg:height="0.5cm" svg:x="0.488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I24" table:end-x="0.437cm" table:end-y="0.5cm" draw:z-index="116" draw:name="Grafik 2" draw:style-name="gr1" draw:text-style-name="P1" svg:width="0.5cm" svg:height="0.5cm" svg:x="0.485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J24" table:end-x="0.435cm" table:end-y="0.5cm" draw:z-index="117" draw:name="Grafik 2" draw:style-name="gr1" draw:text-style-name="P1" svg:width="0.5cm" svg:height="0.5cm" svg:x="0.483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K24" table:end-x="0.434cm" table:end-y="0.5cm" draw:z-index="118" draw:name="Grafik 2" draw:style-name="gr1" draw:text-style-name="P1" svg:width="0.5cm" svg:height="0.5cm" svg:x="0.482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AL24" table:end-x="0.431cm" table:end-y="0.5cm" draw:z-index="119" draw:name="Grafik 2" draw:style-name="gr1" draw:text-style-name="P1" svg:width="0.5cm" svg:height="0.5cm" svg:x="0.48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4" table:end-x="0.415cm" table:end-y="0.5cm" draw:z-index="14" draw:name="Grafik 2" draw:style-name="gr1" draw:text-style-name="P1" svg:width="0.5cm" svg:height="0.5cm" svg:x="0.463cm" svg:y="0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/>
          <table:table-cell office:value-type="float" office:value="34">
            <text:p>34</text:p>
          </table:table-cell>
          <table:table-cell office:value-type="string">
            <text:p>27:66</text:p>
          </table:table-cell>
          <table:table-cell office:value-type="string">
            <text:p>14**</text:p>
          </table:table-cell>
          <table:table-cell table:number-columns-repeated="974"/>
        </table:table-row>
        <table:table-row table:style-name="ro1">
          <table:table-cell office:value-type="float" office:value="24">
            <text:p>24</text:p>
            <draw:frame table:end-cell-address="Tabelle1.B25" table:end-x="0.498cm" table:end-y="0.501cm" draw:z-index="25" draw:name="Grafik 2" draw:style-name="gr1" draw:text-style-name="P1" svg:width="0.5cm" svg:height="0.5cm" svg:x="0.546cm" svg:y="0.001cm">
              <draw:image xlink:href="Pictures/100002010000003C0000003C860AA8C4.png" xlink:type="simple" xlink:show="embed" xlink:actuate="onLoad">
                <text:p/>
              </draw:image>
            </draw:frame>
          </table:table-cell>
          <table:table-cell>
            <draw:frame table:end-cell-address="Tabelle1.C25" table:end-x="0.497cm" table:end-y="0.501cm" draw:z-index="49" draw:name="Grafik 1" draw:style-name="gr1" draw:text-style-name="P1" svg:width="0.5cm" svg:height="0.5cm" svg:x="0.545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D25" table:end-x="0.495cm" table:end-y="0.501cm" draw:z-index="50" draw:name="Grafik 1" draw:style-name="gr1" draw:text-style-name="P1" svg:width="0.5cm" svg:height="0.5cm" svg:x="0.543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E25" table:end-x="0.493cm" table:end-y="0.501cm" draw:z-index="51" draw:name="Grafik 1" draw:style-name="gr1" draw:text-style-name="P1" svg:width="0.5cm" svg:height="0.5cm" svg:x="0.542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F25" table:end-x="0.491cm" table:end-y="0.501cm" draw:z-index="52" draw:name="Grafik 1" draw:style-name="gr1" draw:text-style-name="P1" svg:width="0.5cm" svg:height="0.5cm" svg:x="0.539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G25" table:end-x="0.489cm" table:end-y="0.501cm" draw:z-index="53" draw:name="Grafik 1" draw:style-name="gr1" draw:text-style-name="P1" svg:width="0.5cm" svg:height="0.5cm" svg:x="0.537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H25" table:end-x="0.488cm" table:end-y="0.501cm" draw:z-index="54" draw:name="Grafik 1" draw:style-name="gr1" draw:text-style-name="P1" svg:width="0.5cm" svg:height="0.5cm" svg:x="0.536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I25" table:end-x="0.485cm" table:end-y="0.501cm" draw:z-index="55" draw:name="Grafik 1" draw:style-name="gr1" draw:text-style-name="P1" svg:width="0.5cm" svg:height="0.5cm" svg:x="0.534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J25" table:end-x="0.484cm" table:end-y="0.501cm" draw:z-index="56" draw:name="Grafik 1" draw:style-name="gr1" draw:text-style-name="P1" svg:width="0.5cm" svg:height="0.5cm" svg:x="0.532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K25" table:end-x="0.482cm" table:end-y="0.501cm" draw:z-index="57" draw:name="Grafik 1" draw:style-name="gr1" draw:text-style-name="P1" svg:width="0.5cm" svg:height="0.5cm" svg:x="0.53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L25" table:end-x="0.48cm" table:end-y="0.501cm" draw:z-index="58" draw:name="Grafik 1" draw:style-name="gr1" draw:text-style-name="P1" svg:width="0.5cm" svg:height="0.5cm" svg:x="0.529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M25" table:end-x="0.478cm" table:end-y="0.501cm" draw:z-index="59" draw:name="Grafik 1" draw:style-name="gr1" draw:text-style-name="P1" svg:width="0.5cm" svg:height="0.5cm" svg:x="0.526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N25" table:end-x="0.476cm" table:end-y="0.501cm" draw:z-index="60" draw:name="Grafik 1" draw:style-name="gr1" draw:text-style-name="P1" svg:width="0.5cm" svg:height="0.5cm" svg:x="0.524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O25" table:end-x="0.475cm" table:end-y="0.501cm" draw:z-index="61" draw:name="Grafik 1" draw:style-name="gr1" draw:text-style-name="P1" svg:width="0.5cm" svg:height="0.5cm" svg:x="0.523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P25" table:end-x="0.472cm" table:end-y="0.501cm" draw:z-index="62" draw:name="Grafik 1" draw:style-name="gr1" draw:text-style-name="P1" svg:width="0.5cm" svg:height="0.5cm" svg:x="0.521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Q25" table:end-x="0.471cm" table:end-y="0.501cm" draw:z-index="63" draw:name="Grafik 1" draw:style-name="gr1" draw:text-style-name="P1" svg:width="0.5cm" svg:height="0.5cm" svg:x="0.519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R25" table:end-x="0.469cm" table:end-y="0.501cm" draw:z-index="64" draw:name="Grafik 1" draw:style-name="gr1" draw:text-style-name="P1" svg:width="0.5cm" svg:height="0.5cm" svg:x="0.517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S25" table:end-x="0.467cm" table:end-y="0.501cm" draw:z-index="65" draw:name="Grafik 1" draw:style-name="gr1" draw:text-style-name="P1" svg:width="0.5cm" svg:height="0.5cm" svg:x="0.515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T25" table:end-x="0.465cm" table:end-y="0.501cm" draw:z-index="66" draw:name="Grafik 1" draw:style-name="gr1" draw:text-style-name="P1" svg:width="0.5cm" svg:height="0.5cm" svg:x="0.514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U25" table:end-x="0.463cm" table:end-y="0.501cm" draw:z-index="67" draw:name="Grafik 1" draw:style-name="gr1" draw:text-style-name="P1" svg:width="0.5cm" svg:height="0.5cm" svg:x="0.511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V25" table:end-x="0.462cm" table:end-y="0.501cm" draw:z-index="68" draw:name="Grafik 1" draw:style-name="gr1" draw:text-style-name="P1" svg:width="0.5cm" svg:height="0.5cm" svg:x="0.51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459cm" table:end-y="0.501cm" draw:z-index="69" draw:name="Grafik 1" draw:style-name="gr1" draw:text-style-name="P1" svg:width="0.5cm" svg:height="0.5cm" svg:x="0.508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457cm" table:end-y="0.501cm" draw:z-index="70" draw:name="Grafik 1" draw:style-name="gr1" draw:text-style-name="P1" svg:width="0.5cm" svg:height="0.5cm" svg:x="0.505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456cm" table:end-y="0.501cm" draw:z-index="71" draw:name="Grafik 1" draw:style-name="gr1" draw:text-style-name="P1" svg:width="0.5cm" svg:height="0.5cm" svg:x="0.504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454cm" table:end-y="0.501cm" draw:z-index="72" draw:name="Grafik 1" draw:style-name="gr1" draw:text-style-name="P1" svg:width="0.5cm" svg:height="0.5cm" svg:x="0.502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452cm" table:end-y="0.501cm" draw:z-index="73" draw:name="Grafik 1" draw:style-name="gr1" draw:text-style-name="P1" svg:width="0.5cm" svg:height="0.5cm" svg:x="0.501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45cm" table:end-y="0.501cm" draw:z-index="74" draw:name="Grafik 1" draw:style-name="gr1" draw:text-style-name="P1" svg:width="0.5cm" svg:height="0.5cm" svg:x="0.498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C25" table:end-x="0.449cm" table:end-y="0.501cm" draw:z-index="75" draw:name="Grafik 1" draw:style-name="gr1" draw:text-style-name="P1" svg:width="0.5cm" svg:height="0.5cm" svg:x="0.497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D25" table:end-x="0.446cm" table:end-y="0.501cm" draw:z-index="76" draw:name="Grafik 1" draw:style-name="gr1" draw:text-style-name="P1" svg:width="0.5cm" svg:height="0.5cm" svg:x="0.495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E25" table:end-x="0.444cm" table:end-y="0.501cm" draw:z-index="77" draw:name="Grafik 1" draw:style-name="gr1" draw:text-style-name="P1" svg:width="0.5cm" svg:height="0.5cm" svg:x="0.492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F25" table:end-x="0.443cm" table:end-y="0.501cm" draw:z-index="78" draw:name="Grafik 1" draw:style-name="gr1" draw:text-style-name="P1" svg:width="0.5cm" svg:height="0.5cm" svg:x="0.491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G25" table:end-x="0.441cm" table:end-y="0.501cm" draw:z-index="79" draw:name="Grafik 1" draw:style-name="gr1" draw:text-style-name="P1" svg:width="0.5cm" svg:height="0.5cm" svg:x="0.489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H25" table:end-x="0.439cm" table:end-y="0.501cm" draw:z-index="80" draw:name="Grafik 1" draw:style-name="gr1" draw:text-style-name="P1" svg:width="0.5cm" svg:height="0.5cm" svg:x="0.488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I25" table:end-x="0.437cm" table:end-y="0.501cm" draw:z-index="81" draw:name="Grafik 1" draw:style-name="gr1" draw:text-style-name="P1" svg:width="0.5cm" svg:height="0.5cm" svg:x="0.485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J25" table:end-x="0.435cm" table:end-y="0.501cm" draw:z-index="82" draw:name="Grafik 1" draw:style-name="gr1" draw:text-style-name="P1" svg:width="0.5cm" svg:height="0.5cm" svg:x="0.483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K25" table:end-x="0.434cm" table:end-y="0.501cm" draw:z-index="83" draw:name="Grafik 1" draw:style-name="gr1" draw:text-style-name="P1" svg:width="0.5cm" svg:height="0.5cm" svg:x="0.482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>
            <draw:frame table:end-cell-address="Tabelle1.AL25" table:end-x="0.431cm" table:end-y="0.501cm" draw:z-index="48" draw:name="Grafik 1" draw:style-name="gr1" draw:text-style-name="P1" svg:width="0.5cm" svg:height="0.5cm" svg:x="0.48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U25" table:end-x="0.415cm" table:end-y="0.501cm" draw:z-index="13" draw:name="Grafik 1" draw:style-name="gr1" draw:text-style-name="P1" svg:width="0.5cm" svg:height="0.5cm" svg:x="0.463cm" svg:y="0.001cm">
              <draw:image xlink:href="Pictures/100002010000003C0000003CAC250E4E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string">
            <text:p>0:0</text:p>
          </table:table-cell>
          <table:table-cell office:value-type="string">
            <text:p>-12**</text:p>
          </table:table-cell>
          <table:table-cell table:number-columns-repeated="97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7"/>
          <table:table-cell office:value-type="string" table:number-columns-spanned="3" table:number-rows-spanned="1">
            <text:p>* 3 Punkte Abzug</text:p>
          </table:table-cell>
          <table:covered-table-cell table:number-columns-repeated="2"/>
          <table:table-cell table:number-columns-repeated="974"/>
        </table:table-row>
        <table:table-row table:style-name="ro1">
          <table:table-cell table:number-columns-repeated="47"/>
          <table:table-cell office:value-type="string" table:number-columns-spanned="3" table:number-rows-spanned="1">
            <text:p>** 12 Punkte Abzug</text:p>
          </table:table-cell>
          <table:covered-table-cell table:number-columns-repeated="2"/>
          <table:table-cell table:number-columns-repeated="97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3.07.2020</text:date>, <text:time>19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41:15.54</meta:creation-date>
    <meta:generator>OpenOffice/4.1.5$Win32 OpenOffice.org_project/415m1$Build-9789</meta:generator>
    <dc:date>2020-07-23T19:03:19.23</dc:date>
    <meta:editing-duration>PT3H12M6S</meta:editing-duration>
    <meta:editing-cycles>83</meta:editing-cycles>
    <meta:document-statistic meta:table-count="3" meta:cell-count="147" meta:object-count="912"/>
  </office:meta>
</office:document-meta>
</file>